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13.9170833333333cm"/>
    </style:style>
    <style:style style:name="co2" style:family="table-column">
      <style:table-column-properties fo:break-before="auto" style:column-width="6.40291666666667cm"/>
    </style:style>
    <style:style style:name="co3" style:family="table-column">
      <style:table-column-properties fo:break-before="auto" style:column-width="6.0325cm"/>
    </style:style>
    <style:style style:name="co4" style:family="table-column">
      <style:table-column-properties fo:break-before="auto" style:column-width="2.27541666666667cm"/>
    </style:style>
    <style:style style:name="co5" style:family="table-column">
      <style:table-column-properties fo:break-before="auto" style:column-width="3.46604166666667cm"/>
    </style:style>
    <style:style style:name="co6"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4" table:number-columns-repeated="16" table:default-cell-style-name="ce1"/>
        <table:table-column table:style-name="co5" table:default-cell-style-name="ce1"/>
        <table:table-column table:style-name="co4" table:number-columns-repeated="999" table:default-cell-style-name="ce1"/>
        <table:table-column table:style-name="co6" table:number-columns-repeated="15363"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1">
          <table:table-cell office:value-type="string" office:string-value="  &lt;card id=~d6835d3c-f173-4b07-ba61-326a17473272~ name=~Aldan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d6835d3c-f173-4b07-ba61-326a17473272~ name=~Aldan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 /&gt;&lt;/card&gt;</text:p>
          </table:table-cell>
          <table:table-cell office:value-type="string" office:string-value=" &lt;Relationship Target=~/cards/SV_aldanaschool.jpg~ Id=~Cd6835d3c-f173-4b07-ba61-326a17473272~ Type=~http://schemas.octgn.org/picture~/&gt;" table:formula="of:=CONCATENATE(&quot; &lt;Relationship Target=~/cards/&quot;;[.D2];&quot;.jpg~ Id=~C&quot;;[.C2];&quot;~ Type=~http://schemas.octgn.org/picture~/&gt;&quot;)" table:style-name="ce1">
            <text:p><text:s/>&lt;Relationship Target=~/cards/SV_aldanaschool.jpg~ Id=~Cd6835d3c-f173-4b07-ba61-326a17473272~ Type=~http://schemas.octgn.org/picture~/&gt;</text:p>
          </table:table-cell>
          <table:table-cell office:value-type="string" table:style-name="ce1">
            <text:p>d6835d3c-f173-4b07-ba61-326a17473272</text:p>
          </table:table-cell>
          <table:table-cell office:value-type="string" table:style-name="ce1">
            <text:p>SV_aldanaschool</text:p>
          </table:table-cell>
          <table:table-cell office:value-type="string" table:style-name="ce1">
            <text:p>Aldana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Aldana School immediately before this crew plays a card during a Boarding Attack. Draw three cards. Place one of these cards in your hand, then discard the others.</text:p>
          </table:table-cell>
          <table:table-cell table:number-columns-repeated="16361"/>
        </table:table-row>
        <table:table-row table:style-name="ro1">
          <table:table-cell office:value-type="string" office:string-value="  &lt;card id=~2692d0ed-7576-4383-83f1-467c944c82d1~ name=~Al-Katim~&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1~ /&gt;&lt;property name=~Crew Max.~ value=~~ /&gt;&lt;property name=~Move Cost~ value=~~ /&gt;&lt;property name=~Faction~ value=~Corsairs~ /&gt;&lt;property name=~Text~ value=~Gunner · Villainous~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2692d0ed-7576-4383-83f1-467c944c82d1~ name=~Al-Katim~&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1~ /&gt;&lt;property name=~Crew Max.~ value=~~ /&gt;&lt;property name=~Move Cost~ value=~~ /&gt;&lt;property name=~Faction~ value=~Corsairs~ /&gt;&lt;property name=~Text~ value=~Gunner · Villainous~ /&gt;&lt;/card&gt;</text:p>
          </table:table-cell>
          <table:table-cell office:value-type="string" office:string-value=" &lt;Relationship Target=~/cards/SV_alkatim.jpg~ Id=~C2692d0ed-7576-4383-83f1-467c944c82d1~ Type=~http://schemas.octgn.org/picture~/&gt;" table:formula="of:=CONCATENATE(&quot; &lt;Relationship Target=~/cards/&quot;;[.D3];&quot;.jpg~ Id=~C&quot;;[.C3];&quot;~ Type=~http://schemas.octgn.org/picture~/&gt;&quot;)" table:style-name="ce1">
            <text:p><text:s/>&lt;Relationship Target=~/cards/SV_alkatim.jpg~ Id=~C2692d0ed-7576-4383-83f1-467c944c82d1~ Type=~http://schemas.octgn.org/picture~/&gt;</text:p>
          </table:table-cell>
          <table:table-cell office:value-type="string" table:style-name="ce1">
            <text:p>2692d0ed-7576-4383-83f1-467c944c82d1</text:p>
          </table:table-cell>
          <table:table-cell office:value-type="string" table:style-name="ce1">
            <text:p>SV_alkatim</text:p>
          </table:table-cell>
          <table:table-cell office:value-type="string" table:style-name="ce1">
            <text:p>Al-Katim</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Gunner · Villainous</text:p>
          </table:table-cell>
          <table:table-cell table:number-columns-repeated="16361"/>
        </table:table-row>
        <table:table-row table:style-name="ro1">
          <table:table-cell office:value-type="string" office:string-value="  &lt;card id=~5801d73e-b811-48a4-91c4-68f2b6c98b0e~ name=~All For On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during a Boarding Attack. Tack one of your Heroic crew to absorb Hits equal to twice his or her Swashbuckling.~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5801d73e-b811-48a4-91c4-68f2b6c98b0e~ name=~All For On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during a Boarding Attack. Tack one of your Heroic crew to absorb Hits equal to twice his or her Swashbuckling.~ /&gt;&lt;/card&gt;</text:p>
          </table:table-cell>
          <table:table-cell office:value-type="string" office:string-value=" &lt;Relationship Target=~/cards/SV_allforone.jpg~ Id=~C5801d73e-b811-48a4-91c4-68f2b6c98b0e~ Type=~http://schemas.octgn.org/picture~/&gt;" table:formula="of:=CONCATENATE(&quot; &lt;Relationship Target=~/cards/&quot;;[.D4];&quot;.jpg~ Id=~C&quot;;[.C4];&quot;~ Type=~http://schemas.octgn.org/picture~/&gt;&quot;)" table:style-name="ce1">
            <text:p><text:s/>&lt;Relationship Target=~/cards/SV_allforone.jpg~ Id=~C5801d73e-b811-48a4-91c4-68f2b6c98b0e~ Type=~http://schemas.octgn.org/picture~/&gt;</text:p>
          </table:table-cell>
          <table:table-cell office:value-type="string" table:style-name="ce1">
            <text:p>5801d73e-b811-48a4-91c4-68f2b6c98b0e</text:p>
          </table:table-cell>
          <table:table-cell office:value-type="string" table:style-name="ce1">
            <text:p>SV_allforone</text:p>
          </table:table-cell>
          <table:table-cell office:value-type="string" table:style-name="ce1">
            <text:p>All For On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suffering Hits during a Boarding Attack. Tack one of your Heroic crew to absorb Hits equal to twice his or her Swashbuckling.</text:p>
          </table:table-cell>
          <table:table-cell table:number-columns-repeated="16361"/>
        </table:table-row>
        <table:table-row table:style-name="ro1">
          <table:table-cell office:value-type="string" office:string-value="  &lt;card id=~4b6f8fe4-abdb-4dbd-8ffb-e595a2e9bf30~ name=~Ambrogi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mbrogia School to draw a card after this crew plays a Boarding Attack.~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4b6f8fe4-abdb-4dbd-8ffb-e595a2e9bf30~ name=~Ambrogia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Ambrogia School to draw a card after this crew plays a Boarding Attack.~ /&gt;&lt;/card&gt;</text:p>
          </table:table-cell>
          <table:table-cell office:value-type="string" office:string-value=" &lt;Relationship Target=~/cards/SV_ambrogiaschool.jpg~ Id=~C4b6f8fe4-abdb-4dbd-8ffb-e595a2e9bf30~ Type=~http://schemas.octgn.org/picture~/&gt;" table:formula="of:=CONCATENATE(&quot; &lt;Relationship Target=~/cards/&quot;;[.D5];&quot;.jpg~ Id=~C&quot;;[.C5];&quot;~ Type=~http://schemas.octgn.org/picture~/&gt;&quot;)" table:style-name="ce1">
            <text:p><text:s/>&lt;Relationship Target=~/cards/SV_ambrogiaschool.jpg~ Id=~C4b6f8fe4-abdb-4dbd-8ffb-e595a2e9bf30~ Type=~http://schemas.octgn.org/picture~/&gt;</text:p>
          </table:table-cell>
          <table:table-cell office:value-type="string" table:style-name="ce1">
            <text:p>4b6f8fe4-abdb-4dbd-8ffb-e595a2e9bf30</text:p>
          </table:table-cell>
          <table:table-cell office:value-type="string" table:style-name="ce1">
            <text:p>SV_ambrogiaschool</text:p>
          </table:table-cell>
          <table:table-cell office:value-type="string" table:style-name="ce1">
            <text:p>Ambrogia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Ambrogia School to draw a card after this crew plays a Boarding Attack.</text:p>
          </table:table-cell>
          <table:table-cell table:number-columns-repeated="16361"/>
        </table:table-row>
        <table:table-row table:style-name="ro1">
          <table:table-cell office:value-type="string" office:string-value="  &lt;card id=~5de7451e-bc2f-4eeb-b02a-8c0a178a8760~ name=~Berek's Already Done That~&gt;&lt;property name=~Rarity~ value=~U~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discard one non-Artifact Adventure that hasn't been completed. This card's cost is reduced by 2 if you have a Sea Dog Captain.~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5de7451e-bc2f-4eeb-b02a-8c0a178a8760~ name=~Berek's Already Done That~&gt;&lt;property name=~Rarity~ value=~U~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discard one non-Artifact Adventure that hasn't been completed. This card's cost is reduced by 2 if you have a Sea Dog Captain.~ /&gt;&lt;/card&gt;</text:p>
          </table:table-cell>
          <table:table-cell office:value-type="string" office:string-value=" &lt;Relationship Target=~/cards/SV_bereksalreadydonethat.jpg~ Id=~C5de7451e-bc2f-4eeb-b02a-8c0a178a8760~ Type=~http://schemas.octgn.org/picture~/&gt;" table:formula="of:=CONCATENATE(&quot; &lt;Relationship Target=~/cards/&quot;;[.D6];&quot;.jpg~ Id=~C&quot;;[.C6];&quot;~ Type=~http://schemas.octgn.org/picture~/&gt;&quot;)" table:style-name="ce1">
            <text:p><text:s/>&lt;Relationship Target=~/cards/SV_bereksalreadydonethat.jpg~ Id=~C5de7451e-bc2f-4eeb-b02a-8c0a178a8760~ Type=~http://schemas.octgn.org/picture~/&gt;</text:p>
          </table:table-cell>
          <table:table-cell office:value-type="string" table:style-name="ce1">
            <text:p>5de7451e-bc2f-4eeb-b02a-8c0a178a8760</text:p>
          </table:table-cell>
          <table:table-cell office:value-type="string" table:style-name="ce1">
            <text:p>SV_bereksalreadydonethat</text:p>
          </table:table-cell>
          <table:table-cell office:value-type="string" table:style-name="ce1">
            <text:p>Berek's Already Done Tha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discard one non-Artifact Adventure that hasn't been completed. This card's cost is reduced by 2 if you have a Sea Dog Captain.</text:p>
          </table:table-cell>
          <table:table-cell table:number-columns-repeated="16361"/>
        </table:table-row>
        <table:table-row table:style-name="ro1">
          <table:table-cell office:value-type="string" office:string-value="  &lt;card id=~5f8eaca9-6159-4d89-8104-ab192e886e77~ name=~Bjorn Brin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1~ /&gt;&lt;property name=~Crew Max.~ value=~~ /&gt;&lt;property name=~Move Cost~ value=~~ /&gt;&lt;property name=~Faction~ value=~Brotherhood~ /&gt;&lt;property name=~Text~ value=~React: Tack Bjorn immediately after you complete a Goods Adventure to draw a card.~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5f8eaca9-6159-4d89-8104-ab192e886e77~ name=~Bjorn Brin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0~ /&gt;&lt;property name=~Swashbuckling~ value=~1~ /&gt;&lt;property name=~Crew Max.~ value=~~ /&gt;&lt;property name=~Move Cost~ value=~~ /&gt;&lt;property name=~Faction~ value=~Brotherhood~ /&gt;&lt;property name=~Text~ value=~React: Tack Bjorn immediately after you complete a Goods Adventure to draw a card.~ /&gt;&lt;/card&gt;</text:p>
          </table:table-cell>
          <table:table-cell office:value-type="string" office:string-value=" &lt;Relationship Target=~/cards/SV_bjornbrind.jpg~ Id=~C5f8eaca9-6159-4d89-8104-ab192e886e77~ Type=~http://schemas.octgn.org/picture~/&gt;" table:formula="of:=CONCATENATE(&quot; &lt;Relationship Target=~/cards/&quot;;[.D7];&quot;.jpg~ Id=~C&quot;;[.C7];&quot;~ Type=~http://schemas.octgn.org/picture~/&gt;&quot;)" table:style-name="ce1">
            <text:p><text:s/>&lt;Relationship Target=~/cards/SV_bjornbrind.jpg~ Id=~C5f8eaca9-6159-4d89-8104-ab192e886e77~ Type=~http://schemas.octgn.org/picture~/&gt;</text:p>
          </table:table-cell>
          <table:table-cell office:value-type="string" table:style-name="ce1">
            <text:p>5f8eaca9-6159-4d89-8104-ab192e886e77</text:p>
          </table:table-cell>
          <table:table-cell office:value-type="string" table:style-name="ce1">
            <text:p>SV_bjornbrind</text:p>
          </table:table-cell>
          <table:table-cell office:value-type="string" table:style-name="ce1">
            <text:p>Bjorn Brind</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rotherhood</text:p>
          </table:table-cell>
          <table:table-cell office:value-type="string" table:style-name="ce1">
            <text:p>React: Tack Bjorn immediately after you complete a Goods Adventure to draw a card.</text:p>
          </table:table-cell>
          <table:table-cell table:number-columns-repeated="16361"/>
        </table:table-row>
        <table:table-row table:style-name="ro1">
          <table:table-cell office:value-type="string" office:string-value="  &lt;card id=~7d501ceb-4564-4464-9c38-dc390a0359de~ name=~Braving the Nor'weste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5 Adventuring (4 if completed in Trade Sea). crew Attachment: +5 Sailing~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7d501ceb-4564-4464-9c38-dc390a0359de~ name=~Braving the Nor'weste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5 Adventuring (4 if completed in Trade Sea). crew Attachment: +5 Sailing~ /&gt;&lt;/card&gt;</text:p>
          </table:table-cell>
          <table:table-cell office:value-type="string" office:string-value=" &lt;Relationship Target=~/cards/SV_bravingthenorwester.jpg~ Id=~C7d501ceb-4564-4464-9c38-dc390a0359de~ Type=~http://schemas.octgn.org/picture~/&gt;" table:formula="of:=CONCATENATE(&quot; &lt;Relationship Target=~/cards/&quot;;[.D8];&quot;.jpg~ Id=~C&quot;;[.C8];&quot;~ Type=~http://schemas.octgn.org/picture~/&gt;&quot;)" table:style-name="ce1">
            <text:p><text:s/>&lt;Relationship Target=~/cards/SV_bravingthenorwester.jpg~ Id=~C7d501ceb-4564-4464-9c38-dc390a0359de~ Type=~http://schemas.octgn.org/picture~/&gt;</text:p>
          </table:table-cell>
          <table:table-cell office:value-type="string" table:style-name="ce1">
            <text:p>7d501ceb-4564-4464-9c38-dc390a0359de</text:p>
          </table:table-cell>
          <table:table-cell office:value-type="string" table:style-name="ce1">
            <text:p>SV_bravingthenorwester</text:p>
          </table:table-cell>
          <table:table-cell office:value-type="string" table:style-name="ce1">
            <text:p>Braving the Nor'weste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5 Adventuring (4 if completed in Trade Sea). crew Attachment: +5 Sailing</text:p>
          </table:table-cell>
          <table:table-cell table:number-columns-repeated="16361"/>
        </table:table-row>
        <table:table-row table:style-name="ro1">
          <table:table-cell office:value-type="string" office:string-value="  &lt;card id=~fad0443f-39da-4706-9199-80f6d640da20~ name=~Brotherhood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Brotherhood crew gains +2 Cannon until the end of the turn. That crew gains +2 extra Cannon if there is a Montaigne Ship in play (+4 total).~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fad0443f-39da-4706-9199-80f6d640da20~ name=~Brotherhood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Brotherhood crew gains +2 Cannon until the end of the turn. That crew gains +2 extra Cannon if there is a Montaigne Ship in play (+4 total).~ /&gt;&lt;/card&gt;</text:p>
          </table:table-cell>
          <table:table-cell office:value-type="string" office:string-value=" &lt;Relationship Target=~/cards/SV_brotherhoodpride.jpg~ Id=~Cfad0443f-39da-4706-9199-80f6d640da20~ Type=~http://schemas.octgn.org/picture~/&gt;" table:formula="of:=CONCATENATE(&quot; &lt;Relationship Target=~/cards/&quot;;[.D9];&quot;.jpg~ Id=~C&quot;;[.C9];&quot;~ Type=~http://schemas.octgn.org/picture~/&gt;&quot;)" table:style-name="ce1">
            <text:p><text:s/>&lt;Relationship Target=~/cards/SV_brotherhoodpride.jpg~ Id=~Cfad0443f-39da-4706-9199-80f6d640da20~ Type=~http://schemas.octgn.org/picture~/&gt;</text:p>
          </table:table-cell>
          <table:table-cell office:value-type="string" table:style-name="ce1">
            <text:p>fad0443f-39da-4706-9199-80f6d640da20</text:p>
          </table:table-cell>
          <table:table-cell office:value-type="string" table:style-name="ce1">
            <text:p>SV_brotherhoodpride</text:p>
          </table:table-cell>
          <table:table-cell office:value-type="string" table:style-name="ce1">
            <text:p>Brotherhood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Brotherhood crew gains +2 Cannon until the end of the turn. That crew gains +2 extra Cannon if there is a Montaigne Ship in play (+4 total).</text:p>
          </table:table-cell>
          <table:table-cell table:number-columns-repeated="16361"/>
        </table:table-row>
        <table:table-row table:style-name="ro1">
          <table:table-cell office:value-type="string" office:string-value="  &lt;card id=~a3e2f52b-ecdb-4b68-8fc0-8a395173625c~ name=~The Captain's Word~&gt;&lt;property name=~Rarity~ value=~R~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Discard three cards from your hand to name a skill. All of your crew gain +1 to that skill until the end of the turn. You only have to discard one card if you have a Gosse Captain.~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a3e2f52b-ecdb-4b68-8fc0-8a395173625c~ name=~The Captain's Word~&gt;&lt;property name=~Rarity~ value=~R~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Discard three cards from your hand to name a skill. All of your crew gain +1 to that skill until the end of the turn. You only have to discard one card if you have a Gosse Captain.~ /&gt;&lt;/card&gt;</text:p>
          </table:table-cell>
          <table:table-cell office:value-type="string" office:string-value=" &lt;Relationship Target=~/cards/SV_thecaptainsword.jpg~ Id=~Ca3e2f52b-ecdb-4b68-8fc0-8a395173625c~ Type=~http://schemas.octgn.org/picture~/&gt;" table:formula="of:=CONCATENATE(&quot; &lt;Relationship Target=~/cards/&quot;;[.D10];&quot;.jpg~ Id=~C&quot;;[.C10];&quot;~ Type=~http://schemas.octgn.org/picture~/&gt;&quot;)" table:style-name="ce1">
            <text:p><text:s/>&lt;Relationship Target=~/cards/SV_thecaptainsword.jpg~ Id=~Ca3e2f52b-ecdb-4b68-8fc0-8a395173625c~ Type=~http://schemas.octgn.org/picture~/&gt;</text:p>
          </table:table-cell>
          <table:table-cell office:value-type="string" table:style-name="ce1">
            <text:p>a3e2f52b-ecdb-4b68-8fc0-8a395173625c</text:p>
          </table:table-cell>
          <table:table-cell office:value-type="string" table:style-name="ce1">
            <text:p>SV_thecaptainsword</text:p>
          </table:table-cell>
          <table:table-cell office:value-type="string" table:style-name="ce1">
            <text:p>The Captain's Word</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Discard three cards from your hand to name a skill. All of your crew gain +1 to that skill until the end of the turn. You only have to discard one card if you have a Gosse Captain.</text:p>
          </table:table-cell>
          <table:table-cell table:number-columns-repeated="16361"/>
        </table:table-row>
        <table:table-row table:style-name="ro1">
          <table:table-cell office:value-type="string" office:string-value="  &lt;card id=~b8d393b3-a20d-47a8-ab07-811a14c766b1~ name=~Castill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astille crew gains Sailing equal to your Ship's move cost until the end of the turn. That crew gains additional Sailing equal to your Ship's move cost if there is an Explorer Ship in play (total equal to twice your move cost).~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b8d393b3-a20d-47a8-ab07-811a14c766b1~ name=~Castill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astille crew gains Sailing equal to your Ship's move cost until the end of the turn. That crew gains additional Sailing equal to your Ship's move cost if there is an Explorer Ship in play (total equal to twice your move cost).~ /&gt;&lt;/card&gt;</text:p>
          </table:table-cell>
          <table:table-cell office:value-type="string" office:string-value=" &lt;Relationship Target=~/cards/SV_castillepride.jpg~ Id=~Cb8d393b3-a20d-47a8-ab07-811a14c766b1~ Type=~http://schemas.octgn.org/picture~/&gt;" table:formula="of:=CONCATENATE(&quot; &lt;Relationship Target=~/cards/&quot;;[.D11];&quot;.jpg~ Id=~C&quot;;[.C11];&quot;~ Type=~http://schemas.octgn.org/picture~/&gt;&quot;)" table:style-name="ce1">
            <text:p><text:s/>&lt;Relationship Target=~/cards/SV_castillepride.jpg~ Id=~Cb8d393b3-a20d-47a8-ab07-811a14c766b1~ Type=~http://schemas.octgn.org/picture~/&gt;</text:p>
          </table:table-cell>
          <table:table-cell office:value-type="string" table:style-name="ce1">
            <text:p>b8d393b3-a20d-47a8-ab07-811a14c766b1</text:p>
          </table:table-cell>
          <table:table-cell office:value-type="string" table:style-name="ce1">
            <text:p>SV_castillepride</text:p>
          </table:table-cell>
          <table:table-cell office:value-type="string" table:style-name="ce1">
            <text:p>Castille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Castille crew gains Sailing equal to your Ship's move cost until the end of the turn. That crew gains additional Sailing equal to your Ship's move cost if there is an Explorer Ship in play (total equal to twice your move cost).</text:p>
          </table:table-cell>
          <table:table-cell table:number-columns-repeated="16361"/>
        </table:table-row>
        <table:table-row table:style-name="ro1">
          <table:table-cell office:value-type="string" office:string-value="  &lt;card id=~564b3da5-fbc7-48d7-a302-966f12762b74~ name=~The Code~&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Letter of Marque · Unique You must tack your Captain to put this card into play. React: Tack the Code and one of your crew when you are paying a Sailing cost. That crew produces Sailing equal to your Ship's move cost.~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564b3da5-fbc7-48d7-a302-966f12762b74~ name=~The Code~&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Letter of Marque · Unique You must tack your Captain to put this card into play. React: Tack the Code and one of your crew when you are paying a Sailing cost. That crew produces Sailing equal to your Ship's move cost.~ /&gt;&lt;/card&gt;</text:p>
          </table:table-cell>
          <table:table-cell office:value-type="string" office:string-value=" &lt;Relationship Target=~/cards/SV_thecode.jpg~ Id=~C564b3da5-fbc7-48d7-a302-966f12762b74~ Type=~http://schemas.octgn.org/picture~/&gt;" table:formula="of:=CONCATENATE(&quot; &lt;Relationship Target=~/cards/&quot;;[.D12];&quot;.jpg~ Id=~C&quot;;[.C12];&quot;~ Type=~http://schemas.octgn.org/picture~/&gt;&quot;)" table:style-name="ce1">
            <text:p><text:s/>&lt;Relationship Target=~/cards/SV_thecode.jpg~ Id=~C564b3da5-fbc7-48d7-a302-966f12762b74~ Type=~http://schemas.octgn.org/picture~/&gt;</text:p>
          </table:table-cell>
          <table:table-cell office:value-type="string" table:style-name="ce1">
            <text:p>564b3da5-fbc7-48d7-a302-966f12762b74</text:p>
          </table:table-cell>
          <table:table-cell office:value-type="string" table:style-name="ce1">
            <text:p>SV_thecode</text:p>
          </table:table-cell>
          <table:table-cell office:value-type="string" table:style-name="ce1">
            <text:p>The Code</text:p>
          </table:table-cell>
          <table:table-cell office:value-type="string" table:style-name="ce1">
            <text:p>F</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s Captain Attachment · Letter of Marque · Unique You must tack your Captain to put this card into play. React: Tack the Code and one of your crew when you are paying a Sailing cost. That crew produces Sailing equal to your Ship's move cost.</text:p>
          </table:table-cell>
          <table:table-cell table:number-columns-repeated="16361"/>
        </table:table-row>
        <table:table-row table:style-name="ro1">
          <table:table-cell office:value-type="string" office:string-value="  &lt;card id=~b9f3116c-bebd-4e99-bd89-02e5b4118cc4~ name=~Common Pier~&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Common Pier by tacking 4 Cannon as an action. Act: Tack Common Pier and target an opposing Ship in this Sea if your Ship is in this Sea. Your Ship begins a Boarding with that Ship. This Boarding cannot be canceled without a card effect.~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b9f3116c-bebd-4e99-bd89-02e5b4118cc4~ name=~Common Pier~&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Common Pier by tacking 4 Cannon as an action. Act: Tack Common Pier and target an opposing Ship in this Sea if your Ship is in this Sea. Your Ship begins a Boarding with that Ship. This Boarding cannot be canceled without a card effect.~ /&gt;&lt;/card&gt;</text:p>
          </table:table-cell>
          <table:table-cell office:value-type="string" office:string-value=" &lt;Relationship Target=~/cards/SV_commonpier.jpg~ Id=~Cb9f3116c-bebd-4e99-bd89-02e5b4118cc4~ Type=~http://schemas.octgn.org/picture~/&gt;" table:formula="of:=CONCATENATE(&quot; &lt;Relationship Target=~/cards/&quot;;[.D13];&quot;.jpg~ Id=~C&quot;;[.C13];&quot;~ Type=~http://schemas.octgn.org/picture~/&gt;&quot;)" table:style-name="ce1">
            <text:p><text:s/>&lt;Relationship Target=~/cards/SV_commonpier.jpg~ Id=~Cb9f3116c-bebd-4e99-bd89-02e5b4118cc4~ Type=~http://schemas.octgn.org/picture~/&gt;</text:p>
          </table:table-cell>
          <table:table-cell office:value-type="string" table:style-name="ce1">
            <text:p>b9f3116c-bebd-4e99-bd89-02e5b4118cc4</text:p>
          </table:table-cell>
          <table:table-cell office:value-type="string" table:style-name="ce1">
            <text:p>SV_commonpier</text:p>
          </table:table-cell>
          <table:table-cell office:value-type="string" table:style-name="ce1">
            <text:p>Common Pier</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Any player in this Sea may sink Common Pier by tacking 4 Cannon as an action. Act: Tack Common Pier and target an opposing Ship in this Sea if your Ship is in this Sea. Your Ship begins a Boarding with that Ship. This Boarding cannot be canceled without a card effect.</text:p>
          </table:table-cell>
          <table:table-cell table:number-columns-repeated="16361"/>
        </table:table-row>
        <table:table-row table:style-name="ro1">
          <table:table-cell office:value-type="string" office:string-value="  &lt;card id=~a4d118be-6e73-4deb-8172-5874f66510d3~ name=~Cool Castillian Blood~&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he cost to play this card is reduced to zero if you have a Castillian Captain. React: Discard Cool Castillian Blood when one of your Action cards has been canceled. The canceled card is put into your hand.~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a4d118be-6e73-4deb-8172-5874f66510d3~ name=~Cool Castillian Blood~&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The cost to play this card is reduced to zero if you have a Castillian Captain. React: Discard Cool Castillian Blood when one of your Action cards has been canceled. The canceled card is put into your hand.~ /&gt;&lt;/card&gt;</text:p>
          </table:table-cell>
          <table:table-cell office:value-type="string" office:string-value=" &lt;Relationship Target=~/cards/SV_coolcastillianblood.jpg~ Id=~Ca4d118be-6e73-4deb-8172-5874f66510d3~ Type=~http://schemas.octgn.org/picture~/&gt;" table:formula="of:=CONCATENATE(&quot; &lt;Relationship Target=~/cards/&quot;;[.D14];&quot;.jpg~ Id=~C&quot;;[.C14];&quot;~ Type=~http://schemas.octgn.org/picture~/&gt;&quot;)" table:style-name="ce1">
            <text:p><text:s/>&lt;Relationship Target=~/cards/SV_coolcastillianblood.jpg~ Id=~Ca4d118be-6e73-4deb-8172-5874f66510d3~ Type=~http://schemas.octgn.org/picture~/&gt;</text:p>
          </table:table-cell>
          <table:table-cell office:value-type="string" table:style-name="ce1">
            <text:p>a4d118be-6e73-4deb-8172-5874f66510d3</text:p>
          </table:table-cell>
          <table:table-cell office:value-type="string" table:style-name="ce1">
            <text:p>SV_coolcastillianblood</text:p>
          </table:table-cell>
          <table:table-cell office:value-type="string" table:style-name="ce1">
            <text:p>Cool Castillian Blood</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The cost to play this card is reduced to zero if you have a Castillian Captain. React: Discard Cool Castillian Blood when one of your Action cards has been canceled. The canceled card is put into your hand.</text:p>
          </table:table-cell>
          <table:table-cell table:number-columns-repeated="16361"/>
        </table:table-row>
        <table:table-row table:style-name="ro1">
          <table:table-cell office:value-type="string" office:string-value="  &lt;card id=~3d97cfc4-8a6b-41de-8794-ba6e817bc0a5~ name=~Corsai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orsairs crew gains +2 Adventuring until the end of the turn. That crew gains +2 extra Adventuring if there is a Gosse Ship in play (+4 total).~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3d97cfc4-8a6b-41de-8794-ba6e817bc0a5~ name=~Corsai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orsairs crew gains +2 Adventuring until the end of the turn. That crew gains +2 extra Adventuring if there is a Gosse Ship in play (+4 total).~ /&gt;&lt;/card&gt;</text:p>
          </table:table-cell>
          <table:table-cell office:value-type="string" office:string-value=" &lt;Relationship Target=~/cards/SV_corsairpride.jpg~ Id=~C3d97cfc4-8a6b-41de-8794-ba6e817bc0a5~ Type=~http://schemas.octgn.org/picture~/&gt;" table:formula="of:=CONCATENATE(&quot; &lt;Relationship Target=~/cards/&quot;;[.D15];&quot;.jpg~ Id=~C&quot;;[.C15];&quot;~ Type=~http://schemas.octgn.org/picture~/&gt;&quot;)" table:style-name="ce1">
            <text:p><text:s/>&lt;Relationship Target=~/cards/SV_corsairpride.jpg~ Id=~C3d97cfc4-8a6b-41de-8794-ba6e817bc0a5~ Type=~http://schemas.octgn.org/picture~/&gt;</text:p>
          </table:table-cell>
          <table:table-cell office:value-type="string" table:style-name="ce1">
            <text:p>3d97cfc4-8a6b-41de-8794-ba6e817bc0a5</text:p>
          </table:table-cell>
          <table:table-cell office:value-type="string" table:style-name="ce1">
            <text:p>SV_corsairpride</text:p>
          </table:table-cell>
          <table:table-cell office:value-type="string" table:style-name="ce1">
            <text:p>Corsair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Corsairs crew gains +2 Adventuring until the end of the turn. That crew gains +2 extra Adventuring if there is a Gosse Ship in play (+4 total).</text:p>
          </table:table-cell>
          <table:table-cell table:number-columns-repeated="16361"/>
        </table:table-row>
        <table:table-row table:style-name="ro1">
          <table:table-cell office:value-type="string" office:string-value="  &lt;card id=~7344cc2d-6365-4cda-93ea-49b89f064eb0~ name=~Crimson Rog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rimson Roger crew gains +2 Adventuring until the end of the turn. That crew gains +2 extra Adventuring if there is a Sea Dog Ship in play (+4 total).~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7344cc2d-6365-4cda-93ea-49b89f064eb0~ name=~Crimson Rog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Crimson Roger crew gains +2 Adventuring until the end of the turn. That crew gains +2 extra Adventuring if there is a Sea Dog Ship in play (+4 total).~ /&gt;&lt;/card&gt;</text:p>
          </table:table-cell>
          <table:table-cell office:value-type="string" office:string-value=" &lt;Relationship Target=~/cards/SV_crimsonrogerpride.jpg~ Id=~C7344cc2d-6365-4cda-93ea-49b89f064eb0~ Type=~http://schemas.octgn.org/picture~/&gt;" table:formula="of:=CONCATENATE(&quot; &lt;Relationship Target=~/cards/&quot;;[.D16];&quot;.jpg~ Id=~C&quot;;[.C16];&quot;~ Type=~http://schemas.octgn.org/picture~/&gt;&quot;)" table:style-name="ce1">
            <text:p><text:s/>&lt;Relationship Target=~/cards/SV_crimsonrogerpride.jpg~ Id=~C7344cc2d-6365-4cda-93ea-49b89f064eb0~ Type=~http://schemas.octgn.org/picture~/&gt;</text:p>
          </table:table-cell>
          <table:table-cell office:value-type="string" table:style-name="ce1">
            <text:p>7344cc2d-6365-4cda-93ea-49b89f064eb0</text:p>
          </table:table-cell>
          <table:table-cell office:value-type="string" table:style-name="ce1">
            <text:p>SV_crimsonrogerpride</text:p>
          </table:table-cell>
          <table:table-cell office:value-type="string" table:style-name="ce1">
            <text:p>Crimson Roger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Crimson Roger crew gains +2 Adventuring until the end of the turn. That crew gains +2 extra Adventuring if there is a Sea Dog Ship in play (+4 total).</text:p>
          </table:table-cell>
          <table:table-cell table:number-columns-repeated="16361"/>
        </table:table-row>
        <table:table-row table:style-name="ro1">
          <table:table-cell office:value-type="string" office:string-value="  &lt;card id=~dccca531-29ff-4613-9492-9a0b10e6cd85~ name=~Crossfir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la Boca). crew Attachment: +4 Cannon~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dccca531-29ff-4613-9492-9a0b10e6cd85~ name=~Crossfir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la Boca). crew Attachment: +4 Cannon~ /&gt;&lt;/card&gt;</text:p>
          </table:table-cell>
          <table:table-cell office:value-type="string" office:string-value=" &lt;Relationship Target=~/cards/SV_crossfire.jpg~ Id=~Cdccca531-29ff-4613-9492-9a0b10e6cd85~ Type=~http://schemas.octgn.org/picture~/&gt;" table:formula="of:=CONCATENATE(&quot; &lt;Relationship Target=~/cards/&quot;;[.D17];&quot;.jpg~ Id=~C&quot;;[.C17];&quot;~ Type=~http://schemas.octgn.org/picture~/&gt;&quot;)" table:style-name="ce1">
            <text:p><text:s/>&lt;Relationship Target=~/cards/SV_crossfire.jpg~ Id=~Cdccca531-29ff-4613-9492-9a0b10e6cd85~ Type=~http://schemas.octgn.org/picture~/&gt;</text:p>
          </table:table-cell>
          <table:table-cell office:value-type="string" table:style-name="ce1">
            <text:p>dccca531-29ff-4613-9492-9a0b10e6cd85</text:p>
          </table:table-cell>
          <table:table-cell office:value-type="string" table:style-name="ce1">
            <text:p>SV_crossfire</text:p>
          </table:table-cell>
          <table:table-cell office:value-type="string" table:style-name="ce1">
            <text:p>Crossfir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4 Adventuring (3 if completed in la Boca). crew Attachment: +4 Cannon</text:p>
          </table:table-cell>
          <table:table-cell table:number-columns-repeated="16361"/>
        </table:table-row>
        <table:table-row table:style-name="ro1">
          <table:table-cell office:value-type="string" office:string-value="  &lt;card id=~642dc340-efdc-4b57-b2a0-1d1d6e860c66~ name=~Customs Check~&gt;&lt;property name=~Rarity~ value=~U~ /&gt;&lt;property name=~Type~ value=~actions~ /&gt;&lt;property name=~Cost~ value=~0~ /&gt;&lt;property name=~Cost Type~ value=~~ /&gt;&lt;property name=~Cancel~ value=~5~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llegal card. Discard that card.~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642dc340-efdc-4b57-b2a0-1d1d6e860c66~ name=~Customs Check~&gt;&lt;property name=~Rarity~ value=~U~ /&gt;&lt;property name=~Type~ value=~actions~ /&gt;&lt;property name=~Cost~ value=~0~ /&gt;&lt;property name=~Cost Type~ value=~~ /&gt;&lt;property name=~Cancel~ value=~5~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llegal card. Discard that card.~ /&gt;&lt;/card&gt;</text:p>
          </table:table-cell>
          <table:table-cell office:value-type="string" office:string-value=" &lt;Relationship Target=~/cards/SV_customscheck.jpg~ Id=~C642dc340-efdc-4b57-b2a0-1d1d6e860c66~ Type=~http://schemas.octgn.org/picture~/&gt;" table:formula="of:=CONCATENATE(&quot; &lt;Relationship Target=~/cards/&quot;;[.D18];&quot;.jpg~ Id=~C&quot;;[.C18];&quot;~ Type=~http://schemas.octgn.org/picture~/&gt;&quot;)" table:style-name="ce1">
            <text:p><text:s/>&lt;Relationship Target=~/cards/SV_customscheck.jpg~ Id=~C642dc340-efdc-4b57-b2a0-1d1d6e860c66~ Type=~http://schemas.octgn.org/picture~/&gt;</text:p>
          </table:table-cell>
          <table:table-cell office:value-type="string" table:style-name="ce1">
            <text:p>642dc340-efdc-4b57-b2a0-1d1d6e860c66</text:p>
          </table:table-cell>
          <table:table-cell office:value-type="string" table:style-name="ce1">
            <text:p>SV_customscheck</text:p>
          </table:table-cell>
          <table:table-cell office:value-type="string" table:style-name="ce1">
            <text:p>Customs Check</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5" table:style-name="ce1">
            <text:p>5</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 Illegal card. Discard that card.</text:p>
          </table:table-cell>
          <table:table-cell table:number-columns-repeated="16361"/>
        </table:table-row>
        <table:table-row table:style-name="ro1">
          <table:table-cell office:value-type="string" office:string-value="  &lt;card id=~74d5a6cb-c45a-4ec2-ad75-c59932b1c18a~ name=~Dali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Swordsman +1 (Dalia inflicts 1 extra Hit during Boarding Attacks) Draw one card immediately after Dalia plays a Slash attack during a Boarding Attack.~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74d5a6cb-c45a-4ec2-ad75-c59932b1c18a~ name=~Dali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Swordsman +1 (Dalia inflicts 1 extra Hit during Boarding Attacks) Draw one card immediately after Dalia plays a Slash attack during a Boarding Attack.~ /&gt;&lt;/card&gt;</text:p>
          </table:table-cell>
          <table:table-cell office:value-type="string" office:string-value=" &lt;Relationship Target=~/cards/SV_dalia.jpg~ Id=~C74d5a6cb-c45a-4ec2-ad75-c59932b1c18a~ Type=~http://schemas.octgn.org/picture~/&gt;" table:formula="of:=CONCATENATE(&quot; &lt;Relationship Target=~/cards/&quot;;[.D19];&quot;.jpg~ Id=~C&quot;;[.C19];&quot;~ Type=~http://schemas.octgn.org/picture~/&gt;&quot;)" table:style-name="ce1">
            <text:p><text:s/>&lt;Relationship Target=~/cards/SV_dalia.jpg~ Id=~C74d5a6cb-c45a-4ec2-ad75-c59932b1c18a~ Type=~http://schemas.octgn.org/picture~/&gt;</text:p>
          </table:table-cell>
          <table:table-cell office:value-type="string" table:style-name="ce1">
            <text:p>74d5a6cb-c45a-4ec2-ad75-c59932b1c18a</text:p>
          </table:table-cell>
          <table:table-cell office:value-type="string" table:style-name="ce1">
            <text:p>SV_dalia</text:p>
          </table:table-cell>
          <table:table-cell office:value-type="string" table:style-name="ce1">
            <text:p>Dalia</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Swordsman +1 (Dalia inflicts 1 extra Hit during Boarding Attacks) Draw one card immediately after Dalia plays a Slash attack during a Boarding Attack.</text:p>
          </table:table-cell>
          <table:table-cell table:number-columns-repeated="16361"/>
        </table:table-row>
        <table:table-row table:style-name="ro1">
          <table:table-cell office:value-type="string" office:string-value="  &lt;card id=~e7863376-f304-4333-947a-322ff7422836~ name=~Danger on the High Seas~&gt;&lt;property name=~Rarity~ value=~C~ /&gt;&lt;property name=~Type~ value=~actions~ /&gt;&lt;property name=~Cost~ value=~1~ /&gt;&lt;property name=~Cost Type~ value=~Ad~ /&gt;&lt;property name=~Cancel~ value=~M~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your Ship and one other Ship. Inflict Hits to the other player's Ship equal to that Ship's move cost. Then, inflict Hits to your Ship equal to your Ship's move cost.~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e7863376-f304-4333-947a-322ff7422836~ name=~Danger on the High Seas~&gt;&lt;property name=~Rarity~ value=~C~ /&gt;&lt;property name=~Type~ value=~actions~ /&gt;&lt;property name=~Cost~ value=~1~ /&gt;&lt;property name=~Cost Type~ value=~Ad~ /&gt;&lt;property name=~Cancel~ value=~M~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your Ship and one other Ship. Inflict Hits to the other player's Ship equal to that Ship's move cost. Then, inflict Hits to your Ship equal to your Ship's move cost.~ /&gt;&lt;/card&gt;</text:p>
          </table:table-cell>
          <table:table-cell office:value-type="string" office:string-value=" &lt;Relationship Target=~/cards/SV_dangeronthehighseas.jpg~ Id=~Ce7863376-f304-4333-947a-322ff7422836~ Type=~http://schemas.octgn.org/picture~/&gt;" table:formula="of:=CONCATENATE(&quot; &lt;Relationship Target=~/cards/&quot;;[.D20];&quot;.jpg~ Id=~C&quot;;[.C20];&quot;~ Type=~http://schemas.octgn.org/picture~/&gt;&quot;)" table:style-name="ce1">
            <text:p><text:s/>&lt;Relationship Target=~/cards/SV_dangeronthehighseas.jpg~ Id=~Ce7863376-f304-4333-947a-322ff7422836~ Type=~http://schemas.octgn.org/picture~/&gt;</text:p>
          </table:table-cell>
          <table:table-cell office:value-type="string" table:style-name="ce1">
            <text:p>e7863376-f304-4333-947a-322ff7422836</text:p>
          </table:table-cell>
          <table:table-cell office:value-type="string" table:style-name="ce1">
            <text:p>SV_dangeronthehighseas</text:p>
          </table:table-cell>
          <table:table-cell office:value-type="string" table:style-name="ce1">
            <text:p>Danger on the High Sea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string" table:style-name="ce1">
            <text:p>M</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your Ship and one other Ship. Inflict Hits to the other player's Ship equal to that Ship's move cost. Then, inflict Hits to your Ship equal to your Ship's move cost.</text:p>
          </table:table-cell>
          <table:table-cell table:number-columns-repeated="16361"/>
        </table:table-row>
        <table:table-row table:style-name="ro1">
          <table:table-cell office:value-type="string" office:string-value="  &lt;card id=~aa3e343c-0c0c-4220-8245-7cb30d51c48c~ name=~Dispatching The Scum~&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Swordsman crew inflicts Hits during a Boarding Attack. Your crew inflicts Hits equal to your crew's Swashbuckling, but cannot receive any bonuses. The opposing player may not tack crew to absorb these Hits.~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aa3e343c-0c0c-4220-8245-7cb30d51c48c~ name=~Dispatching The Scum~&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Swordsman crew inflicts Hits during a Boarding Attack. Your crew inflicts Hits equal to your crew's Swashbuckling, but cannot receive any bonuses. The opposing player may not tack crew to absorb these Hits.~ /&gt;&lt;/card&gt;</text:p>
          </table:table-cell>
          <table:table-cell office:value-type="string" office:string-value=" &lt;Relationship Target=~/cards/SV_dispatchingthescum.jpg~ Id=~Caa3e343c-0c0c-4220-8245-7cb30d51c48c~ Type=~http://schemas.octgn.org/picture~/&gt;" table:formula="of:=CONCATENATE(&quot; &lt;Relationship Target=~/cards/&quot;;[.D21];&quot;.jpg~ Id=~C&quot;;[.C21];&quot;~ Type=~http://schemas.octgn.org/picture~/&gt;&quot;)" table:style-name="ce1">
            <text:p><text:s/>&lt;Relationship Target=~/cards/SV_dispatchingthescum.jpg~ Id=~Caa3e343c-0c0c-4220-8245-7cb30d51c48c~ Type=~http://schemas.octgn.org/picture~/&gt;</text:p>
          </table:table-cell>
          <table:table-cell office:value-type="string" table:style-name="ce1">
            <text:p>aa3e343c-0c0c-4220-8245-7cb30d51c48c</text:p>
          </table:table-cell>
          <table:table-cell office:value-type="string" table:style-name="ce1">
            <text:p>SV_dispatchingthescum</text:p>
          </table:table-cell>
          <table:table-cell office:value-type="string" table:style-name="ce1">
            <text:p>Dispatching The Scum</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one of your Swordsman crew inflicts Hits during a Boarding Attack. Your crew inflicts Hits equal to your crew's Swashbuckling, but cannot receive any bonuses. The opposing player may not tack crew to absorb these Hits.</text:p>
          </table:table-cell>
          <table:table-cell table:number-columns-repeated="16361"/>
        </table:table-row>
        <table:table-row table:style-name="ro1">
          <table:table-cell office:value-type="string" office:string-value="  &lt;card id=~e7508fef-5e76-4b41-a91b-c4bd6ae505a6~ name=~Disregard~&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Attachment in this Sea. Discard that Sea Attachment. This card's cost is reduced to zero if you have a Corsairs Captain.~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7508fef-5e76-4b41-a91b-c4bd6ae505a6~ name=~Disregard~&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Attachment in this Sea. Discard that Sea Attachment. This card's cost is reduced to zero if you have a Corsairs Captain.~ /&gt;&lt;/card&gt;</text:p>
          </table:table-cell>
          <table:table-cell office:value-type="string" office:string-value=" &lt;Relationship Target=~/cards/SV_disregard.jpg~ Id=~Ce7508fef-5e76-4b41-a91b-c4bd6ae505a6~ Type=~http://schemas.octgn.org/picture~/&gt;" table:formula="of:=CONCATENATE(&quot; &lt;Relationship Target=~/cards/&quot;;[.D22];&quot;.jpg~ Id=~C&quot;;[.C22];&quot;~ Type=~http://schemas.octgn.org/picture~/&gt;&quot;)" table:style-name="ce1">
            <text:p><text:s/>&lt;Relationship Target=~/cards/SV_disregard.jpg~ Id=~Ce7508fef-5e76-4b41-a91b-c4bd6ae505a6~ Type=~http://schemas.octgn.org/picture~/&gt;</text:p>
          </table:table-cell>
          <table:table-cell office:value-type="string" table:style-name="ce1">
            <text:p>e7508fef-5e76-4b41-a91b-c4bd6ae505a6</text:p>
          </table:table-cell>
          <table:table-cell office:value-type="string" table:style-name="ce1">
            <text:p>SV_disregard</text:p>
          </table:table-cell>
          <table:table-cell office:value-type="string" table:style-name="ce1">
            <text:p>Disregard</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one Sea Attachment in this Sea. Discard that Sea Attachment. This card's cost is reduced to zero if you have a Corsairs Captain.</text:p>
          </table:table-cell>
          <table:table-cell table:number-columns-repeated="16361"/>
        </table:table-row>
        <table:table-row table:style-name="ro1">
          <table:table-cell office:value-type="string" office:string-value="  &lt;card id=~8cc902c9-ede9-43b8-b17b-2ad0c8c1b28d~ name=~Donovan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Donovan School to draw two cards after this crew plays a Slash Boarding Attack.~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8cc902c9-ede9-43b8-b17b-2ad0c8c1b28d~ name=~Donovan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Donovan School to draw two cards after this crew plays a Slash Boarding Attack.~ /&gt;&lt;/card&gt;</text:p>
          </table:table-cell>
          <table:table-cell office:value-type="string" office:string-value=" &lt;Relationship Target=~/cards/SV_donovanschool.jpg~ Id=~C8cc902c9-ede9-43b8-b17b-2ad0c8c1b28d~ Type=~http://schemas.octgn.org/picture~/&gt;" table:formula="of:=CONCATENATE(&quot; &lt;Relationship Target=~/cards/&quot;;[.D23];&quot;.jpg~ Id=~C&quot;;[.C23];&quot;~ Type=~http://schemas.octgn.org/picture~/&gt;&quot;)" table:style-name="ce1">
            <text:p><text:s/>&lt;Relationship Target=~/cards/SV_donovanschool.jpg~ Id=~C8cc902c9-ede9-43b8-b17b-2ad0c8c1b28d~ Type=~http://schemas.octgn.org/picture~/&gt;</text:p>
          </table:table-cell>
          <table:table-cell office:value-type="string" table:style-name="ce1">
            <text:p>8cc902c9-ede9-43b8-b17b-2ad0c8c1b28d</text:p>
          </table:table-cell>
          <table:table-cell office:value-type="string" table:style-name="ce1">
            <text:p>SV_donovanschool</text:p>
          </table:table-cell>
          <table:table-cell office:value-type="string" table:style-name="ce1">
            <text:p>Donovan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Donovan School to draw two cards after this crew plays a Slash Boarding Attack.</text:p>
          </table:table-cell>
          <table:table-cell table:number-columns-repeated="16361"/>
        </table:table-row>
        <table:table-row table:style-name="ro1">
          <table:table-cell office:value-type="string" office:string-value="  &lt;card id=~b047d423-3eff-473d-aa9b-53a3f95b8a05~ name=~Dredging the Trade Rive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rade Sea). crew Attachment: +2 Adventuring~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b047d423-3eff-473d-aa9b-53a3f95b8a05~ name=~Dredging the Trade Rive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rade Sea). crew Attachment: +2 Adventuring~ /&gt;&lt;/card&gt;</text:p>
          </table:table-cell>
          <table:table-cell office:value-type="string" office:string-value=" &lt;Relationship Target=~/cards/SV_dredgingthetraderiver.jpg~ Id=~Cb047d423-3eff-473d-aa9b-53a3f95b8a05~ Type=~http://schemas.octgn.org/picture~/&gt;" table:formula="of:=CONCATENATE(&quot; &lt;Relationship Target=~/cards/&quot;;[.D24];&quot;.jpg~ Id=~C&quot;;[.C24];&quot;~ Type=~http://schemas.octgn.org/picture~/&gt;&quot;)" table:style-name="ce1">
            <text:p><text:s/>&lt;Relationship Target=~/cards/SV_dredgingthetraderiver.jpg~ Id=~Cb047d423-3eff-473d-aa9b-53a3f95b8a05~ Type=~http://schemas.octgn.org/picture~/&gt;</text:p>
          </table:table-cell>
          <table:table-cell office:value-type="string" table:style-name="ce1">
            <text:p>b047d423-3eff-473d-aa9b-53a3f95b8a05</text:p>
          </table:table-cell>
          <table:table-cell office:value-type="string" table:style-name="ce1">
            <text:p>SV_dredgingthetraderiver</text:p>
          </table:table-cell>
          <table:table-cell office:value-type="string" table:style-name="ce1">
            <text:p>Dredging the Trade River</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rade Sea). crew Attachment: +2 Adventuring</text:p>
          </table:table-cell>
          <table:table-cell table:number-columns-repeated="16361"/>
        </table:table-row>
        <table:table-row table:style-name="ro1">
          <table:table-cell office:value-type="string" office:string-value="  &lt;card id=~d045886a-ca4c-4ff3-ba53-02dbdff0b0d1~ name=~Drop a Boarding Net~&gt;&lt;property name=~Rarity~ value=~C~ /&gt;&lt;property name=~Type~ value=~actions~ /&gt;&lt;property name=~Cost~ value=~1~ /&gt;&lt;property name=~Cost Type~ value=~Sa~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Instead of performing a Boarding Attack, target one crew on the other Ship in the Boarding. Tack that crew.~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d045886a-ca4c-4ff3-ba53-02dbdff0b0d1~ name=~Drop a Boarding Net~&gt;&lt;property name=~Rarity~ value=~C~ /&gt;&lt;property name=~Type~ value=~actions~ /&gt;&lt;property name=~Cost~ value=~1~ /&gt;&lt;property name=~Cost Type~ value=~Sa~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Instead of performing a Boarding Attack, target one crew on the other Ship in the Boarding. Tack that crew.~ /&gt;&lt;/card&gt;</text:p>
          </table:table-cell>
          <table:table-cell office:value-type="string" office:string-value=" &lt;Relationship Target=~/cards/SV_dropaboardingnet.jpg~ Id=~Cd045886a-ca4c-4ff3-ba53-02dbdff0b0d1~ Type=~http://schemas.octgn.org/picture~/&gt;" table:formula="of:=CONCATENATE(&quot; &lt;Relationship Target=~/cards/&quot;;[.D25];&quot;.jpg~ Id=~C&quot;;[.C25];&quot;~ Type=~http://schemas.octgn.org/picture~/&gt;&quot;)" table:style-name="ce1">
            <text:p><text:s/>&lt;Relationship Target=~/cards/SV_dropaboardingnet.jpg~ Id=~Cd045886a-ca4c-4ff3-ba53-02dbdff0b0d1~ Type=~http://schemas.octgn.org/picture~/&gt;</text:p>
          </table:table-cell>
          <table:table-cell office:value-type="string" table:style-name="ce1">
            <text:p>d045886a-ca4c-4ff3-ba53-02dbdff0b0d1</text:p>
          </table:table-cell>
          <table:table-cell office:value-type="string" table:style-name="ce1">
            <text:p>SV_dropaboardingnet</text:p>
          </table:table-cell>
          <table:table-cell office:value-type="string" table:style-name="ce1">
            <text:p>Drop a Boarding Net</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a</text:p>
          </table:table-cell>
          <table:table-cell office:value-type="float" office:value="3" table:style-name="ce1">
            <text:p>3</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Instead of performing a Boarding Attack, target one crew on the other Ship in the Boarding. Tack that crew.</text:p>
          </table:table-cell>
          <table:table-cell table:number-columns-repeated="16361"/>
        </table:table-row>
        <table:table-row table:style-name="ro1">
          <table:table-cell office:value-type="string" office:string-value="  &lt;card id=~be639962-ba1c-49d5-9d86-174720e92729~ name=~Dunti~&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2~ /&gt;&lt;property name=~Crew Max.~ value=~~ /&gt;&lt;property name=~Move Cost~ value=~~ /&gt;&lt;property name=~Faction~ value=~Corsairs~ /&gt;&lt;property name=~Text~ value=~When Dunti inflicts Hits with a Boarding Attack, you may discard 2 cards from your hand to inflict 3 extra Hits, once per Boarding Attack.~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be639962-ba1c-49d5-9d86-174720e92729~ name=~Dunti~&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2~ /&gt;&lt;property name=~Crew Max.~ value=~~ /&gt;&lt;property name=~Move Cost~ value=~~ /&gt;&lt;property name=~Faction~ value=~Corsairs~ /&gt;&lt;property name=~Text~ value=~When Dunti inflicts Hits with a Boarding Attack, you may discard 2 cards from your hand to inflict 3 extra Hits, once per Boarding Attack.~ /&gt;&lt;/card&gt;</text:p>
          </table:table-cell>
          <table:table-cell office:value-type="string" office:string-value=" &lt;Relationship Target=~/cards/SV_dunti.jpg~ Id=~Cbe639962-ba1c-49d5-9d86-174720e92729~ Type=~http://schemas.octgn.org/picture~/&gt;" table:formula="of:=CONCATENATE(&quot; &lt;Relationship Target=~/cards/&quot;;[.D26];&quot;.jpg~ Id=~C&quot;;[.C26];&quot;~ Type=~http://schemas.octgn.org/picture~/&gt;&quot;)" table:style-name="ce1">
            <text:p><text:s/>&lt;Relationship Target=~/cards/SV_dunti.jpg~ Id=~Cbe639962-ba1c-49d5-9d86-174720e92729~ Type=~http://schemas.octgn.org/picture~/&gt;</text:p>
          </table:table-cell>
          <table:table-cell office:value-type="string" table:style-name="ce1">
            <text:p>be639962-ba1c-49d5-9d86-174720e92729</text:p>
          </table:table-cell>
          <table:table-cell office:value-type="string" table:style-name="ce1">
            <text:p>SV_dunti</text:p>
          </table:table-cell>
          <table:table-cell office:value-type="string" table:style-name="ce1">
            <text:p>Dunti</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When Dunti inflicts Hits with a Boarding Attack, you may discard 2 cards from your hand to inflict 3 extra Hits, once per Boarding Attack.</text:p>
          </table:table-cell>
          <table:table-cell table:number-columns-repeated="16361"/>
        </table:table-row>
        <table:table-row table:style-name="ro1">
          <table:table-cell office:value-type="string" office:string-value="  &lt;card id=~c0a11513-835a-49eb-9535-2957823efe58~ name=~Eisenfaust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Eisenfaust School to draw two cards after this crew plays a Punch Boarding Attack.~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c0a11513-835a-49eb-9535-2957823efe58~ name=~Eisenfaust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Eisenfaust School to draw two cards after this crew plays a Punch Boarding Attack.~ /&gt;&lt;/card&gt;</text:p>
          </table:table-cell>
          <table:table-cell office:value-type="string" office:string-value=" &lt;Relationship Target=~/cards/SV_eisenfaustschool.jpg~ Id=~Cc0a11513-835a-49eb-9535-2957823efe58~ Type=~http://schemas.octgn.org/picture~/&gt;" table:formula="of:=CONCATENATE(&quot; &lt;Relationship Target=~/cards/&quot;;[.D27];&quot;.jpg~ Id=~C&quot;;[.C27];&quot;~ Type=~http://schemas.octgn.org/picture~/&gt;&quot;)" table:style-name="ce1">
            <text:p><text:s/>&lt;Relationship Target=~/cards/SV_eisenfaustschool.jpg~ Id=~Cc0a11513-835a-49eb-9535-2957823efe58~ Type=~http://schemas.octgn.org/picture~/&gt;</text:p>
          </table:table-cell>
          <table:table-cell office:value-type="string" table:style-name="ce1">
            <text:p>c0a11513-835a-49eb-9535-2957823efe58</text:p>
          </table:table-cell>
          <table:table-cell office:value-type="string" table:style-name="ce1">
            <text:p>SV_eisenfaustschool</text:p>
          </table:table-cell>
          <table:table-cell office:value-type="string" table:style-name="ce1">
            <text:p>Eisenfaust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Eisenfaust School to draw two cards after this crew plays a Punch Boarding Attack.</text:p>
          </table:table-cell>
          <table:table-cell table:number-columns-repeated="16361"/>
        </table:table-row>
        <table:table-row table:style-name="ro1">
          <table:table-cell office:value-type="string" office:string-value="  &lt;card id=~e8364b76-e933-4c2e-b93f-8dad0b4e60e4~ name=~Esper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orsairs~ /&gt;&lt;property name=~Text~ value=~When you are putting Espera into play from your hand, his Influence cost is zero if you have Dalia on your Ship.~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e8364b76-e933-4c2e-b93f-8dad0b4e60e4~ name=~Esper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orsairs~ /&gt;&lt;property name=~Text~ value=~When you are putting Espera into play from your hand, his Influence cost is zero if you have Dalia on your Ship.~ /&gt;&lt;/card&gt;</text:p>
          </table:table-cell>
          <table:table-cell office:value-type="string" office:string-value=" &lt;Relationship Target=~/cards/SV_espera.jpg~ Id=~Ce8364b76-e933-4c2e-b93f-8dad0b4e60e4~ Type=~http://schemas.octgn.org/picture~/&gt;" table:formula="of:=CONCATENATE(&quot; &lt;Relationship Target=~/cards/&quot;;[.D28];&quot;.jpg~ Id=~C&quot;;[.C28];&quot;~ Type=~http://schemas.octgn.org/picture~/&gt;&quot;)" table:style-name="ce1">
            <text:p><text:s/>&lt;Relationship Target=~/cards/SV_espera.jpg~ Id=~Ce8364b76-e933-4c2e-b93f-8dad0b4e60e4~ Type=~http://schemas.octgn.org/picture~/&gt;</text:p>
          </table:table-cell>
          <table:table-cell office:value-type="string" table:style-name="ce1">
            <text:p>e8364b76-e933-4c2e-b93f-8dad0b4e60e4</text:p>
          </table:table-cell>
          <table:table-cell office:value-type="string" table:style-name="ce1">
            <text:p>SV_espera</text:p>
          </table:table-cell>
          <table:table-cell office:value-type="string" table:style-name="ce1">
            <text:p>Espera</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When you are putting Espera into play from your hand, his Influence cost is zero if you have Dalia on your Ship.</text:p>
          </table:table-cell>
          <table:table-cell table:number-columns-repeated="16361"/>
        </table:table-row>
        <table:table-row table:style-name="ro1">
          <table:table-cell office:value-type="string" office:string-value="  &lt;card id=~357bb650-366c-4cc0-80f4-08e6f248971f~ name=~Experience is the Best Teach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ay a cost and that crew has one or more completed adventures attached. The crew produces 1 extra point of the skill. That crew produces 1 additional point (2 total) if you have a Brotherhood Captain.~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357bb650-366c-4cc0-80f4-08e6f248971f~ name=~Experience is the Best Teach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ay a cost and that crew has one or more completed adventures attached. The crew produces 1 extra point of the skill. That crew produces 1 additional point (2 total) if you have a Brotherhood Captain.~ /&gt;&lt;/card&gt;</text:p>
          </table:table-cell>
          <table:table-cell office:value-type="string" office:string-value=" &lt;Relationship Target=~/cards/SV_experienceisthebestteacher.jpg~ Id=~C357bb650-366c-4cc0-80f4-08e6f248971f~ Type=~http://schemas.octgn.org/picture~/&gt;" table:formula="of:=CONCATENATE(&quot; &lt;Relationship Target=~/cards/&quot;;[.D29];&quot;.jpg~ Id=~C&quot;;[.C29];&quot;~ Type=~http://schemas.octgn.org/picture~/&gt;&quot;)" table:style-name="ce1">
            <text:p><text:s/>&lt;Relationship Target=~/cards/SV_experienceisthebestteacher.jpg~ Id=~C357bb650-366c-4cc0-80f4-08e6f248971f~ Type=~http://schemas.octgn.org/picture~/&gt;</text:p>
          </table:table-cell>
          <table:table-cell office:value-type="string" table:style-name="ce1">
            <text:p>357bb650-366c-4cc0-80f4-08e6f248971f</text:p>
          </table:table-cell>
          <table:table-cell office:value-type="string" table:style-name="ce1">
            <text:p>SV_experienceisthebestteacher</text:p>
          </table:table-cell>
          <table:table-cell office:value-type="string" table:style-name="ce1">
            <text:p>Experience is the Best Teacher</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tacking a crew to pay a cost and that crew has one or more completed adventures attached. The crew produces 1 extra point of the skill. That crew produces 1 additional point (2 total) if you have a Brotherhood Captain.</text:p>
          </table:table-cell>
          <table:table-cell table:number-columns-repeated="16361"/>
        </table:table-row>
        <table:table-row table:style-name="ro1">
          <table:table-cell office:value-type="string" office:string-value="  &lt;card id=~c19be6d4-40aa-460e-aeb8-693fcd7e0c88~ name=~Explor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Explorer crew gains +1 Cannon and +1 Swashbuckling until the end of the turn. That crew gains +1 extra Cannon and +1 extra Swashbuckling if there is a Castille Ship in play (+2 total each).~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c19be6d4-40aa-460e-aeb8-693fcd7e0c88~ name=~Explorer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Explorer crew gains +1 Cannon and +1 Swashbuckling until the end of the turn. That crew gains +1 extra Cannon and +1 extra Swashbuckling if there is a Castille Ship in play (+2 total each).~ /&gt;&lt;/card&gt;</text:p>
          </table:table-cell>
          <table:table-cell office:value-type="string" office:string-value=" &lt;Relationship Target=~/cards/SV_explorerpride.jpg~ Id=~Cc19be6d4-40aa-460e-aeb8-693fcd7e0c88~ Type=~http://schemas.octgn.org/picture~/&gt;" table:formula="of:=CONCATENATE(&quot; &lt;Relationship Target=~/cards/&quot;;[.D30];&quot;.jpg~ Id=~C&quot;;[.C30];&quot;~ Type=~http://schemas.octgn.org/picture~/&gt;&quot;)" table:style-name="ce1">
            <text:p><text:s/>&lt;Relationship Target=~/cards/SV_explorerpride.jpg~ Id=~Cc19be6d4-40aa-460e-aeb8-693fcd7e0c88~ Type=~http://schemas.octgn.org/picture~/&gt;</text:p>
          </table:table-cell>
          <table:table-cell office:value-type="string" table:style-name="ce1">
            <text:p>c19be6d4-40aa-460e-aeb8-693fcd7e0c88</text:p>
          </table:table-cell>
          <table:table-cell office:value-type="string" table:style-name="ce1">
            <text:p>SV_explorerpride</text:p>
          </table:table-cell>
          <table:table-cell office:value-type="string" table:style-name="ce1">
            <text:p>Explorer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Explorer crew gains +1 Cannon and +1 Swashbuckling until the end of the turn. That crew gains +1 extra Cannon and +1 extra Swashbuckling if there is a Castille Ship in play (+2 total each).</text:p>
          </table:table-cell>
          <table:table-cell table:number-columns-repeated="16361"/>
        </table:table-row>
        <table:table-row table:style-name="ro1">
          <table:table-cell office:value-type="string" office:string-value="  &lt;card id=~9a44b631-95da-419c-89f1-b34ecd79f6b3~ name=~Fancy Footwor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9a44b631-95da-419c-89f1-b34ecd79f6b3~ name=~Fancy Footwor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text:p>
          </table:table-cell>
          <table:table-cell office:value-type="string" office:string-value=" &lt;Relationship Target=~/cards/SV_fancyfootwork.jpg~ Id=~C9a44b631-95da-419c-89f1-b34ecd79f6b3~ Type=~http://schemas.octgn.org/picture~/&gt;" table:formula="of:=CONCATENATE(&quot; &lt;Relationship Target=~/cards/&quot;;[.D31];&quot;.jpg~ Id=~C&quot;;[.C31];&quot;~ Type=~http://schemas.octgn.org/picture~/&gt;&quot;)" table:style-name="ce1">
            <text:p><text:s/>&lt;Relationship Target=~/cards/SV_fancyfootwork.jpg~ Id=~C9a44b631-95da-419c-89f1-b34ecd79f6b3~ Type=~http://schemas.octgn.org/picture~/&gt;</text:p>
          </table:table-cell>
          <table:table-cell office:value-type="string" table:style-name="ce1">
            <text:p>9a44b631-95da-419c-89f1-b34ecd79f6b3</text:p>
          </table:table-cell>
          <table:table-cell office:value-type="string" table:style-name="ce1">
            <text:p>SV_fancyfootwork</text:p>
          </table:table-cell>
          <table:table-cell office:value-type="string" table:style-name="ce1">
            <text:p>Fancy Footwork</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5 Adventuring (4 if completed in The Mirror). crew Attachment: +2 Swashbuckling. This crew inflicts 2 extra Hits during Boarding Attacks.</text:p>
          </table:table-cell>
          <table:table-cell table:number-columns-repeated="16361"/>
        </table:table-row>
        <table:table-row table:style-name="ro1">
          <table:table-cell office:value-type="string" office:string-value="  &lt;card id=~8fa255d8-bf73-44ff-92a8-097751a95032~ name=~First Mate's Watch~&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First Mates.~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8fa255d8-bf73-44ff-92a8-097751a95032~ name=~First Mate's Watch~&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First Mates.~ /&gt;&lt;/card&gt;</text:p>
          </table:table-cell>
          <table:table-cell office:value-type="string" office:string-value=" &lt;Relationship Target=~/cards/SV_firstmateswatch.jpg~ Id=~C8fa255d8-bf73-44ff-92a8-097751a95032~ Type=~http://schemas.octgn.org/picture~/&gt;" table:formula="of:=CONCATENATE(&quot; &lt;Relationship Target=~/cards/&quot;;[.D32];&quot;.jpg~ Id=~C&quot;;[.C32];&quot;~ Type=~http://schemas.octgn.org/picture~/&gt;&quot;)" table:style-name="ce1">
            <text:p><text:s/>&lt;Relationship Target=~/cards/SV_firstmateswatch.jpg~ Id=~C8fa255d8-bf73-44ff-92a8-097751a95032~ Type=~http://schemas.octgn.org/picture~/&gt;</text:p>
          </table:table-cell>
          <table:table-cell office:value-type="string" table:style-name="ce1">
            <text:p>8fa255d8-bf73-44ff-92a8-097751a95032</text:p>
          </table:table-cell>
          <table:table-cell office:value-type="string" table:style-name="ce1">
            <text:p>SV_firstmateswatch</text:p>
          </table:table-cell>
          <table:table-cell office:value-type="string" table:style-name="ce1">
            <text:p>First Mate's Watch</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ack one of your First Mates.</text:p>
          </table:table-cell>
          <table:table-cell table:number-columns-repeated="16361"/>
        </table:table-row>
        <table:table-row table:style-name="ro1">
          <table:table-cell office:value-type="string" office:string-value="  &lt;card id=~d8b5012c-b2a1-4d9e-bc51-61b10fee37e9~ name=~The First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Forbidden Sea). crew Attachment: +4 Adventuring~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8b5012c-b2a1-4d9e-bc51-61b10fee37e9~ name=~The First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Forbidden Sea). crew Attachment: +4 Adventuring~ /&gt;&lt;/card&gt;</text:p>
          </table:table-cell>
          <table:table-cell office:value-type="string" office:string-value=" &lt;Relationship Target=~/cards/SV_thefirstswitch.jpg~ Id=~Cd8b5012c-b2a1-4d9e-bc51-61b10fee37e9~ Type=~http://schemas.octgn.org/picture~/&gt;" table:formula="of:=CONCATENATE(&quot; &lt;Relationship Target=~/cards/&quot;;[.D33];&quot;.jpg~ Id=~C&quot;;[.C33];&quot;~ Type=~http://schemas.octgn.org/picture~/&gt;&quot;)" table:style-name="ce1">
            <text:p><text:s/>&lt;Relationship Target=~/cards/SV_thefirstswitch.jpg~ Id=~Cd8b5012c-b2a1-4d9e-bc51-61b10fee37e9~ Type=~http://schemas.octgn.org/picture~/&gt;</text:p>
          </table:table-cell>
          <table:table-cell office:value-type="string" table:style-name="ce1">
            <text:p>d8b5012c-b2a1-4d9e-bc51-61b10fee37e9</text:p>
          </table:table-cell>
          <table:table-cell office:value-type="string" table:style-name="ce1">
            <text:p>SV_thefirstswitch</text:p>
          </table:table-cell>
          <table:table-cell office:value-type="string" table:style-name="ce1">
            <text:p>The First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4 Adventuring (3 if completed in Forbidden Sea). crew Attachment: +4 Adventuring</text:p>
          </table:table-cell>
          <table:table-cell table:number-columns-repeated="16361"/>
        </table:table-row>
        <table:table-row table:style-name="ro1">
          <table:table-cell office:value-type="string" office:string-value="  &lt;card id=~4c19ce23-d8ba-4b2c-a4fa-e581169f1ddb~ name=~A Gallant Stan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rade Sea). crew Attachment: +2 Influence~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4c19ce23-d8ba-4b2c-a4fa-e581169f1ddb~ name=~A Gallant Stan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rade Sea). crew Attachment: +2 Influence~ /&gt;&lt;/card&gt;</text:p>
          </table:table-cell>
          <table:table-cell office:value-type="string" office:string-value=" &lt;Relationship Target=~/cards/SV_agallantstand.jpg~ Id=~C4c19ce23-d8ba-4b2c-a4fa-e581169f1ddb~ Type=~http://schemas.octgn.org/picture~/&gt;" table:formula="of:=CONCATENATE(&quot; &lt;Relationship Target=~/cards/&quot;;[.D34];&quot;.jpg~ Id=~C&quot;;[.C34];&quot;~ Type=~http://schemas.octgn.org/picture~/&gt;&quot;)" table:style-name="ce1">
            <text:p><text:s/>&lt;Relationship Target=~/cards/SV_agallantstand.jpg~ Id=~C4c19ce23-d8ba-4b2c-a4fa-e581169f1ddb~ Type=~http://schemas.octgn.org/picture~/&gt;</text:p>
          </table:table-cell>
          <table:table-cell office:value-type="string" table:style-name="ce1">
            <text:p>4c19ce23-d8ba-4b2c-a4fa-e581169f1ddb</text:p>
          </table:table-cell>
          <table:table-cell office:value-type="string" table:style-name="ce1">
            <text:p>SV_agallantstand</text:p>
          </table:table-cell>
          <table:table-cell office:value-type="string" table:style-name="ce1">
            <text:p>A Gallant Stand</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Trade Sea). crew Attachment: +2 Influence</text:p>
          </table:table-cell>
          <table:table-cell table:number-columns-repeated="16361"/>
        </table:table-row>
        <table:table-row table:style-name="ro1">
          <table:table-cell office:value-type="string" office:string-value="  &lt;card id=~6eb2f6db-af4e-4e24-91df-aed3d7cc2543~ name=~Ghouls Sneak on Board~&gt;&lt;property name=~Rarity~ value=~U~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play. Inflict 1 Hit on the target for every completed Adventure on the target Ship.~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6eb2f6db-af4e-4e24-91df-aed3d7cc2543~ name=~Ghouls Sneak on Board~&gt;&lt;property name=~Rarity~ value=~U~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play. Inflict 1 Hit on the target for every completed Adventure on the target Ship.~ /&gt;&lt;/card&gt;</text:p>
          </table:table-cell>
          <table:table-cell office:value-type="string" office:string-value=" &lt;Relationship Target=~/cards/SV_ghoulssneakonboard.jpg~ Id=~C6eb2f6db-af4e-4e24-91df-aed3d7cc2543~ Type=~http://schemas.octgn.org/picture~/&gt;" table:formula="of:=CONCATENATE(&quot; &lt;Relationship Target=~/cards/&quot;;[.D35];&quot;.jpg~ Id=~C&quot;;[.C35];&quot;~ Type=~http://schemas.octgn.org/picture~/&gt;&quot;)" table:style-name="ce1">
            <text:p><text:s/>&lt;Relationship Target=~/cards/SV_ghoulssneakonboard.jpg~ Id=~C6eb2f6db-af4e-4e24-91df-aed3d7cc2543~ Type=~http://schemas.octgn.org/picture~/&gt;</text:p>
          </table:table-cell>
          <table:table-cell office:value-type="string" table:style-name="ce1">
            <text:p>6eb2f6db-af4e-4e24-91df-aed3d7cc2543</text:p>
          </table:table-cell>
          <table:table-cell office:value-type="string" table:style-name="ce1">
            <text:p>SV_ghoulssneakonboard</text:p>
          </table:table-cell>
          <table:table-cell office:value-type="string" table:style-name="ce1">
            <text:p>Ghouls Sneak on Board</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3" table:style-name="ce1">
            <text:p>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play. Inflict 1 Hit on the target for every completed Adventure on the target Ship.</text:p>
          </table:table-cell>
          <table:table-cell table:number-columns-repeated="16361"/>
        </table:table-row>
        <table:table-row table:style-name="ro1">
          <table:table-cell office:value-type="string" office:string-value="  &lt;card id=~59410c11-4b6a-4523-bedb-9a6ab573b310~ name=~Giovanni Villanova~&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Unique · Patron Any player may sink Villanova by tacking 4 Influence as an action. All of your Villainous crew inflict 1 extra Hit during Boarding Attacks.~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59410c11-4b6a-4523-bedb-9a6ab573b310~ name=~Giovanni Villanova~&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Unique · Patron Any player may sink Villanova by tacking 4 Influence as an action. All of your Villainous crew inflict 1 extra Hit during Boarding Attacks.~ /&gt;&lt;/card&gt;</text:p>
          </table:table-cell>
          <table:table-cell office:value-type="string" office:string-value=" &lt;Relationship Target=~/cards/SV_giovannivillanova.jpg~ Id=~C59410c11-4b6a-4523-bedb-9a6ab573b310~ Type=~http://schemas.octgn.org/picture~/&gt;" table:formula="of:=CONCATENATE(&quot; &lt;Relationship Target=~/cards/&quot;;[.D36];&quot;.jpg~ Id=~C&quot;;[.C36];&quot;~ Type=~http://schemas.octgn.org/picture~/&gt;&quot;)" table:style-name="ce1">
            <text:p><text:s/>&lt;Relationship Target=~/cards/SV_giovannivillanova.jpg~ Id=~C59410c11-4b6a-4523-bedb-9a6ab573b310~ Type=~http://schemas.octgn.org/picture~/&gt;</text:p>
          </table:table-cell>
          <table:table-cell office:value-type="string" table:style-name="ce1">
            <text:p>59410c11-4b6a-4523-bedb-9a6ab573b310</text:p>
          </table:table-cell>
          <table:table-cell office:value-type="string" table:style-name="ce1">
            <text:p>SV_giovannivillanova</text:p>
          </table:table-cell>
          <table:table-cell office:value-type="string" table:style-name="ce1">
            <text:p>Giovanni Villanova</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orbidden Sea Attachment Unique · Patron Any player may sink Villanova by tacking 4 Influence as an action. All of your Villainous crew inflict 1 extra Hit during Boarding Attacks.</text:p>
          </table:table-cell>
          <table:table-cell table:number-columns-repeated="16361"/>
        </table:table-row>
        <table:table-row table:style-name="ro1">
          <table:table-cell office:value-type="string" office:string-value="  &lt;card id=~b906b266-63df-4090-878c-211a92e9bba5~ name=~Goss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Gosse crew gains +2 Influence until the end of the turn. That crew gains +2 extra Influence if there is a Corsairs Ship in play (+4 total).~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b906b266-63df-4090-878c-211a92e9bba5~ name=~Goss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Gosse crew gains +2 Influence until the end of the turn. That crew gains +2 extra Influence if there is a Corsairs Ship in play (+4 total).~ /&gt;&lt;/card&gt;</text:p>
          </table:table-cell>
          <table:table-cell office:value-type="string" office:string-value=" &lt;Relationship Target=~/cards/SV_gossepride.jpg~ Id=~Cb906b266-63df-4090-878c-211a92e9bba5~ Type=~http://schemas.octgn.org/picture~/&gt;" table:formula="of:=CONCATENATE(&quot; &lt;Relationship Target=~/cards/&quot;;[.D37];&quot;.jpg~ Id=~C&quot;;[.C37];&quot;~ Type=~http://schemas.octgn.org/picture~/&gt;&quot;)" table:style-name="ce1">
            <text:p><text:s/>&lt;Relationship Target=~/cards/SV_gossepride.jpg~ Id=~Cb906b266-63df-4090-878c-211a92e9bba5~ Type=~http://schemas.octgn.org/picture~/&gt;</text:p>
          </table:table-cell>
          <table:table-cell office:value-type="string" table:style-name="ce1">
            <text:p>b906b266-63df-4090-878c-211a92e9bba5</text:p>
          </table:table-cell>
          <table:table-cell office:value-type="string" table:style-name="ce1">
            <text:p>SV_gossepride</text:p>
          </table:table-cell>
          <table:table-cell office:value-type="string" table:style-name="ce1">
            <text:p>Gosse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Gosse crew gains +2 Influence until the end of the turn. That crew gains +2 extra Influence if there is a Corsairs Ship in play (+4 total).</text:p>
          </table:table-cell>
          <table:table-cell table:number-columns-repeated="16361"/>
        </table:table-row>
        <table:table-row table:style-name="ro1">
          <table:table-cell office:value-type="string" office:string-value="  &lt;card id=~d9f23d68-18e2-4518-8d9f-df57cf45f8cc~ name=~Gunnery at its Fines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Gunner to produce Cannon. That crew produces 2 extra Cannon.~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d9f23d68-18e2-4518-8d9f-df57cf45f8cc~ name=~Gunnery at its Fines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Gunner to produce Cannon. That crew produces 2 extra Cannon.~ /&gt;&lt;/card&gt;</text:p>
          </table:table-cell>
          <table:table-cell office:value-type="string" office:string-value=" &lt;Relationship Target=~/cards/SV_gunneryatitsfinest.jpg~ Id=~Cd9f23d68-18e2-4518-8d9f-df57cf45f8cc~ Type=~http://schemas.octgn.org/picture~/&gt;" table:formula="of:=CONCATENATE(&quot; &lt;Relationship Target=~/cards/&quot;;[.D38];&quot;.jpg~ Id=~C&quot;;[.C38];&quot;~ Type=~http://schemas.octgn.org/picture~/&gt;&quot;)" table:style-name="ce1">
            <text:p><text:s/>&lt;Relationship Target=~/cards/SV_gunneryatitsfinest.jpg~ Id=~Cd9f23d68-18e2-4518-8d9f-df57cf45f8cc~ Type=~http://schemas.octgn.org/picture~/&gt;</text:p>
          </table:table-cell>
          <table:table-cell office:value-type="string" table:style-name="ce1">
            <text:p>d9f23d68-18e2-4518-8d9f-df57cf45f8cc</text:p>
          </table:table-cell>
          <table:table-cell office:value-type="string" table:style-name="ce1">
            <text:p>SV_gunneryatitsfinest</text:p>
          </table:table-cell>
          <table:table-cell office:value-type="string" table:style-name="ce1">
            <text:p>Gunnery at its Fines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acking a Gunner to produce Cannon. That crew produces 2 extra Cannon.</text:p>
          </table:table-cell>
          <table:table-cell table:number-columns-repeated="16361"/>
        </table:table-row>
        <table:table-row table:style-name="ro1">
          <table:table-cell office:value-type="string" office:string-value="  &lt;card id=~d13525b2-4dde-470c-838a-ec76a54b1ba2~ name=~Hamish~&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Unique · Loyal · No attachments React: Instead of performing a Boarding Attack, tack Hamish to inflict 5 Hits on the other Ship in the Boarding. Then you suffer 3 Hits. Hamish cannot tack or sink to absorb these 3 Hits.~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d13525b2-4dde-470c-838a-ec76a54b1ba2~ name=~Hamish~&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Unique · Loyal · No attachments React: Instead of performing a Boarding Attack, tack Hamish to inflict 5 Hits on the other Ship in the Boarding. Then you suffer 3 Hits. Hamish cannot tack or sink to absorb these 3 Hits.~ /&gt;&lt;/card&gt;</text:p>
          </table:table-cell>
          <table:table-cell office:value-type="string" office:string-value=" &lt;Relationship Target=~/cards/SV_hamish.jpg~ Id=~Cd13525b2-4dde-470c-838a-ec76a54b1ba2~ Type=~http://schemas.octgn.org/picture~/&gt;" table:formula="of:=CONCATENATE(&quot; &lt;Relationship Target=~/cards/&quot;;[.D39];&quot;.jpg~ Id=~C&quot;;[.C39];&quot;~ Type=~http://schemas.octgn.org/picture~/&gt;&quot;)" table:style-name="ce1">
            <text:p><text:s/>&lt;Relationship Target=~/cards/SV_hamish.jpg~ Id=~Cd13525b2-4dde-470c-838a-ec76a54b1ba2~ Type=~http://schemas.octgn.org/picture~/&gt;</text:p>
          </table:table-cell>
          <table:table-cell office:value-type="string" table:style-name="ce1">
            <text:p>d13525b2-4dde-470c-838a-ec76a54b1ba2</text:p>
          </table:table-cell>
          <table:table-cell office:value-type="string" table:style-name="ce1">
            <text:p>SV_hamish</text:p>
          </table:table-cell>
          <table:table-cell office:value-type="string" table:style-name="ce1">
            <text:p>Hamish</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Unique · Loyal · No attachments React: Instead of performing a Boarding Attack, tack Hamish to inflict 5 Hits on the other Ship in the Boarding. Then you suffer 3 Hits. Hamish cannot tack or sink to absorb these 3 Hits.</text:p>
          </table:table-cell>
          <table:table-cell table:number-columns-repeated="16361"/>
        </table:table-row>
        <table:table-row table:style-name="ro1">
          <table:table-cell office:value-type="string" office:string-value="  &lt;card id=~074d9152-1a8d-46cc-a038-25c55df4918e~ name=~Helpful Advic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 Sailing cost, this card produces 4 Sailing for that player, then attaches to one of your crew, giving +2 Adventuring.~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074d9152-1a8d-46cc-a038-25c55df4918e~ name=~Helpful Advic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 Sailing cost, this card produces 4 Sailing for that player, then attaches to one of your crew, giving +2 Adventuring.~ /&gt;&lt;/card&gt;</text:p>
          </table:table-cell>
          <table:table-cell office:value-type="string" office:string-value=" &lt;Relationship Target=~/cards/SV_helpfuladvice.jpg~ Id=~C074d9152-1a8d-46cc-a038-25c55df4918e~ Type=~http://schemas.octgn.org/picture~/&gt;" table:formula="of:=CONCATENATE(&quot; &lt;Relationship Target=~/cards/&quot;;[.D40];&quot;.jpg~ Id=~C&quot;;[.C40];&quot;~ Type=~http://schemas.octgn.org/picture~/&gt;&quot;)" table:style-name="ce1">
            <text:p><text:s/>&lt;Relationship Target=~/cards/SV_helpfuladvice.jpg~ Id=~C074d9152-1a8d-46cc-a038-25c55df4918e~ Type=~http://schemas.octgn.org/picture~/&gt;</text:p>
          </table:table-cell>
          <table:table-cell office:value-type="string" table:style-name="ce1">
            <text:p>074d9152-1a8d-46cc-a038-25c55df4918e</text:p>
          </table:table-cell>
          <table:table-cell office:value-type="string" table:style-name="ce1">
            <text:p>SV_helpfuladvice</text:p>
          </table:table-cell>
          <table:table-cell office:value-type="string" table:style-name="ce1">
            <text:p>Helpful Advic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Target another player. The next time that player pays a Sailing cost, this card produces 4 Sailing for that player, then attaches to one of your crew, giving +2 Adventuring.</text:p>
          </table:table-cell>
          <table:table-cell table:number-columns-repeated="16361"/>
        </table:table-row>
        <table:table-row table:style-name="ro1">
          <table:table-cell office:value-type="string" office:string-value="  &lt;card id=~0d043f56-eba8-4aee-8053-e9f27b5e83cd~ name=~Iken of Venderhe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4~ /&gt;&lt;property name=~Crew Max.~ value=~~ /&gt;&lt;property name=~Move Cost~ value=~~ /&gt;&lt;property name=~Faction~ value=~Vesten~ /&gt;&lt;property name=~Text~ value=~~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0d043f56-eba8-4aee-8053-e9f27b5e83cd~ name=~Iken of Venderhe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4~ /&gt;&lt;property name=~Crew Max.~ value=~~ /&gt;&lt;property name=~Move Cost~ value=~~ /&gt;&lt;property name=~Faction~ value=~Vesten~ /&gt;&lt;property name=~Text~ value=~~ /&gt;&lt;/card&gt;</text:p>
          </table:table-cell>
          <table:table-cell office:value-type="string" office:string-value=" &lt;Relationship Target=~/cards/SV_ikenofvenderheim.jpg~ Id=~C0d043f56-eba8-4aee-8053-e9f27b5e83cd~ Type=~http://schemas.octgn.org/picture~/&gt;" table:formula="of:=CONCATENATE(&quot; &lt;Relationship Target=~/cards/&quot;;[.D41];&quot;.jpg~ Id=~C&quot;;[.C41];&quot;~ Type=~http://schemas.octgn.org/picture~/&gt;&quot;)" table:style-name="ce1">
            <text:p><text:s/>&lt;Relationship Target=~/cards/SV_ikenofvenderheim.jpg~ Id=~C0d043f56-eba8-4aee-8053-e9f27b5e83cd~ Type=~http://schemas.octgn.org/picture~/&gt;</text:p>
          </table:table-cell>
          <table:table-cell office:value-type="string" table:style-name="ce1">
            <text:p>0d043f56-eba8-4aee-8053-e9f27b5e83cd</text:p>
          </table:table-cell>
          <table:table-cell office:value-type="string" table:style-name="ce1">
            <text:p>SV_ikenofvenderheim</text:p>
          </table:table-cell>
          <table:table-cell office:value-type="string" table:style-name="ce1">
            <text:p>Iken of Venderheim</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Vesten</text:p>
          </table:table-cell>
          <table:table-cell table:number-columns-repeated="16362" table:style-name="ce1"/>
        </table:table-row>
        <table:table-row table:style-name="ro1">
          <table:table-cell office:value-type="string" office:string-value="  &lt;card id=~d3d31490-1913-404a-91b3-57ef042632ca~ name=~I'll Be Taking That...~&gt;&lt;property name=~Rarity~ value=~U~ /&gt;&lt;property name=~Type~ value=~actions~ /&gt;&lt;property name=~Cost~ value=~1~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tem card in play. Discard that card.~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d3d31490-1913-404a-91b3-57ef042632ca~ name=~I'll Be Taking That...~&gt;&lt;property name=~Rarity~ value=~U~ /&gt;&lt;property name=~Type~ value=~actions~ /&gt;&lt;property name=~Cost~ value=~1~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Item card in play. Discard that card.~ /&gt;&lt;/card&gt;</text:p>
          </table:table-cell>
          <table:table-cell office:value-type="string" office:string-value=" &lt;Relationship Target=~/cards/SV_illbetakingthat.jpg~ Id=~Cd3d31490-1913-404a-91b3-57ef042632ca~ Type=~http://schemas.octgn.org/picture~/&gt;" table:formula="of:=CONCATENATE(&quot; &lt;Relationship Target=~/cards/&quot;;[.D42];&quot;.jpg~ Id=~C&quot;;[.C42];&quot;~ Type=~http://schemas.octgn.org/picture~/&gt;&quot;)" table:style-name="ce1">
            <text:p><text:s/>&lt;Relationship Target=~/cards/SV_illbetakingthat.jpg~ Id=~Cd3d31490-1913-404a-91b3-57ef042632ca~ Type=~http://schemas.octgn.org/picture~/&gt;</text:p>
          </table:table-cell>
          <table:table-cell office:value-type="string" table:style-name="ce1">
            <text:p>d3d31490-1913-404a-91b3-57ef042632ca</text:p>
          </table:table-cell>
          <table:table-cell office:value-type="string" table:style-name="ce1">
            <text:p>SV_illbetakingthat</text:p>
          </table:table-cell>
          <table:table-cell office:value-type="string" table:style-name="ce1">
            <text:p>I'll Be Taking That...</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3" table:style-name="ce1">
            <text:p>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 Item card in play. Discard that card.</text:p>
          </table:table-cell>
          <table:table-cell table:number-columns-repeated="16361"/>
        </table:table-row>
        <table:table-row table:style-name="ro1">
          <table:table-cell office:value-type="string" office:string-value="  &lt;card id=~1b956e7b-6bfa-4f1f-8f87-e1d3e9e50de5~ name=~Imsh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1~ /&gt;&lt;property name=~Swashbuckling~ value=~2~ /&gt;&lt;property name=~Crew Max.~ value=~~ /&gt;&lt;property name=~Move Cost~ value=~~ /&gt;&lt;property name=~Faction~ value=~Corsairs~ /&gt;&lt;property name=~Text~ value=~Unique React: Tack Imshi when you tack the Artifact Cannon. Imshi adds his Cannon skill to the Hits inflicted by the Artifact Cannon.~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1b956e7b-6bfa-4f1f-8f87-e1d3e9e50de5~ name=~Imsh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1~ /&gt;&lt;property name=~Swashbuckling~ value=~2~ /&gt;&lt;property name=~Crew Max.~ value=~~ /&gt;&lt;property name=~Move Cost~ value=~~ /&gt;&lt;property name=~Faction~ value=~Corsairs~ /&gt;&lt;property name=~Text~ value=~Unique React: Tack Imshi when you tack the Artifact Cannon. Imshi adds his Cannon skill to the Hits inflicted by the Artifact Cannon.~ /&gt;&lt;/card&gt;</text:p>
          </table:table-cell>
          <table:table-cell office:value-type="string" office:string-value=" &lt;Relationship Target=~/cards/SV_imshi.jpg~ Id=~C1b956e7b-6bfa-4f1f-8f87-e1d3e9e50de5~ Type=~http://schemas.octgn.org/picture~/&gt;" table:formula="of:=CONCATENATE(&quot; &lt;Relationship Target=~/cards/&quot;;[.D43];&quot;.jpg~ Id=~C&quot;;[.C43];&quot;~ Type=~http://schemas.octgn.org/picture~/&gt;&quot;)" table:style-name="ce1">
            <text:p><text:s/>&lt;Relationship Target=~/cards/SV_imshi.jpg~ Id=~C1b956e7b-6bfa-4f1f-8f87-e1d3e9e50de5~ Type=~http://schemas.octgn.org/picture~/&gt;</text:p>
          </table:table-cell>
          <table:table-cell office:value-type="string" table:style-name="ce1">
            <text:p>1b956e7b-6bfa-4f1f-8f87-e1d3e9e50de5</text:p>
          </table:table-cell>
          <table:table-cell office:value-type="string" table:style-name="ce1">
            <text:p>SV_imshi</text:p>
          </table:table-cell>
          <table:table-cell office:value-type="string" table:style-name="ce1">
            <text:p>Imshi</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Unique React: Tack Imshi when you tack the Artifact Cannon. Imshi adds his Cannon skill to the Hits inflicted by the Artifact Cannon.</text:p>
          </table:table-cell>
          <table:table-cell table:number-columns-repeated="16361"/>
        </table:table-row>
        <table:table-row table:style-name="ro1">
          <table:table-cell office:value-type="string" office:string-value="  &lt;card id=~d937962f-8196-446a-ae24-25390cb2edbb~ name=~Infection~&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a Face, Eye, Leg, or Hand Attachment. Tack that crew.~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d937962f-8196-446a-ae24-25390cb2edbb~ name=~Infection~&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a Face, Eye, Leg, or Hand Attachment. Tack that crew.~ /&gt;&lt;/card&gt;</text:p>
          </table:table-cell>
          <table:table-cell office:value-type="string" office:string-value=" &lt;Relationship Target=~/cards/SV_infection.jpg~ Id=~Cd937962f-8196-446a-ae24-25390cb2edbb~ Type=~http://schemas.octgn.org/picture~/&gt;" table:formula="of:=CONCATENATE(&quot; &lt;Relationship Target=~/cards/&quot;;[.D44];&quot;.jpg~ Id=~C&quot;;[.C44];&quot;~ Type=~http://schemas.octgn.org/picture~/&gt;&quot;)" table:style-name="ce1">
            <text:p><text:s/>&lt;Relationship Target=~/cards/SV_infection.jpg~ Id=~Cd937962f-8196-446a-ae24-25390cb2edbb~ Type=~http://schemas.octgn.org/picture~/&gt;</text:p>
          </table:table-cell>
          <table:table-cell office:value-type="string" table:style-name="ce1">
            <text:p>d937962f-8196-446a-ae24-25390cb2edbb</text:p>
          </table:table-cell>
          <table:table-cell office:value-type="string" table:style-name="ce1">
            <text:p>SV_infection</text:p>
          </table:table-cell>
          <table:table-cell office:value-type="string" table:style-name="ce1">
            <text:p>Infection</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crew with a Face, Eye, Leg, or Hand Attachment. Tack that crew.</text:p>
          </table:table-cell>
          <table:table-cell table:number-columns-repeated="16361"/>
        </table:table-row>
        <table:table-row table:style-name="ro1">
          <table:table-cell office:value-type="string" office:string-value="  &lt;card id=~bc360c5b-e412-42b1-9414-faadfe8bcbb5~ name=~Jean-Marie Rois-et-Rei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React: Discard Jean Marie when a player performs an action which discards or sinks one of their own crew. The other effects of that action are negated.~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bc360c5b-e412-42b1-9414-faadfe8bcbb5~ name=~Jean-Marie Rois-et-Rei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React: Discard Jean Marie when a player performs an action which discards or sinks one of their own crew. The other effects of that action are negated.~ /&gt;&lt;/card&gt;</text:p>
          </table:table-cell>
          <table:table-cell office:value-type="string" office:string-value=" &lt;Relationship Target=~/cards/SV_jeanmarieroisetreines.jpg~ Id=~Cbc360c5b-e412-42b1-9414-faadfe8bcbb5~ Type=~http://schemas.octgn.org/picture~/&gt;" table:formula="of:=CONCATENATE(&quot; &lt;Relationship Target=~/cards/&quot;;[.D45];&quot;.jpg~ Id=~C&quot;;[.C45];&quot;~ Type=~http://schemas.octgn.org/picture~/&gt;&quot;)" table:style-name="ce1">
            <text:p><text:s/>&lt;Relationship Target=~/cards/SV_jeanmarieroisetreines.jpg~ Id=~Cbc360c5b-e412-42b1-9414-faadfe8bcbb5~ Type=~http://schemas.octgn.org/picture~/&gt;</text:p>
          </table:table-cell>
          <table:table-cell office:value-type="string" table:style-name="ce1">
            <text:p>bc360c5b-e412-42b1-9414-faadfe8bcbb5</text:p>
          </table:table-cell>
          <table:table-cell office:value-type="string" table:style-name="ce1">
            <text:p>SV_jeanmarieroisetreines</text:p>
          </table:table-cell>
          <table:table-cell office:value-type="string" table:style-name="ce1">
            <text:p>Jean-Marie Rois-et-Reines</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React: Discard Jean Marie when a player performs an action which discards or sinks one of their own crew. The other effects of that action are negated.</text:p>
          </table:table-cell>
          <table:table-cell table:number-columns-repeated="16361"/>
        </table:table-row>
        <table:table-row table:style-name="ro1">
          <table:table-cell office:value-type="string" office:string-value="  &lt;card id=~6202b95b-f3a4-4de5-9f61-c0facff9c053~ name=~Joseph Dun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1~ /&gt;&lt;property name=~Swashbuckling~ value=~1~ /&gt;&lt;property name=~Crew Max.~ value=~~ /&gt;&lt;property name=~Move Cost~ value=~~ /&gt;&lt;property name=~Faction~ value=~Explorer's Society~ /&gt;&lt;property name=~Text~ value=~When Joseph tacks to absorb Hits, except during Boarding, you may discard one card from your hand to absorb 3 extra Hits. You may only use this ability once each time you suffer Hits.~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6202b95b-f3a4-4de5-9f61-c0facff9c053~ name=~Joseph Dun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1~ /&gt;&lt;property name=~Swashbuckling~ value=~1~ /&gt;&lt;property name=~Crew Max.~ value=~~ /&gt;&lt;property name=~Move Cost~ value=~~ /&gt;&lt;property name=~Faction~ value=~Explorer's Society~ /&gt;&lt;property name=~Text~ value=~When Joseph tacks to absorb Hits, except during Boarding, you may discard one card from your hand to absorb 3 extra Hits. You may only use this ability once each time you suffer Hits.~ /&gt;&lt;/card&gt;</text:p>
          </table:table-cell>
          <table:table-cell office:value-type="string" office:string-value=" &lt;Relationship Target=~/cards/SV_josephdunn.jpg~ Id=~C6202b95b-f3a4-4de5-9f61-c0facff9c053~ Type=~http://schemas.octgn.org/picture~/&gt;" table:formula="of:=CONCATENATE(&quot; &lt;Relationship Target=~/cards/&quot;;[.D46];&quot;.jpg~ Id=~C&quot;;[.C46];&quot;~ Type=~http://schemas.octgn.org/picture~/&gt;&quot;)" table:style-name="ce1">
            <text:p><text:s/>&lt;Relationship Target=~/cards/SV_josephdunn.jpg~ Id=~C6202b95b-f3a4-4de5-9f61-c0facff9c053~ Type=~http://schemas.octgn.org/picture~/&gt;</text:p>
          </table:table-cell>
          <table:table-cell office:value-type="string" table:style-name="ce1">
            <text:p>6202b95b-f3a4-4de5-9f61-c0facff9c053</text:p>
          </table:table-cell>
          <table:table-cell office:value-type="string" table:style-name="ce1">
            <text:p>SV_josephdunn</text:p>
          </table:table-cell>
          <table:table-cell office:value-type="string" table:style-name="ce1">
            <text:p>Joseph Dunn</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When Joseph tacks to absorb Hits, except during Boarding, you may discard one card from your hand to absorb 3 extra Hits. You may only use this ability once each time you suffer Hits.</text:p>
          </table:table-cell>
          <table:table-cell table:number-columns-repeated="16361"/>
        </table:table-row>
        <table:table-row table:style-name="ro1">
          <table:table-cell office:value-type="string" office:string-value="  &lt;card id=~f528dff2-e6e2-4f37-9968-1a95bc5c097f~ name=~Julia~&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Heroic~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f528dff2-e6e2-4f37-9968-1a95bc5c097f~ name=~Julia~&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Heroic~ /&gt;&lt;/card&gt;</text:p>
          </table:table-cell>
          <table:table-cell office:value-type="string" office:string-value=" &lt;Relationship Target=~/cards/SV_julia.jpg~ Id=~Cf528dff2-e6e2-4f37-9968-1a95bc5c097f~ Type=~http://schemas.octgn.org/picture~/&gt;" table:formula="of:=CONCATENATE(&quot; &lt;Relationship Target=~/cards/&quot;;[.D47];&quot;.jpg~ Id=~C&quot;;[.C47];&quot;~ Type=~http://schemas.octgn.org/picture~/&gt;&quot;)" table:style-name="ce1">
            <text:p><text:s/>&lt;Relationship Target=~/cards/SV_julia.jpg~ Id=~Cf528dff2-e6e2-4f37-9968-1a95bc5c097f~ Type=~http://schemas.octgn.org/picture~/&gt;</text:p>
          </table:table-cell>
          <table:table-cell office:value-type="string" table:style-name="ce1">
            <text:p>f528dff2-e6e2-4f37-9968-1a95bc5c097f</text:p>
          </table:table-cell>
          <table:table-cell office:value-type="string" table:style-name="ce1">
            <text:p>SV_julia</text:p>
          </table:table-cell>
          <table:table-cell office:value-type="string" table:style-name="ce1">
            <text:p>Julia</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Heroic</text:p>
          </table:table-cell>
          <table:table-cell table:number-columns-repeated="16361"/>
        </table:table-row>
        <table:table-row table:style-name="ro1">
          <table:table-cell office:value-type="string" office:string-value="  &lt;card id=~25799c19-57cc-48e1-91f8-d5043621d44c~ name=~Kalem the Believer~&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Unique · Patron This card does not untack during the Untack phase. React: Tack Kalem when you are paying an Influence cost to produce 3 Influence. React: Untack Kalem when another player's crew is sunk.~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25799c19-57cc-48e1-91f8-d5043621d44c~ name=~Kalem the Believer~&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 · Unique · Patron This card does not untack during the Untack phase. React: Tack Kalem when you are paying an Influence cost to produce 3 Influence. React: Untack Kalem when another player's crew is sunk.~ /&gt;&lt;/card&gt;</text:p>
          </table:table-cell>
          <table:table-cell office:value-type="string" office:string-value=" &lt;Relationship Target=~/cards/SV_kalemthebeliever.jpg~ Id=~C25799c19-57cc-48e1-91f8-d5043621d44c~ Type=~http://schemas.octgn.org/picture~/&gt;" table:formula="of:=CONCATENATE(&quot; &lt;Relationship Target=~/cards/&quot;;[.D48];&quot;.jpg~ Id=~C&quot;;[.C48];&quot;~ Type=~http://schemas.octgn.org/picture~/&gt;&quot;)" table:style-name="ce1">
            <text:p><text:s/>&lt;Relationship Target=~/cards/SV_kalemthebeliever.jpg~ Id=~C25799c19-57cc-48e1-91f8-d5043621d44c~ Type=~http://schemas.octgn.org/picture~/&gt;</text:p>
          </table:table-cell>
          <table:table-cell office:value-type="string" table:style-name="ce1">
            <text:p>25799c19-57cc-48e1-91f8-d5043621d44c</text:p>
          </table:table-cell>
          <table:table-cell office:value-type="string" table:style-name="ce1">
            <text:p>SV_kalemthebeliever</text:p>
          </table:table-cell>
          <table:table-cell office:value-type="string" table:style-name="ce1">
            <text:p>Kalem the Believer</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s Captain Attachment · Unique · Patron This card does not untack during the Untack phase. React: Tack Kalem when you are paying an Influence cost to produce 3 Influence. React: Untack Kalem when another player's crew is sunk.</text:p>
          </table:table-cell>
          <table:table-cell table:number-columns-repeated="16361"/>
        </table:table-row>
        <table:table-row table:style-name="ro1">
          <table:table-cell office:value-type="string" office:string-value="  &lt;card id=~e1065319-f197-4532-a63f-ced710a14a5f~ name=~Long Range Cannon Volley~&gt;&lt;property name=~Rarity~ value=~C~ /&gt;&lt;property name=~Type~ value=~actions~ /&gt;&lt;property name=~Cost~ value=~4~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 Ship when it enters this Sea. You may immediately perform a Cannon Attack against that Ship.~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e1065319-f197-4532-a63f-ced710a14a5f~ name=~Long Range Cannon Volley~&gt;&lt;property name=~Rarity~ value=~C~ /&gt;&lt;property name=~Type~ value=~actions~ /&gt;&lt;property name=~Cost~ value=~4~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 Ship when it enters this Sea. You may immediately perform a Cannon Attack against that Ship.~ /&gt;&lt;/card&gt;</text:p>
          </table:table-cell>
          <table:table-cell office:value-type="string" office:string-value=" &lt;Relationship Target=~/cards/SV_longrangecannonvolley.jpg~ Id=~Ce1065319-f197-4532-a63f-ced710a14a5f~ Type=~http://schemas.octgn.org/picture~/&gt;" table:formula="of:=CONCATENATE(&quot; &lt;Relationship Target=~/cards/&quot;;[.D49];&quot;.jpg~ Id=~C&quot;;[.C49];&quot;~ Type=~http://schemas.octgn.org/picture~/&gt;&quot;)" table:style-name="ce1">
            <text:p><text:s/>&lt;Relationship Target=~/cards/SV_longrangecannonvolley.jpg~ Id=~Ce1065319-f197-4532-a63f-ced710a14a5f~ Type=~http://schemas.octgn.org/picture~/&gt;</text:p>
          </table:table-cell>
          <table:table-cell office:value-type="string" table:style-name="ce1">
            <text:p>e1065319-f197-4532-a63f-ced710a14a5f</text:p>
          </table:table-cell>
          <table:table-cell office:value-type="string" table:style-name="ce1">
            <text:p>SV_longrangecannonvolley</text:p>
          </table:table-cell>
          <table:table-cell office:value-type="string" table:style-name="ce1">
            <text:p>Long Range Cannon Volley</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Target a Ship when it enters this Sea. You may immediately perform a Cannon Attack against that Ship.</text:p>
          </table:table-cell>
          <table:table-cell table:number-columns-repeated="16361"/>
        </table:table-row>
        <table:table-row table:style-name="ro1">
          <table:table-cell office:value-type="string" office:string-value="  &lt;card id=~3d012a43-aefd-4443-81b6-c5410d8002b3~ name=~Low on Shot~&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Until the end of the turn, that crew's Cannon skill is always zero.~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3d012a43-aefd-4443-81b6-c5410d8002b3~ name=~Low on Shot~&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Until the end of the turn, that crew's Cannon skill is always zero.~ /&gt;&lt;/card&gt;</text:p>
          </table:table-cell>
          <table:table-cell office:value-type="string" office:string-value=" &lt;Relationship Target=~/cards/SV_lowonshot.jpg~ Id=~C3d012a43-aefd-4443-81b6-c5410d8002b3~ Type=~http://schemas.octgn.org/picture~/&gt;" table:formula="of:=CONCATENATE(&quot; &lt;Relationship Target=~/cards/&quot;;[.D50];&quot;.jpg~ Id=~C&quot;;[.C50];&quot;~ Type=~http://schemas.octgn.org/picture~/&gt;&quot;)" table:style-name="ce1">
            <text:p><text:s/>&lt;Relationship Target=~/cards/SV_lowonshot.jpg~ Id=~C3d012a43-aefd-4443-81b6-c5410d8002b3~ Type=~http://schemas.octgn.org/picture~/&gt;</text:p>
          </table:table-cell>
          <table:table-cell office:value-type="string" table:style-name="ce1">
            <text:p>3d012a43-aefd-4443-81b6-c5410d8002b3</text:p>
          </table:table-cell>
          <table:table-cell office:value-type="string" table:style-name="ce1">
            <text:p>SV_lowonshot</text:p>
          </table:table-cell>
          <table:table-cell office:value-type="string" table:style-name="ce1">
            <text:p>Low on Shot</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crew. Until the end of the turn, that crew's Cannon skill is always zero.</text:p>
          </table:table-cell>
          <table:table-cell table:number-columns-repeated="16361"/>
        </table:table-row>
        <table:table-row table:style-name="ro1">
          <table:table-cell office:value-type="string" office:string-value="  &lt;card id=~6ba1e05f-310c-4d5e-a027-3a9eea7804d1~ name=~Making of a Hero~&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May not be attached to a Villainous crew. This crew gains the Heroic trai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6ba1e05f-310c-4d5e-a027-3a9eea7804d1~ name=~Making of a Hero~&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May not be attached to a Villainous crew. This crew gains the Heroic trait.~ /&gt;&lt;/card&gt;</text:p>
          </table:table-cell>
          <table:table-cell office:value-type="string" office:string-value=" &lt;Relationship Target=~/cards/SV_makingofahero.jpg~ Id=~C6ba1e05f-310c-4d5e-a027-3a9eea7804d1~ Type=~http://schemas.octgn.org/picture~/&gt;" table:formula="of:=CONCATENATE(&quot; &lt;Relationship Target=~/cards/&quot;;[.D51];&quot;.jpg~ Id=~C&quot;;[.C51];&quot;~ Type=~http://schemas.octgn.org/picture~/&gt;&quot;)" table:style-name="ce1">
            <text:p><text:s/>&lt;Relationship Target=~/cards/SV_makingofahero.jpg~ Id=~C6ba1e05f-310c-4d5e-a027-3a9eea7804d1~ Type=~http://schemas.octgn.org/picture~/&gt;</text:p>
          </table:table-cell>
          <table:table-cell office:value-type="string" table:style-name="ce1">
            <text:p>6ba1e05f-310c-4d5e-a027-3a9eea7804d1</text:p>
          </table:table-cell>
          <table:table-cell office:value-type="string" table:style-name="ce1">
            <text:p>SV_makingofahero</text:p>
          </table:table-cell>
          <table:table-cell office:value-type="string" table:style-name="ce1">
            <text:p>Making of a Hero</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la Boca). crew Attachment: May not be attached to a Villainous crew. This crew gains the Heroic trait.</text:p>
          </table:table-cell>
          <table:table-cell table:number-columns-repeated="16361"/>
        </table:table-row>
        <table:table-row table:style-name="ro1">
          <table:table-cell office:value-type="string" office:string-value="  &lt;card id=~e933acc0-5d87-46e5-a78d-885382507502~ name=~Man the Bilge Pump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crew to absorb Hits, except during Boarding. Untack one of your crew which tacked to absorb Hits.~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e933acc0-5d87-46e5-a78d-885382507502~ name=~Man the Bilge Pump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crew to absorb Hits, except during Boarding. Untack one of your crew which tacked to absorb Hits.~ /&gt;&lt;/card&gt;</text:p>
          </table:table-cell>
          <table:table-cell office:value-type="string" office:string-value=" &lt;Relationship Target=~/cards/SV_manthebilgepumps.jpg~ Id=~Ce933acc0-5d87-46e5-a78d-885382507502~ Type=~http://schemas.octgn.org/picture~/&gt;" table:formula="of:=CONCATENATE(&quot; &lt;Relationship Target=~/cards/&quot;;[.D52];&quot;.jpg~ Id=~C&quot;;[.C52];&quot;~ Type=~http://schemas.octgn.org/picture~/&gt;&quot;)" table:style-name="ce1">
            <text:p><text:s/>&lt;Relationship Target=~/cards/SV_manthebilgepumps.jpg~ Id=~Ce933acc0-5d87-46e5-a78d-885382507502~ Type=~http://schemas.octgn.org/picture~/&gt;</text:p>
          </table:table-cell>
          <table:table-cell office:value-type="string" table:style-name="ce1">
            <text:p>e933acc0-5d87-46e5-a78d-885382507502</text:p>
          </table:table-cell>
          <table:table-cell office:value-type="string" table:style-name="ce1">
            <text:p>SV_manthebilgepumps</text:p>
          </table:table-cell>
          <table:table-cell office:value-type="string" table:style-name="ce1">
            <text:p>Man the Bilge Pump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you tack crew to absorb Hits, except during Boarding. Untack one of your crew which tacked to absorb Hits.</text:p>
          </table:table-cell>
          <table:table-cell table:number-columns-repeated="16361"/>
        </table:table-row>
        <table:table-row table:style-name="ro1">
          <table:table-cell office:value-type="string" office:string-value="  &lt;card id=~76edd728-a48b-4bc1-a9c8-2591cb519545~ name=~Martin Tytu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Gosse's Gentlemen~ /&gt;&lt;property name=~Text~ value=~All Goods adventures attached to Martin which produce Influence, produce 1 extra Influence.~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76edd728-a48b-4bc1-a9c8-2591cb519545~ name=~Martin Tytu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Gosse's Gentlemen~ /&gt;&lt;property name=~Text~ value=~All Goods adventures attached to Martin which produce Influence, produce 1 extra Influence.~ /&gt;&lt;/card&gt;</text:p>
          </table:table-cell>
          <table:table-cell office:value-type="string" office:string-value=" &lt;Relationship Target=~/cards/SV_martintytus.jpg~ Id=~C76edd728-a48b-4bc1-a9c8-2591cb519545~ Type=~http://schemas.octgn.org/picture~/&gt;" table:formula="of:=CONCATENATE(&quot; &lt;Relationship Target=~/cards/&quot;;[.D53];&quot;.jpg~ Id=~C&quot;;[.C53];&quot;~ Type=~http://schemas.octgn.org/picture~/&gt;&quot;)" table:style-name="ce1">
            <text:p><text:s/>&lt;Relationship Target=~/cards/SV_martintytus.jpg~ Id=~C76edd728-a48b-4bc1-a9c8-2591cb519545~ Type=~http://schemas.octgn.org/picture~/&gt;</text:p>
          </table:table-cell>
          <table:table-cell office:value-type="string" table:style-name="ce1">
            <text:p>76edd728-a48b-4bc1-a9c8-2591cb519545</text:p>
          </table:table-cell>
          <table:table-cell office:value-type="string" table:style-name="ce1">
            <text:p>SV_martintytus</text:p>
          </table:table-cell>
          <table:table-cell office:value-type="string" table:style-name="ce1">
            <text:p>Martin Tytu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All Goods adventures attached to Martin which produce Influence, produce 1 extra Influence.</text:p>
          </table:table-cell>
          <table:table-cell table:number-columns-repeated="16361"/>
        </table:table-row>
        <table:table-row table:style-name="ro1">
          <table:table-cell office:value-type="string" office:string-value="  &lt;card id=~6439829b-8314-4f0e-80e1-fefddee75864~ name=~McCormick's Quest~&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uncompleted Adventure. Move that Adventure to any Sea. This card's cost is reduced to zero if you have an Explorers Captain.~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6439829b-8314-4f0e-80e1-fefddee75864~ name=~McCormick's Quest~&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uncompleted Adventure. Move that Adventure to any Sea. This card's cost is reduced to zero if you have an Explorers Captain.~ /&gt;&lt;/card&gt;</text:p>
          </table:table-cell>
          <table:table-cell office:value-type="string" office:string-value=" &lt;Relationship Target=~/cards/SV_mccormicksquest.jpg~ Id=~C6439829b-8314-4f0e-80e1-fefddee75864~ Type=~http://schemas.octgn.org/picture~/&gt;" table:formula="of:=CONCATENATE(&quot; &lt;Relationship Target=~/cards/&quot;;[.D54];&quot;.jpg~ Id=~C&quot;;[.C54];&quot;~ Type=~http://schemas.octgn.org/picture~/&gt;&quot;)" table:style-name="ce1">
            <text:p><text:s/>&lt;Relationship Target=~/cards/SV_mccormicksquest.jpg~ Id=~C6439829b-8314-4f0e-80e1-fefddee75864~ Type=~http://schemas.octgn.org/picture~/&gt;</text:p>
          </table:table-cell>
          <table:table-cell office:value-type="string" table:style-name="ce1">
            <text:p>6439829b-8314-4f0e-80e1-fefddee75864</text:p>
          </table:table-cell>
          <table:table-cell office:value-type="string" table:style-name="ce1">
            <text:p>SV_mccormicksquest</text:p>
          </table:table-cell>
          <table:table-cell office:value-type="string" table:style-name="ce1">
            <text:p>McCormick's Quest</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uncompleted Adventure. Move that Adventure to any Sea. This card's cost is reduced to zero if you have an Explorers Captain.</text:p>
          </table:table-cell>
          <table:table-cell table:number-columns-repeated="16361"/>
        </table:table-row>
        <table:table-row table:style-name="ro1">
          <table:table-cell office:value-type="string" office:string-value="  &lt;card id=~a01e7b49-292c-4f87-af46-da93d568b3ae~ name=~Melinda Goss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3~ /&gt;&lt;property name=~Crew Max.~ value=~~ /&gt;&lt;property name=~Move Cost~ value=~~ /&gt;&lt;property name=~Faction~ value=~Gosse's Gentlemen~ /&gt;&lt;property name=~Text~ value=~Loyal · Unique · Heroic · Swordsman +2 (Melinda inflicts 2 extra Hits during Boarding Attacks) React: Tack Melinda when you are putting Andre Braudel into play from your hand to reduce his Influence cost by 5.~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a01e7b49-292c-4f87-af46-da93d568b3ae~ name=~Melinda Goss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3~ /&gt;&lt;property name=~Crew Max.~ value=~~ /&gt;&lt;property name=~Move Cost~ value=~~ /&gt;&lt;property name=~Faction~ value=~Gosse's Gentlemen~ /&gt;&lt;property name=~Text~ value=~Loyal · Unique · Heroic · Swordsman +2 (Melinda inflicts 2 extra Hits during Boarding Attacks) React: Tack Melinda when you are putting Andre Braudel into play from your hand to reduce his Influence cost by 5.~ /&gt;&lt;/card&gt;</text:p>
          </table:table-cell>
          <table:table-cell office:value-type="string" office:string-value=" &lt;Relationship Target=~/cards/SV_melindagosse.jpg~ Id=~Ca01e7b49-292c-4f87-af46-da93d568b3ae~ Type=~http://schemas.octgn.org/picture~/&gt;" table:formula="of:=CONCATENATE(&quot; &lt;Relationship Target=~/cards/&quot;;[.D55];&quot;.jpg~ Id=~C&quot;;[.C55];&quot;~ Type=~http://schemas.octgn.org/picture~/&gt;&quot;)" table:style-name="ce1">
            <text:p><text:s/>&lt;Relationship Target=~/cards/SV_melindagosse.jpg~ Id=~Ca01e7b49-292c-4f87-af46-da93d568b3ae~ Type=~http://schemas.octgn.org/picture~/&gt;</text:p>
          </table:table-cell>
          <table:table-cell office:value-type="string" table:style-name="ce1">
            <text:p>a01e7b49-292c-4f87-af46-da93d568b3ae</text:p>
          </table:table-cell>
          <table:table-cell office:value-type="string" table:style-name="ce1">
            <text:p>SV_melindagosse</text:p>
          </table:table-cell>
          <table:table-cell office:value-type="string" table:style-name="ce1">
            <text:p>Melinda Gosse</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1">
            <text:p>Loyal · Unique · Heroic · Swordsman +2 (Melinda inflicts 2 extra Hits during Boarding Attacks) React: Tack Melinda when you are putting Andre Braudel into play from your hand to reduce his Influence cost by 5.</text:p>
          </table:table-cell>
          <table:table-cell table:number-columns-repeated="16361"/>
        </table:table-row>
        <table:table-row table:style-name="ro1">
          <table:table-cell office:value-type="string" office:string-value="  &lt;card id=~5730546f-3119-4559-aa34-b0ac73c3ea0f~ name=~Miguel Cortez~&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Heroic · Swordsman +1 (Miguel inflicts 1 extra Hit during Boarding Attacks) Miguel inflicts 2 extra Hits during a Boarding Attack when the opposing Captain is Villainou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5730546f-3119-4559-aa34-b0ac73c3ea0f~ name=~Miguel Cortez~&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Heroic · Swordsman +1 (Miguel inflicts 1 extra Hit during Boarding Attacks) Miguel inflicts 2 extra Hits during a Boarding Attack when the opposing Captain is Villainous.~ /&gt;&lt;/card&gt;</text:p>
          </table:table-cell>
          <table:table-cell office:value-type="string" office:string-value=" &lt;Relationship Target=~/cards/SV_miguelcortez.jpg~ Id=~C5730546f-3119-4559-aa34-b0ac73c3ea0f~ Type=~http://schemas.octgn.org/picture~/&gt;" table:formula="of:=CONCATENATE(&quot; &lt;Relationship Target=~/cards/&quot;;[.D56];&quot;.jpg~ Id=~C&quot;;[.C56];&quot;~ Type=~http://schemas.octgn.org/picture~/&gt;&quot;)" table:style-name="ce1">
            <text:p><text:s/>&lt;Relationship Target=~/cards/SV_miguelcortez.jpg~ Id=~C5730546f-3119-4559-aa34-b0ac73c3ea0f~ Type=~http://schemas.octgn.org/picture~/&gt;</text:p>
          </table:table-cell>
          <table:table-cell office:value-type="string" table:style-name="ce1">
            <text:p>5730546f-3119-4559-aa34-b0ac73c3ea0f</text:p>
          </table:table-cell>
          <table:table-cell office:value-type="string" table:style-name="ce1">
            <text:p>SV_miguelcortez</text:p>
          </table:table-cell>
          <table:table-cell office:value-type="string" table:style-name="ce1">
            <text:p>Miguel Cortez</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Heroic · Swordsman +1 (Miguel inflicts 1 extra Hit during Boarding Attacks) Miguel inflicts 2 extra Hits during a Boarding Attack when the opposing Captain is Villainous.</text:p>
          </table:table-cell>
          <table:table-cell table:number-columns-repeated="16361"/>
        </table:table-row>
        <table:table-row table:style-name="ro1">
          <table:table-cell office:value-type="string" office:string-value="  &lt;card id=~6b12b70a-f7e2-41a6-9f92-debd1a8b975f~ name=~Mike Fitzpatrick~&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1~ /&gt;&lt;property name=~Swashbuckling~ value=~2~ /&gt;&lt;property name=~Crew Max.~ value=~~ /&gt;&lt;property name=~Move Cost~ value=~~ /&gt;&lt;property name=~Faction~ value=~Corsairs~ /&gt;&lt;property name=~Text~ value=~Rower · Captive Mike may not be placed on a Heroic Captain's Ship. Discard Mike at the end of the Action phase if he is untacked.~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6b12b70a-f7e2-41a6-9f92-debd1a8b975f~ name=~Mike Fitzpatrick~&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1~ /&gt;&lt;property name=~Swashbuckling~ value=~2~ /&gt;&lt;property name=~Crew Max.~ value=~~ /&gt;&lt;property name=~Move Cost~ value=~~ /&gt;&lt;property name=~Faction~ value=~Corsairs~ /&gt;&lt;property name=~Text~ value=~Rower · Captive Mike may not be placed on a Heroic Captain's Ship. Discard Mike at the end of the Action phase if he is untacked.~ /&gt;&lt;/card&gt;</text:p>
          </table:table-cell>
          <table:table-cell office:value-type="string" office:string-value=" &lt;Relationship Target=~/cards/SV_mikefitzpatrick.jpg~ Id=~C6b12b70a-f7e2-41a6-9f92-debd1a8b975f~ Type=~http://schemas.octgn.org/picture~/&gt;" table:formula="of:=CONCATENATE(&quot; &lt;Relationship Target=~/cards/&quot;;[.D57];&quot;.jpg~ Id=~C&quot;;[.C57];&quot;~ Type=~http://schemas.octgn.org/picture~/&gt;&quot;)" table:style-name="ce1">
            <text:p><text:s/>&lt;Relationship Target=~/cards/SV_mikefitzpatrick.jpg~ Id=~C6b12b70a-f7e2-41a6-9f92-debd1a8b975f~ Type=~http://schemas.octgn.org/picture~/&gt;</text:p>
          </table:table-cell>
          <table:table-cell office:value-type="string" table:style-name="ce1">
            <text:p>6b12b70a-f7e2-41a6-9f92-debd1a8b975f</text:p>
          </table:table-cell>
          <table:table-cell office:value-type="string" table:style-name="ce1">
            <text:p>SV_mikefitzpatrick</text:p>
          </table:table-cell>
          <table:table-cell office:value-type="string" table:style-name="ce1">
            <text:p>Mike Fitzpatrick</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Rower · Captive Mike may not be placed on a Heroic Captain's Ship. Discard Mike at the end of the Action phase if he is untacked.</text:p>
          </table:table-cell>
          <table:table-cell table:number-columns-repeated="16361"/>
        </table:table-row>
        <table:table-row table:style-name="ro1">
          <table:table-cell office:value-type="string" office:string-value="  &lt;card id=~f4916bfd-703c-466d-8293-4cc619b8a738~ name=~Montaign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Montaigne crew gains +2 Swashbuckling until the end of the turn. That crew gains +2 extra Swashbuckling if there is a Brotherhood Ship in play (+4 total).~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f4916bfd-703c-466d-8293-4cc619b8a738~ name=~Montaigne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Montaigne crew gains +2 Swashbuckling until the end of the turn. That crew gains +2 extra Swashbuckling if there is a Brotherhood Ship in play (+4 total).~ /&gt;&lt;/card&gt;</text:p>
          </table:table-cell>
          <table:table-cell office:value-type="string" office:string-value=" &lt;Relationship Target=~/cards/SV_montaignepride.jpg~ Id=~Cf4916bfd-703c-466d-8293-4cc619b8a738~ Type=~http://schemas.octgn.org/picture~/&gt;" table:formula="of:=CONCATENATE(&quot; &lt;Relationship Target=~/cards/&quot;;[.D58];&quot;.jpg~ Id=~C&quot;;[.C58];&quot;~ Type=~http://schemas.octgn.org/picture~/&gt;&quot;)" table:style-name="ce1">
            <text:p><text:s/>&lt;Relationship Target=~/cards/SV_montaignepride.jpg~ Id=~Cf4916bfd-703c-466d-8293-4cc619b8a738~ Type=~http://schemas.octgn.org/picture~/&gt;</text:p>
          </table:table-cell>
          <table:table-cell office:value-type="string" table:style-name="ce1">
            <text:p>f4916bfd-703c-466d-8293-4cc619b8a738</text:p>
          </table:table-cell>
          <table:table-cell office:value-type="string" table:style-name="ce1">
            <text:p>SV_montaignepride</text:p>
          </table:table-cell>
          <table:table-cell office:value-type="string" table:style-name="ce1">
            <text:p>Montaigne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Montaigne crew gains +2 Swashbuckling until the end of the turn. That crew gains +2 extra Swashbuckling if there is a Brotherhood Ship in play (+4 total).</text:p>
          </table:table-cell>
          <table:table-cell table:number-columns-repeated="16361"/>
        </table:table-row>
        <table:table-row table:style-name="ro1">
          <table:table-cell office:value-type="string" office:string-value="  &lt;card id=~a0cc72f3-7fe9-4aac-9a58-baf26a7c7376~ name=~Old Flam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a0cc72f3-7fe9-4aac-9a58-baf26a7c7376~ name=~Old Flam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 /&gt;&lt;/card&gt;</text:p>
          </table:table-cell>
          <table:table-cell office:value-type="string" office:string-value=" &lt;Relationship Target=~/cards/SV_oldflame.jpg~ Id=~Ca0cc72f3-7fe9-4aac-9a58-baf26a7c7376~ Type=~http://schemas.octgn.org/picture~/&gt;" table:formula="of:=CONCATENATE(&quot; &lt;Relationship Target=~/cards/&quot;;[.D59];&quot;.jpg~ Id=~C&quot;;[.C59];&quot;~ Type=~http://schemas.octgn.org/picture~/&gt;&quot;)" table:style-name="ce1">
            <text:p><text:s/>&lt;Relationship Target=~/cards/SV_oldflame.jpg~ Id=~Ca0cc72f3-7fe9-4aac-9a58-baf26a7c7376~ Type=~http://schemas.octgn.org/picture~/&gt;</text:p>
          </table:table-cell>
          <table:table-cell office:value-type="string" table:style-name="ce1">
            <text:p>a0cc72f3-7fe9-4aac-9a58-baf26a7c7376</text:p>
          </table:table-cell>
          <table:table-cell office:value-type="string" table:style-name="ce1">
            <text:p>SV_oldflame</text:p>
          </table:table-cell>
          <table:table-cell office:value-type="string" table:style-name="ce1">
            <text:p>Old Flame</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Unique · Patron You may only play this card if you have a Gosse Captain. Any player in this Sea may sink Old Flame by tacking 4 Swashbuckling as an action. While Old Flame is in play, other players may not attach Attachment cards to this Sea. Cards already attached are unaffected.</text:p>
          </table:table-cell>
          <table:table-cell table:number-columns-repeated="16361"/>
        </table:table-row>
        <table:table-row table:style-name="ro1">
          <table:table-cell office:value-type="string" office:string-value="  &lt;card id=~42b584c7-4eab-4ea3-830b-23a3b34c842c~ name=~Palace Rai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2 Influence~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42b584c7-4eab-4ea3-830b-23a3b34c842c~ name=~Palace Raid~&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2 Influence~ /&gt;&lt;/card&gt;</text:p>
          </table:table-cell>
          <table:table-cell office:value-type="string" office:string-value=" &lt;Relationship Target=~/cards/SV_palaceraid.jpg~ Id=~C42b584c7-4eab-4ea3-830b-23a3b34c842c~ Type=~http://schemas.octgn.org/picture~/&gt;" table:formula="of:=CONCATENATE(&quot; &lt;Relationship Target=~/cards/&quot;;[.D60];&quot;.jpg~ Id=~C&quot;;[.C60];&quot;~ Type=~http://schemas.octgn.org/picture~/&gt;&quot;)" table:style-name="ce1">
            <text:p><text:s/>&lt;Relationship Target=~/cards/SV_palaceraid.jpg~ Id=~C42b584c7-4eab-4ea3-830b-23a3b34c842c~ Type=~http://schemas.octgn.org/picture~/&gt;</text:p>
          </table:table-cell>
          <table:table-cell office:value-type="string" table:style-name="ce1">
            <text:p>42b584c7-4eab-4ea3-830b-23a3b34c842c</text:p>
          </table:table-cell>
          <table:table-cell office:value-type="string" table:style-name="ce1">
            <text:p>SV_palaceraid</text:p>
          </table:table-cell>
          <table:table-cell office:value-type="string" table:style-name="ce1">
            <text:p>Palace Raid</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Forbidden Sea). crew Attachment: +2 Influence</text:p>
          </table:table-cell>
          <table:table-cell table:number-columns-repeated="16361"/>
        </table:table-row>
        <table:table-row table:style-name="ro1">
          <table:table-cell office:value-type="string" office:string-value="  &lt;card id=~fae22bd7-e8fd-4dc6-8d1c-2a5ec31648aa~ name=~Parting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Tack 3 Cannon plus your Ship's move cost to inflict a 3 Hit Cannon Attack on that Ship. Immediately after this Cannon Attack is resolved, move your Ship to an adjacent Sea.~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fae22bd7-e8fd-4dc6-8d1c-2a5ec31648aa~ name=~Parting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Tack 3 Cannon plus your Ship's move cost to inflict a 3 Hit Cannon Attack on that Ship. Immediately after this Cannon Attack is resolved, move your Ship to an adjacent Sea.~ /&gt;&lt;/card&gt;</text:p>
          </table:table-cell>
          <table:table-cell office:value-type="string" office:string-value=" &lt;Relationship Target=~/cards/SV_partingshot.jpg~ Id=~Cfae22bd7-e8fd-4dc6-8d1c-2a5ec31648aa~ Type=~http://schemas.octgn.org/picture~/&gt;" table:formula="of:=CONCATENATE(&quot; &lt;Relationship Target=~/cards/&quot;;[.D61];&quot;.jpg~ Id=~C&quot;;[.C61];&quot;~ Type=~http://schemas.octgn.org/picture~/&gt;&quot;)" table:style-name="ce1">
            <text:p><text:s/>&lt;Relationship Target=~/cards/SV_partingshot.jpg~ Id=~Cfae22bd7-e8fd-4dc6-8d1c-2a5ec31648aa~ Type=~http://schemas.octgn.org/picture~/&gt;</text:p>
          </table:table-cell>
          <table:table-cell office:value-type="string" table:style-name="ce1">
            <text:p>fae22bd7-e8fd-4dc6-8d1c-2a5ec31648aa</text:p>
          </table:table-cell>
          <table:table-cell office:value-type="string" table:style-name="ce1">
            <text:p>SV_partingshot</text:p>
          </table:table-cell>
          <table:table-cell office:value-type="string" table:style-name="ce1">
            <text:p>Parting Sho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Ship in this Sea. Tack 3 Cannon plus your Ship's move cost to inflict a 3 Hit Cannon Attack on that Ship. Immediately after this Cannon Attack is resolved, move your Ship to an adjacent Sea.</text:p>
          </table:table-cell>
          <table:table-cell table:number-columns-repeated="16361"/>
        </table:table-row>
        <table:table-row table:style-name="ro1">
          <table:table-cell office:value-type="string" office:string-value="  &lt;card id=~8cce36fb-9f76-4aaf-9d53-ad784c3ab584~ name=~Plague of Boca~&gt;&lt;property name=~Rarity~ value=~C~ /&gt;&lt;property name=~Type~ value=~actions~ /&gt;&lt;property name=~Cost~ value=~8~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Discard all Sea attachments in that Sea. This does not affect uncompleted adventures.~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8cce36fb-9f76-4aaf-9d53-ad784c3ab584~ name=~Plague of Boca~&gt;&lt;property name=~Rarity~ value=~C~ /&gt;&lt;property name=~Type~ value=~actions~ /&gt;&lt;property name=~Cost~ value=~8~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Sea. Discard all Sea attachments in that Sea. This does not affect uncompleted adventures.~ /&gt;&lt;/card&gt;</text:p>
          </table:table-cell>
          <table:table-cell office:value-type="string" office:string-value=" &lt;Relationship Target=~/cards/SV_plagueofboca.jpg~ Id=~C8cce36fb-9f76-4aaf-9d53-ad784c3ab584~ Type=~http://schemas.octgn.org/picture~/&gt;" table:formula="of:=CONCATENATE(&quot; &lt;Relationship Target=~/cards/&quot;;[.D62];&quot;.jpg~ Id=~C&quot;;[.C62];&quot;~ Type=~http://schemas.octgn.org/picture~/&gt;&quot;)" table:style-name="ce1">
            <text:p><text:s/>&lt;Relationship Target=~/cards/SV_plagueofboca.jpg~ Id=~C8cce36fb-9f76-4aaf-9d53-ad784c3ab584~ Type=~http://schemas.octgn.org/picture~/&gt;</text:p>
          </table:table-cell>
          <table:table-cell office:value-type="string" table:style-name="ce1">
            <text:p>8cce36fb-9f76-4aaf-9d53-ad784c3ab584</text:p>
          </table:table-cell>
          <table:table-cell office:value-type="string" table:style-name="ce1">
            <text:p>SV_plagueofboca</text:p>
          </table:table-cell>
          <table:table-cell office:value-type="string" table:style-name="ce1">
            <text:p>Plague of Boca</text:p>
          </table:table-cell>
          <table:table-cell office:value-type="string" table:style-name="ce1">
            <text:p>C</text:p>
          </table:table-cell>
          <table:table-cell office:value-type="string" table:style-name="ce1">
            <text:p>actions</text:p>
          </table:table-cell>
          <table:table-cell office:value-type="float" office:value="8" table:style-name="ce1">
            <text:p>8</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Sea. Discard all Sea attachments in that Sea. This does not affect uncompleted adventures.</text:p>
          </table:table-cell>
          <table:table-cell table:number-columns-repeated="16361"/>
        </table:table-row>
        <table:table-row table:style-name="ro1">
          <table:table-cell office:value-type="string" office:string-value="  &lt;card id=~e27100cf-38b9-415d-8492-833dbf6ff238~ name=~Ramming Spike~&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ct: Target a Ship in this Sea. Tack the Ramming Spike and pay your Ship's move cost in Sailing to inflict Hits on that Ship equal to your Ship's move cost. The target may pay their Ship's move cost in Sailing to cancel this action.~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e27100cf-38b9-415d-8492-833dbf6ff238~ name=~Ramming Spike~&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ct: Target a Ship in this Sea. Tack the Ramming Spike and pay your Ship's move cost in Sailing to inflict Hits on that Ship equal to your Ship's move cost. The target may pay their Ship's move cost in Sailing to cancel this action.~ /&gt;&lt;/card&gt;</text:p>
          </table:table-cell>
          <table:table-cell office:value-type="string" office:string-value=" &lt;Relationship Target=~/cards/SV_rammingspike.jpg~ Id=~Ce27100cf-38b9-415d-8492-833dbf6ff238~ Type=~http://schemas.octgn.org/picture~/&gt;" table:formula="of:=CONCATENATE(&quot; &lt;Relationship Target=~/cards/&quot;;[.D63];&quot;.jpg~ Id=~C&quot;;[.C63];&quot;~ Type=~http://schemas.octgn.org/picture~/&gt;&quot;)" table:style-name="ce1">
            <text:p><text:s/>&lt;Relationship Target=~/cards/SV_rammingspike.jpg~ Id=~Ce27100cf-38b9-415d-8492-833dbf6ff238~ Type=~http://schemas.octgn.org/picture~/&gt;</text:p>
          </table:table-cell>
          <table:table-cell office:value-type="string" table:style-name="ce1">
            <text:p>e27100cf-38b9-415d-8492-833dbf6ff238</text:p>
          </table:table-cell>
          <table:table-cell office:value-type="string" table:style-name="ce1">
            <text:p>SV_rammingspike</text:p>
          </table:table-cell>
          <table:table-cell office:value-type="string" table:style-name="ce1">
            <text:p>Ramming Spike</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Act: Target a Ship in this Sea. Tack the Ramming Spike and pay your Ship's move cost in Sailing to inflict Hits on that Ship equal to your Ship's move cost. The target may pay their Ship's move cost in Sailing to cancel this action.</text:p>
          </table:table-cell>
          <table:table-cell table:number-columns-repeated="16361"/>
        </table:table-row>
        <table:table-row table:style-name="ro1">
          <table:table-cell office:value-type="string" office:string-value="  &lt;card id=~1365217e-a923-40a1-a9c5-d23430747443~ name=~Retired Smuggler~&gt;&lt;property name=~Rarity~ value=~C~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card by tacking 2 Influence as an action. Act: Tack Retired Smuggler to get one Item card from your discard pile and move it to your hand.~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1365217e-a923-40a1-a9c5-d23430747443~ name=~Retired Smuggler~&gt;&lt;property name=~Rarity~ value=~C~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card by tacking 2 Influence as an action. Act: Tack Retired Smuggler to get one Item card from your discard pile and move it to your hand.~ /&gt;&lt;/card&gt;</text:p>
          </table:table-cell>
          <table:table-cell office:value-type="string" office:string-value=" &lt;Relationship Target=~/cards/SV_retiredsmuggler.jpg~ Id=~C1365217e-a923-40a1-a9c5-d23430747443~ Type=~http://schemas.octgn.org/picture~/&gt;" table:formula="of:=CONCATENATE(&quot; &lt;Relationship Target=~/cards/&quot;;[.D64];&quot;.jpg~ Id=~C&quot;;[.C64];&quot;~ Type=~http://schemas.octgn.org/picture~/&gt;&quot;)" table:style-name="ce1">
            <text:p><text:s/>&lt;Relationship Target=~/cards/SV_retiredsmuggler.jpg~ Id=~C1365217e-a923-40a1-a9c5-d23430747443~ Type=~http://schemas.octgn.org/picture~/&gt;</text:p>
          </table:table-cell>
          <table:table-cell office:value-type="string" table:style-name="ce1">
            <text:p>1365217e-a923-40a1-a9c5-d23430747443</text:p>
          </table:table-cell>
          <table:table-cell office:value-type="string" table:style-name="ce1">
            <text:p>SV_retiredsmuggler</text:p>
          </table:table-cell>
          <table:table-cell office:value-type="string" table:style-name="ce1">
            <text:p>Retired Smuggler</text:p>
          </table:table-cell>
          <table:table-cell office:value-type="string" table:style-name="ce1">
            <text:p>C</text:p>
          </table:table-cell>
          <table:table-cell office:value-type="string" table:style-name="ce1">
            <text:p>attachments</text:p>
          </table:table-cell>
          <table:table-cell office:value-type="float" office:value="1" table:style-name="ce1">
            <text:p>1</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this card by tacking 2 Influence as an action. Act: Tack Retired Smuggler to get one Item card from your discard pile and move it to your hand.</text:p>
          </table:table-cell>
          <table:table-cell table:number-columns-repeated="16361"/>
        </table:table-row>
        <table:table-row table:style-name="ro1">
          <table:table-cell office:value-type="string" office:string-value="  &lt;card id=~633596f3-afd0-4e5a-8ef8-9e7dac61ad0b~ name=~Rigged for Speed~&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is card may only be attached to ships with a move cost less than 3. While Rigged for Speed is attached to your Ship, you have +8 Sailing for the purposes of determining Initiative.~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633596f3-afd0-4e5a-8ef8-9e7dac61ad0b~ name=~Rigged for Speed~&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is card may only be attached to ships with a move cost less than 3. While Rigged for Speed is attached to your Ship, you have +8 Sailing for the purposes of determining Initiative.~ /&gt;&lt;/card&gt;</text:p>
          </table:table-cell>
          <table:table-cell office:value-type="string" office:string-value=" &lt;Relationship Target=~/cards/SV_riggedforspeed.jpg~ Id=~C633596f3-afd0-4e5a-8ef8-9e7dac61ad0b~ Type=~http://schemas.octgn.org/picture~/&gt;" table:formula="of:=CONCATENATE(&quot; &lt;Relationship Target=~/cards/&quot;;[.D65];&quot;.jpg~ Id=~C&quot;;[.C65];&quot;~ Type=~http://schemas.octgn.org/picture~/&gt;&quot;)" table:style-name="ce1">
            <text:p><text:s/>&lt;Relationship Target=~/cards/SV_riggedforspeed.jpg~ Id=~C633596f3-afd0-4e5a-8ef8-9e7dac61ad0b~ Type=~http://schemas.octgn.org/picture~/&gt;</text:p>
          </table:table-cell>
          <table:table-cell office:value-type="string" table:style-name="ce1">
            <text:p>633596f3-afd0-4e5a-8ef8-9e7dac61ad0b</text:p>
          </table:table-cell>
          <table:table-cell office:value-type="string" table:style-name="ce1">
            <text:p>SV_riggedforspeed</text:p>
          </table:table-cell>
          <table:table-cell office:value-type="string" table:style-name="ce1">
            <text:p>Rigged for Speed</text:p>
          </table:table-cell>
          <table:table-cell office:value-type="string" table:style-name="ce1">
            <text:p>R</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 Unique This card may only be attached to ships with a move cost less than 3. While Rigged for Speed is attached to your Ship, you have +8 Sailing for the purposes of determining Initiative.</text:p>
          </table:table-cell>
          <table:table-cell table:number-columns-repeated="16361"/>
        </table:table-row>
        <table:table-row table:style-name="ro1">
          <table:table-cell office:value-type="string" office:string-value="  &lt;card id=~83f83b0d-c616-4d84-a7ee-1257b1f43b72~ name=~Rogers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Rogers School when this crew inflicts Hits with a Boarding Attack. This attack inflicts 3 extra Hits.~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83f83b0d-c616-4d84-a7ee-1257b1f43b72~ name=~Rogers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Rogers School when this crew inflicts Hits with a Boarding Attack. This attack inflicts 3 extra Hits.~ /&gt;&lt;/card&gt;</text:p>
          </table:table-cell>
          <table:table-cell office:value-type="string" office:string-value=" &lt;Relationship Target=~/cards/SV_rogersschool.jpg~ Id=~C83f83b0d-c616-4d84-a7ee-1257b1f43b72~ Type=~http://schemas.octgn.org/picture~/&gt;" table:formula="of:=CONCATENATE(&quot; &lt;Relationship Target=~/cards/&quot;;[.D66];&quot;.jpg~ Id=~C&quot;;[.C66];&quot;~ Type=~http://schemas.octgn.org/picture~/&gt;&quot;)" table:style-name="ce1">
            <text:p><text:s/>&lt;Relationship Target=~/cards/SV_rogersschool.jpg~ Id=~C83f83b0d-c616-4d84-a7ee-1257b1f43b72~ Type=~http://schemas.octgn.org/picture~/&gt;</text:p>
          </table:table-cell>
          <table:table-cell office:value-type="string" table:style-name="ce1">
            <text:p>83f83b0d-c616-4d84-a7ee-1257b1f43b72</text:p>
          </table:table-cell>
          <table:table-cell office:value-type="string" table:style-name="ce1">
            <text:p>SV_rogersschool</text:p>
          </table:table-cell>
          <table:table-cell office:value-type="string" table:style-name="ce1">
            <text:p>Rogers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Rogers School when this crew inflicts Hits with a Boarding Attack. This attack inflicts 3 extra Hits.</text:p>
          </table:table-cell>
          <table:table-cell table:number-columns-repeated="16361"/>
        </table:table-row>
        <table:table-row table:style-name="ro1">
          <table:table-cell office:value-type="string" office:string-value="  &lt;card id=~e93947b7-6a1b-430c-b311-55f46db04de7~ name=~Run 'im Through!~&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nflicts Hits with a Boarding Attack. The Boarding Attack inflicts 2 extra Hits.~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e93947b7-6a1b-430c-b311-55f46db04de7~ name=~Run 'im Through!~&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nflicts Hits with a Boarding Attack. The Boarding Attack inflicts 2 extra Hits.~ /&gt;&lt;/card&gt;</text:p>
          </table:table-cell>
          <table:table-cell office:value-type="string" office:string-value=" &lt;Relationship Target=~/cards/SV_runimthrough.jpg~ Id=~Ce93947b7-6a1b-430c-b311-55f46db04de7~ Type=~http://schemas.octgn.org/picture~/&gt;" table:formula="of:=CONCATENATE(&quot; &lt;Relationship Target=~/cards/&quot;;[.D67];&quot;.jpg~ Id=~C&quot;;[.C67];&quot;~ Type=~http://schemas.octgn.org/picture~/&gt;&quot;)" table:style-name="ce1">
            <text:p><text:s/>&lt;Relationship Target=~/cards/SV_runimthrough.jpg~ Id=~Ce93947b7-6a1b-430c-b311-55f46db04de7~ Type=~http://schemas.octgn.org/picture~/&gt;</text:p>
          </table:table-cell>
          <table:table-cell office:value-type="string" table:style-name="ce1">
            <text:p>e93947b7-6a1b-430c-b311-55f46db04de7</text:p>
          </table:table-cell>
          <table:table-cell office:value-type="string" table:style-name="ce1">
            <text:p>SV_runimthrough</text:p>
          </table:table-cell>
          <table:table-cell office:value-type="string" table:style-name="ce1">
            <text:p>Run 'im Through!</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one of your crew inflicts Hits with a Boarding Attack. The Boarding Attack inflicts 2 extra Hits.</text:p>
          </table:table-cell>
          <table:table-cell table:number-columns-repeated="16361"/>
        </table:table-row>
        <table:table-row table:style-name="ro1">
          <table:table-cell office:value-type="string" office:string-value="  &lt;card id=~e69c8c38-3838-47ee-9856-1e2df1bbfe4c~ name=~Sea Dog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Sea Dog crew gains +2 Swashbuckling until the end of the turn. That crew gains +2 extra Swashbuckling if there is a Crimson Roger Ship in play (+4 total).~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e69c8c38-3838-47ee-9856-1e2df1bbfe4c~ name=~Sea Dog Prid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ne of your Sea Dog crew gains +2 Swashbuckling until the end of the turn. That crew gains +2 extra Swashbuckling if there is a Crimson Roger Ship in play (+4 total).~ /&gt;&lt;/card&gt;</text:p>
          </table:table-cell>
          <table:table-cell office:value-type="string" office:string-value=" &lt;Relationship Target=~/cards/SV_seadogpride.jpg~ Id=~Ce69c8c38-3838-47ee-9856-1e2df1bbfe4c~ Type=~http://schemas.octgn.org/picture~/&gt;" table:formula="of:=CONCATENATE(&quot; &lt;Relationship Target=~/cards/&quot;;[.D68];&quot;.jpg~ Id=~C&quot;;[.C68];&quot;~ Type=~http://schemas.octgn.org/picture~/&gt;&quot;)" table:style-name="ce1">
            <text:p><text:s/>&lt;Relationship Target=~/cards/SV_seadogpride.jpg~ Id=~Ce69c8c38-3838-47ee-9856-1e2df1bbfe4c~ Type=~http://schemas.octgn.org/picture~/&gt;</text:p>
          </table:table-cell>
          <table:table-cell office:value-type="string" table:style-name="ce1">
            <text:p>e69c8c38-3838-47ee-9856-1e2df1bbfe4c</text:p>
          </table:table-cell>
          <table:table-cell office:value-type="string" table:style-name="ce1">
            <text:p>SV_seadogpride</text:p>
          </table:table-cell>
          <table:table-cell office:value-type="string" table:style-name="ce1">
            <text:p>Sea Dog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ne of your Sea Dog crew gains +2 Swashbuckling until the end of the turn. That crew gains +2 extra Swashbuckling if there is a Crimson Roger Ship in play (+4 total).</text:p>
          </table:table-cell>
          <table:table-cell table:number-columns-repeated="16361"/>
        </table:table-row>
        <table:table-row table:style-name="ro1">
          <table:table-cell office:value-type="string" office:string-value="  &lt;card id=~42f0510e-2ce8-49a3-af36-a00e4fd27574~ name=~Secrets of the Top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Topman to produce Sailing. That crew produces extra Sailing equal to your Ship's move cost.~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42f0510e-2ce8-49a3-af36-a00e4fd27574~ name=~Secrets of the Top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Topman to produce Sailing. That crew produces extra Sailing equal to your Ship's move cost.~ /&gt;&lt;/card&gt;</text:p>
          </table:table-cell>
          <table:table-cell office:value-type="string" office:string-value=" &lt;Relationship Target=~/cards/SV_secretsofthetops.jpg~ Id=~C42f0510e-2ce8-49a3-af36-a00e4fd27574~ Type=~http://schemas.octgn.org/picture~/&gt;" table:formula="of:=CONCATENATE(&quot; &lt;Relationship Target=~/cards/&quot;;[.D69];&quot;.jpg~ Id=~C&quot;;[.C69];&quot;~ Type=~http://schemas.octgn.org/picture~/&gt;&quot;)" table:style-name="ce1">
            <text:p><text:s/>&lt;Relationship Target=~/cards/SV_secretsofthetops.jpg~ Id=~C42f0510e-2ce8-49a3-af36-a00e4fd27574~ Type=~http://schemas.octgn.org/picture~/&gt;</text:p>
          </table:table-cell>
          <table:table-cell office:value-type="string" table:style-name="ce1">
            <text:p>42f0510e-2ce8-49a3-af36-a00e4fd27574</text:p>
          </table:table-cell>
          <table:table-cell office:value-type="string" table:style-name="ce1">
            <text:p>SV_secretsofthetops</text:p>
          </table:table-cell>
          <table:table-cell office:value-type="string" table:style-name="ce1">
            <text:p>Secrets of the Tops</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acking a Topman to produce Sailing. That crew produces extra Sailing equal to your Ship's move cost.</text:p>
          </table:table-cell>
          <table:table-cell table:number-columns-repeated="16361"/>
        </table:table-row>
        <table:table-row table:style-name="ro1">
          <table:table-cell office:value-type="string" office:string-value="  &lt;card id=~7cc220cc-b0fc-42c8-998e-e8046516f6a8~ name=~Seven-Color Sam~&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Sea Dogs~ /&gt;&lt;property name=~Text~ value=~Sam may not be placed on a Villainous Captain's Ship. Sam has +2 Swashbuckling while there is a Villainous Captain in play.~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7cc220cc-b0fc-42c8-998e-e8046516f6a8~ name=~Seven-Color Sam~&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Sea Dogs~ /&gt;&lt;property name=~Text~ value=~Sam may not be placed on a Villainous Captain's Ship. Sam has +2 Swashbuckling while there is a Villainous Captain in play.~ /&gt;&lt;/card&gt;</text:p>
          </table:table-cell>
          <table:table-cell office:value-type="string" office:string-value=" &lt;Relationship Target=~/cards/SV_sevencolorsam.jpg~ Id=~C7cc220cc-b0fc-42c8-998e-e8046516f6a8~ Type=~http://schemas.octgn.org/picture~/&gt;" table:formula="of:=CONCATENATE(&quot; &lt;Relationship Target=~/cards/&quot;;[.D70];&quot;.jpg~ Id=~C&quot;;[.C70];&quot;~ Type=~http://schemas.octgn.org/picture~/&gt;&quot;)" table:style-name="ce1">
            <text:p><text:s/>&lt;Relationship Target=~/cards/SV_sevencolorsam.jpg~ Id=~C7cc220cc-b0fc-42c8-998e-e8046516f6a8~ Type=~http://schemas.octgn.org/picture~/&gt;</text:p>
          </table:table-cell>
          <table:table-cell office:value-type="string" table:style-name="ce1">
            <text:p>7cc220cc-b0fc-42c8-998e-e8046516f6a8</text:p>
          </table:table-cell>
          <table:table-cell office:value-type="string" table:style-name="ce1">
            <text:p>SV_sevencolorsam</text:p>
          </table:table-cell>
          <table:table-cell office:value-type="string" table:style-name="ce1">
            <text:p>Seven-Color Sam</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Sam may not be placed on a Villainous Captain's Ship. Sam has +2 Swashbuckling while there is a Villainous Captain in play.</text:p>
          </table:table-cell>
          <table:table-cell table:number-columns-repeated="16361"/>
        </table:table-row>
        <table:table-row table:style-name="ro1">
          <table:table-cell office:value-type="string" office:string-value="  &lt;card id=~a97c20bc-7d75-4c14-b2cd-7a1c9824cf24~ name=~Shal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Unique · Loyal · Villainous Act: Discard one of your crew to draw one card. This can be done once per turn.~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a97c20bc-7d75-4c14-b2cd-7a1c9824cf24~ name=~Shal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Unique · Loyal · Villainous Act: Discard one of your crew to draw one card. This can be done once per turn.~ /&gt;&lt;/card&gt;</text:p>
          </table:table-cell>
          <table:table-cell office:value-type="string" office:string-value=" &lt;Relationship Target=~/cards/SV_shala.jpg~ Id=~Ca97c20bc-7d75-4c14-b2cd-7a1c9824cf24~ Type=~http://schemas.octgn.org/picture~/&gt;" table:formula="of:=CONCATENATE(&quot; &lt;Relationship Target=~/cards/&quot;;[.D71];&quot;.jpg~ Id=~C&quot;;[.C71];&quot;~ Type=~http://schemas.octgn.org/picture~/&gt;&quot;)" table:style-name="ce1">
            <text:p><text:s/>&lt;Relationship Target=~/cards/SV_shala.jpg~ Id=~Ca97c20bc-7d75-4c14-b2cd-7a1c9824cf24~ Type=~http://schemas.octgn.org/picture~/&gt;</text:p>
          </table:table-cell>
          <table:table-cell office:value-type="string" table:style-name="ce1">
            <text:p>a97c20bc-7d75-4c14-b2cd-7a1c9824cf24</text:p>
          </table:table-cell>
          <table:table-cell office:value-type="string" table:style-name="ce1">
            <text:p>SV_shala</text:p>
          </table:table-cell>
          <table:table-cell office:value-type="string" table:style-name="ce1">
            <text:p>Shala</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Unique · Loyal · Villainous Act: Discard one of your crew to draw one card. This can be done once per turn.</text:p>
          </table:table-cell>
          <table:table-cell table:number-columns-repeated="16361"/>
        </table:table-row>
        <table:table-row table:style-name="ro1">
          <table:table-cell office:value-type="string" office:string-value="  &lt;card id=~f87a82b7-7992-4e7a-b80c-41814e9b1840~ name=~Sharp Maneuvering~&gt;&lt;property name=~Rarity~ value=~C~ /&gt;&lt;property name=~Type~ value=~actions~ /&gt;&lt;property name=~Cost~ value=~M+0~ /&gt;&lt;property name=~Cost Type~ value=~~ /&gt;&lt;property name=~Cancel~ value=~M+1~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Until the end of this turn, your Cannon Attacks targeting that Ship each inflict 2 extra Hits if your Ship has a lower move cost.~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f87a82b7-7992-4e7a-b80c-41814e9b1840~ name=~Sharp Maneuvering~&gt;&lt;property name=~Rarity~ value=~C~ /&gt;&lt;property name=~Type~ value=~actions~ /&gt;&lt;property name=~Cost~ value=~M+0~ /&gt;&lt;property name=~Cost Type~ value=~~ /&gt;&lt;property name=~Cancel~ value=~M+1~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in this Sea. Until the end of this turn, your Cannon Attacks targeting that Ship each inflict 2 extra Hits if your Ship has a lower move cost.~ /&gt;&lt;/card&gt;</text:p>
          </table:table-cell>
          <table:table-cell office:value-type="string" office:string-value=" &lt;Relationship Target=~/cards/SV_sharpmaneuvering.jpg~ Id=~Cf87a82b7-7992-4e7a-b80c-41814e9b1840~ Type=~http://schemas.octgn.org/picture~/&gt;" table:formula="of:=CONCATENATE(&quot; &lt;Relationship Target=~/cards/&quot;;[.D72];&quot;.jpg~ Id=~C&quot;;[.C72];&quot;~ Type=~http://schemas.octgn.org/picture~/&gt;&quot;)" table:style-name="ce1">
            <text:p><text:s/>&lt;Relationship Target=~/cards/SV_sharpmaneuvering.jpg~ Id=~Cf87a82b7-7992-4e7a-b80c-41814e9b1840~ Type=~http://schemas.octgn.org/picture~/&gt;</text:p>
          </table:table-cell>
          <table:table-cell office:value-type="string" table:style-name="ce1">
            <text:p>f87a82b7-7992-4e7a-b80c-41814e9b1840</text:p>
          </table:table-cell>
          <table:table-cell office:value-type="string" table:style-name="ce1">
            <text:p>SV_sharpmaneuvering</text:p>
          </table:table-cell>
          <table:table-cell office:value-type="string" table:style-name="ce1">
            <text:p>Sharp Maneuvering</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table:style-name="ce1"/>
          <table:table-cell office:value-type="string" table:style-name="ce1">
            <text:p>M+1</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other Ship in this Sea. Until the end of this turn, your Cannon Attacks targeting that Ship each inflict 2 extra Hits if your Ship has a lower move cost.</text:p>
          </table:table-cell>
          <table:table-cell table:number-columns-repeated="16361"/>
        </table:table-row>
        <table:table-row table:style-name="ro1">
          <table:table-cell office:value-type="string" office:string-value="  &lt;card id=~668e0606-3f30-4c5c-bbf0-47b8cdabe904~ name=~Shore Knowledg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668e0606-3f30-4c5c-bbf0-47b8cdabe904~ name=~Shore Knowledg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 /&gt;&lt;/card&gt;</text:p>
          </table:table-cell>
          <table:table-cell office:value-type="string" office:string-value=" &lt;Relationship Target=~/cards/SV_shoreknowledge.jpg~ Id=~C668e0606-3f30-4c5c-bbf0-47b8cdabe904~ Type=~http://schemas.octgn.org/picture~/&gt;" table:formula="of:=CONCATENATE(&quot; &lt;Relationship Target=~/cards/&quot;;[.D73];&quot;.jpg~ Id=~C&quot;;[.C73];&quot;~ Type=~http://schemas.octgn.org/picture~/&gt;&quot;)" table:style-name="ce1">
            <text:p><text:s/>&lt;Relationship Target=~/cards/SV_shoreknowledge.jpg~ Id=~C668e0606-3f30-4c5c-bbf0-47b8cdabe904~ Type=~http://schemas.octgn.org/picture~/&gt;</text:p>
          </table:table-cell>
          <table:table-cell office:value-type="string" table:style-name="ce1">
            <text:p>668e0606-3f30-4c5c-bbf0-47b8cdabe904</text:p>
          </table:table-cell>
          <table:table-cell office:value-type="string" table:style-name="ce1">
            <text:p>SV_shoreknowledge</text:p>
          </table:table-cell>
          <table:table-cell office:value-type="string" table:style-name="ce1">
            <text:p>Shore Knowledg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dventure Attachment This can only be attached to another player's uncompleted Adventure, and only if you have a Heroic Captain. The cost to complete this Adventure is reduced by 2 (minimum 0). Once the Adventure is completed, Shore Knowledge attaches to one of your crew, giving +2 Influence.</text:p>
          </table:table-cell>
          <table:table-cell table:number-columns-repeated="16361"/>
        </table:table-row>
        <table:table-row table:style-name="ro1">
          <table:table-cell office:value-type="string" office:string-value="  &lt;card id=~5988fc83-adae-4b46-a477-304a1b655849~ name=~Sidhe Storm~&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Trade Sea). Item · crew Attachment: +4 Cannon~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5988fc83-adae-4b46-a477-304a1b655849~ name=~Sidhe Storm~&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4 Adventuring (3 if completed in Trade Sea). Item · crew Attachment: +4 Cannon~ /&gt;&lt;/card&gt;</text:p>
          </table:table-cell>
          <table:table-cell office:value-type="string" office:string-value=" &lt;Relationship Target=~/cards/SV_sidhestorm.jpg~ Id=~C5988fc83-adae-4b46-a477-304a1b655849~ Type=~http://schemas.octgn.org/picture~/&gt;" table:formula="of:=CONCATENATE(&quot; &lt;Relationship Target=~/cards/&quot;;[.D74];&quot;.jpg~ Id=~C&quot;;[.C74];&quot;~ Type=~http://schemas.octgn.org/picture~/&gt;&quot;)" table:style-name="ce1">
            <text:p><text:s/>&lt;Relationship Target=~/cards/SV_sidhestorm.jpg~ Id=~C5988fc83-adae-4b46-a477-304a1b655849~ Type=~http://schemas.octgn.org/picture~/&gt;</text:p>
          </table:table-cell>
          <table:table-cell office:value-type="string" table:style-name="ce1">
            <text:p>5988fc83-adae-4b46-a477-304a1b655849</text:p>
          </table:table-cell>
          <table:table-cell office:value-type="string" table:style-name="ce1">
            <text:p>SV_sidhestorm</text:p>
          </table:table-cell>
          <table:table-cell office:value-type="string" table:style-name="ce1">
            <text:p>Sidhe Storm</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4 Adventuring (3 if completed in Trade Sea). Item · crew Attachment: +4 Cannon</text:p>
          </table:table-cell>
          <table:table-cell table:number-columns-repeated="16361"/>
        </table:table-row>
        <table:table-row table:style-name="ro1">
          <table:table-cell office:value-type="string" office:string-value="  &lt;card id=~469cd7c6-7a54-4181-84ee-9e8c95d37827~ name=~Staying Ahead of Troubl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4 Sailing~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469cd7c6-7a54-4181-84ee-9e8c95d37827~ name=~Staying Ahead of Troubl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4 Sailing~ /&gt;&lt;/card&gt;</text:p>
          </table:table-cell>
          <table:table-cell office:value-type="string" office:string-value=" &lt;Relationship Target=~/cards/SV_stayingaheadoftrouble.jpg~ Id=~C469cd7c6-7a54-4181-84ee-9e8c95d37827~ Type=~http://schemas.octgn.org/picture~/&gt;" table:formula="of:=CONCATENATE(&quot; &lt;Relationship Target=~/cards/&quot;;[.D75];&quot;.jpg~ Id=~C&quot;;[.C75];&quot;~ Type=~http://schemas.octgn.org/picture~/&gt;&quot;)" table:style-name="ce1">
            <text:p><text:s/>&lt;Relationship Target=~/cards/SV_stayingaheadoftrouble.jpg~ Id=~C469cd7c6-7a54-4181-84ee-9e8c95d37827~ Type=~http://schemas.octgn.org/picture~/&gt;</text:p>
          </table:table-cell>
          <table:table-cell office:value-type="string" table:style-name="ce1">
            <text:p>469cd7c6-7a54-4181-84ee-9e8c95d37827</text:p>
          </table:table-cell>
          <table:table-cell office:value-type="string" table:style-name="ce1">
            <text:p>SV_stayingaheadoftrouble</text:p>
          </table:table-cell>
          <table:table-cell office:value-type="string" table:style-name="ce1">
            <text:p>Staying Ahead of Troubl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4 if completed in The Mirror). crew Attachment: +4 Sailing</text:p>
          </table:table-cell>
          <table:table-cell table:number-columns-repeated="16361"/>
        </table:table-row>
        <table:table-row table:style-name="ro1">
          <table:table-cell office:value-type="string" office:string-value="  &lt;card id=~b03f288d-22a5-4b12-8b14-7bf2c5ea276f~ name=~Strength isn't Everyth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4 if completed in Frothing Sea). crew Attachment: +1 Swashbuckling. This crew inflicts 3 extra Hits during Boarding Attacks.~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03f288d-22a5-4b12-8b14-7bf2c5ea276f~ name=~Strength isn't Everyth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4 if completed in Frothing Sea). crew Attachment: +1 Swashbuckling. This crew inflicts 3 extra Hits during Boarding Attacks.~ /&gt;&lt;/card&gt;</text:p>
          </table:table-cell>
          <table:table-cell office:value-type="string" office:string-value=" &lt;Relationship Target=~/cards/SV_strengthisnteverything.jpg~ Id=~Cb03f288d-22a5-4b12-8b14-7bf2c5ea276f~ Type=~http://schemas.octgn.org/picture~/&gt;" table:formula="of:=CONCATENATE(&quot; &lt;Relationship Target=~/cards/&quot;;[.D76];&quot;.jpg~ Id=~C&quot;;[.C76];&quot;~ Type=~http://schemas.octgn.org/picture~/&gt;&quot;)" table:style-name="ce1">
            <text:p><text:s/>&lt;Relationship Target=~/cards/SV_strengthisnteverything.jpg~ Id=~Cb03f288d-22a5-4b12-8b14-7bf2c5ea276f~ Type=~http://schemas.octgn.org/picture~/&gt;</text:p>
          </table:table-cell>
          <table:table-cell office:value-type="string" table:style-name="ce1">
            <text:p>b03f288d-22a5-4b12-8b14-7bf2c5ea276f</text:p>
          </table:table-cell>
          <table:table-cell office:value-type="string" table:style-name="ce1">
            <text:p>SV_strengthisnteverything</text:p>
          </table:table-cell>
          <table:table-cell office:value-type="string" table:style-name="ce1">
            <text:p>Strength isn't Everything</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5 Adventuring (4 if completed in Frothing Sea). crew Attachment: +1 Swashbuckling. This crew inflicts 3 extra Hits during Boarding Attacks.</text:p>
          </table:table-cell>
          <table:table-cell table:number-columns-repeated="16361"/>
        </table:table-row>
        <table:table-row table:style-name="ro1">
          <table:table-cell office:value-type="string" office:string-value="  &lt;card id=~8512d37e-da0f-4b27-9107-a7550d69145a~ name=~Stroke, Stroke...~&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Rower crews.~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8512d37e-da0f-4b27-9107-a7550d69145a~ name=~Stroke, Stroke...~&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Rower crews.~ /&gt;&lt;/card&gt;</text:p>
          </table:table-cell>
          <table:table-cell office:value-type="string" office:string-value=" &lt;Relationship Target=~/cards/SV_strokestroke.jpg~ Id=~C8512d37e-da0f-4b27-9107-a7550d69145a~ Type=~http://schemas.octgn.org/picture~/&gt;" table:formula="of:=CONCATENATE(&quot; &lt;Relationship Target=~/cards/&quot;;[.D77];&quot;.jpg~ Id=~C&quot;;[.C77];&quot;~ Type=~http://schemas.octgn.org/picture~/&gt;&quot;)" table:style-name="ce1">
            <text:p><text:s/>&lt;Relationship Target=~/cards/SV_strokestroke.jpg~ Id=~C8512d37e-da0f-4b27-9107-a7550d69145a~ Type=~http://schemas.octgn.org/picture~/&gt;</text:p>
          </table:table-cell>
          <table:table-cell office:value-type="string" table:style-name="ce1">
            <text:p>8512d37e-da0f-4b27-9107-a7550d69145a</text:p>
          </table:table-cell>
          <table:table-cell office:value-type="string" table:style-name="ce1">
            <text:p>SV_strokestroke</text:p>
          </table:table-cell>
          <table:table-cell office:value-type="string" table:style-name="ce1">
            <text:p>Stroke, Stroke...</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tack one of your Rower crews.</text:p>
          </table:table-cell>
          <table:table-cell table:number-columns-repeated="16361"/>
        </table:table-row>
        <table:table-row table:style-name="ro1">
          <table:table-cell office:value-type="string" office:string-value="  &lt;card id=~f073f83f-ebef-45cb-a911-ae024bd9f0cc~ name=~Taking the Hit~&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Each crew that tacks to absorb Hits absorbs 1 extra Hit.~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f073f83f-ebef-45cb-a911-ae024bd9f0cc~ name=~Taking the Hit~&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Each crew that tacks to absorb Hits absorbs 1 extra Hit.~ /&gt;&lt;/card&gt;</text:p>
          </table:table-cell>
          <table:table-cell office:value-type="string" office:string-value=" &lt;Relationship Target=~/cards/SV_takingthehit.jpg~ Id=~Cf073f83f-ebef-45cb-a911-ae024bd9f0cc~ Type=~http://schemas.octgn.org/picture~/&gt;" table:formula="of:=CONCATENATE(&quot; &lt;Relationship Target=~/cards/&quot;;[.D78];&quot;.jpg~ Id=~C&quot;;[.C78];&quot;~ Type=~http://schemas.octgn.org/picture~/&gt;&quot;)" table:style-name="ce1">
            <text:p><text:s/>&lt;Relationship Target=~/cards/SV_takingthehit.jpg~ Id=~Cf073f83f-ebef-45cb-a911-ae024bd9f0cc~ Type=~http://schemas.octgn.org/picture~/&gt;</text:p>
          </table:table-cell>
          <table:table-cell office:value-type="string" table:style-name="ce1">
            <text:p>f073f83f-ebef-45cb-a911-ae024bd9f0cc</text:p>
          </table:table-cell>
          <table:table-cell office:value-type="string" table:style-name="ce1">
            <text:p>SV_takingthehit</text:p>
          </table:table-cell>
          <table:table-cell office:value-type="string" table:style-name="ce1">
            <text:p>Taking the Hi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suffering Hits. Each crew that tacks to absorb Hits absorbs 1 extra Hit.</text:p>
          </table:table-cell>
          <table:table-cell table:number-columns-repeated="16361"/>
        </table:table-row>
        <table:table-row table:style-name="ro1">
          <table:table-cell office:value-type="string" office:string-value="  &lt;card id=~15f92eab-6554-4cc1-a11d-0a294ca0aa27~ name=~Thomas Goss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Gosse's Gentlemen~ /&gt;&lt;property name=~Text~ value=~React: Tack Thomas when another Ship enters your Sea to untack one of your crew, except the Captain.~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15f92eab-6554-4cc1-a11d-0a294ca0aa27~ name=~Thomas Goss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Gosse's Gentlemen~ /&gt;&lt;property name=~Text~ value=~React: Tack Thomas when another Ship enters your Sea to untack one of your crew, except the Captain.~ /&gt;&lt;/card&gt;</text:p>
          </table:table-cell>
          <table:table-cell office:value-type="string" office:string-value=" &lt;Relationship Target=~/cards/SV_thomasgosse.jpg~ Id=~C15f92eab-6554-4cc1-a11d-0a294ca0aa27~ Type=~http://schemas.octgn.org/picture~/&gt;" table:formula="of:=CONCATENATE(&quot; &lt;Relationship Target=~/cards/&quot;;[.D79];&quot;.jpg~ Id=~C&quot;;[.C79];&quot;~ Type=~http://schemas.octgn.org/picture~/&gt;&quot;)" table:style-name="ce1">
            <text:p><text:s/>&lt;Relationship Target=~/cards/SV_thomasgosse.jpg~ Id=~C15f92eab-6554-4cc1-a11d-0a294ca0aa27~ Type=~http://schemas.octgn.org/picture~/&gt;</text:p>
          </table:table-cell>
          <table:table-cell office:value-type="string" table:style-name="ce1">
            <text:p>15f92eab-6554-4cc1-a11d-0a294ca0aa27</text:p>
          </table:table-cell>
          <table:table-cell office:value-type="string" table:style-name="ce1">
            <text:p>SV_thomasgosse</text:p>
          </table:table-cell>
          <table:table-cell office:value-type="string" table:style-name="ce1">
            <text:p>Thomas Gosse</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React: Tack Thomas when another Ship enters your Sea to untack one of your crew, except the Captain.</text:p>
          </table:table-cell>
          <table:table-cell table:number-columns-repeated="16361"/>
        </table:table-row>
        <table:table-row table:style-name="ro1">
          <table:table-cell office:value-type="string" office:string-value="  &lt;card id=~103269f9-7557-475a-b66d-8cbf842403f7~ name=~The Three Fate Witche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all cards in play with the Fate trait.~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103269f9-7557-475a-b66d-8cbf842403f7~ name=~The Three Fate Witche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all cards in play with the Fate trait.~ /&gt;&lt;/card&gt;</text:p>
          </table:table-cell>
          <table:table-cell office:value-type="string" office:string-value=" &lt;Relationship Target=~/cards/SV_thethreefatewitches.jpg~ Id=~C103269f9-7557-475a-b66d-8cbf842403f7~ Type=~http://schemas.octgn.org/picture~/&gt;" table:formula="of:=CONCATENATE(&quot; &lt;Relationship Target=~/cards/&quot;;[.D80];&quot;.jpg~ Id=~C&quot;;[.C80];&quot;~ Type=~http://schemas.octgn.org/picture~/&gt;&quot;)" table:style-name="ce1">
            <text:p><text:s/>&lt;Relationship Target=~/cards/SV_thethreefatewitches.jpg~ Id=~C103269f9-7557-475a-b66d-8cbf842403f7~ Type=~http://schemas.octgn.org/picture~/&gt;</text:p>
          </table:table-cell>
          <table:table-cell office:value-type="string" table:style-name="ce1">
            <text:p>103269f9-7557-475a-b66d-8cbf842403f7</text:p>
          </table:table-cell>
          <table:table-cell office:value-type="string" table:style-name="ce1">
            <text:p>SV_thethreefatewitches</text:p>
          </table:table-cell>
          <table:table-cell office:value-type="string" table:style-name="ce1">
            <text:p>The Three Fate Witche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all cards in play with the Fate trait.</text:p>
          </table:table-cell>
          <table:table-cell table:number-columns-repeated="16361"/>
        </table:table-row>
        <table:table-row table:style-name="ro1">
          <table:table-cell office:value-type="string" office:string-value="  &lt;card id=~10752828-f5a9-412f-ac40-acd67116c0cc~ name=~Throw Me the Whip!~&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ttach one of your Item or Artifact crew attachments in play to a different crew on board your Ship.~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10752828-f5a9-412f-ac40-acd67116c0cc~ name=~Throw Me the Whip!~&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ttach one of your Item or Artifact crew attachments in play to a different crew on board your Ship.~ /&gt;&lt;/card&gt;</text:p>
          </table:table-cell>
          <table:table-cell office:value-type="string" office:string-value=" &lt;Relationship Target=~/cards/SV_throwmethewhip.jpg~ Id=~C10752828-f5a9-412f-ac40-acd67116c0cc~ Type=~http://schemas.octgn.org/picture~/&gt;" table:formula="of:=CONCATENATE(&quot; &lt;Relationship Target=~/cards/&quot;;[.D81];&quot;.jpg~ Id=~C&quot;;[.C81];&quot;~ Type=~http://schemas.octgn.org/picture~/&gt;&quot;)" table:style-name="ce1">
            <text:p><text:s/>&lt;Relationship Target=~/cards/SV_throwmethewhip.jpg~ Id=~C10752828-f5a9-412f-ac40-acd67116c0cc~ Type=~http://schemas.octgn.org/picture~/&gt;</text:p>
          </table:table-cell>
          <table:table-cell office:value-type="string" table:style-name="ce1">
            <text:p>10752828-f5a9-412f-ac40-acd67116c0cc</text:p>
          </table:table-cell>
          <table:table-cell office:value-type="string" table:style-name="ce1">
            <text:p>SV_throwmethewhip</text:p>
          </table:table-cell>
          <table:table-cell office:value-type="string" table:style-name="ce1">
            <text:p>Throw Me the Whip!</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ttach one of your Item or Artifact crew attachments in play to a different crew on board your Ship.</text:p>
          </table:table-cell>
          <table:table-cell table:number-columns-repeated="16361"/>
        </table:table-row>
        <table:table-row table:style-name="ro1">
          <table:table-cell office:value-type="string" office:string-value="  &lt;card id=~0262923b-887f-45af-9196-f50be5413753~ name=~Turning Enemies Into Friend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0262923b-887f-45af-9196-f50be5413753~ name=~Turning Enemies Into Friend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 /&gt;&lt;/card&gt;</text:p>
          </table:table-cell>
          <table:table-cell office:value-type="string" office:string-value=" &lt;Relationship Target=~/cards/SV_turningenemiesintofriends.jpg~ Id=~C0262923b-887f-45af-9196-f50be5413753~ Type=~http://schemas.octgn.org/picture~/&gt;" table:formula="of:=CONCATENATE(&quot; &lt;Relationship Target=~/cards/&quot;;[.D82];&quot;.jpg~ Id=~C&quot;;[.C82];&quot;~ Type=~http://schemas.octgn.org/picture~/&gt;&quot;)" table:style-name="ce1">
            <text:p><text:s/>&lt;Relationship Target=~/cards/SV_turningenemiesintofriends.jpg~ Id=~C0262923b-887f-45af-9196-f50be5413753~ Type=~http://schemas.octgn.org/picture~/&gt;</text:p>
          </table:table-cell>
          <table:table-cell office:value-type="string" table:style-name="ce1">
            <text:p>0262923b-887f-45af-9196-f50be5413753</text:p>
          </table:table-cell>
          <table:table-cell office:value-type="string" table:style-name="ce1">
            <text:p>SV_turningenemiesintofriends</text:p>
          </table:table-cell>
          <table:table-cell office:value-type="string" table:style-name="ce1">
            <text:p>Turning Enemies Into Friend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Heroic Captain. Target another player. The next time that player pays an Influence cost, this card produces 2 Influence for that player, then attaches to your Captain. This Attachment may be discarded when you are paying an Influence cost to produce 4 Influence.</text:p>
          </table:table-cell>
          <table:table-cell table:number-columns-repeated="16361"/>
        </table:table-row>
        <table:table-row table:style-name="ro1">
          <table:table-cell office:value-type="string" office:string-value="  &lt;card id=~1331469c-0865-4e53-9990-2beac33c0288~ name=~Tyree the Worthles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1~ /&gt;&lt;property name=~Swashbuckling~ value=~1~ /&gt;&lt;property name=~Crew Max.~ value=~~ /&gt;&lt;property name=~Move Cost~ value=~~ /&gt;&lt;property name=~Faction~ value=~unaligned~ /&gt;&lt;property name=~Text~ value=~No attachments · Unique Tyree may not be put into play if you already have a First Mate in play. React: Tack and discard Tyree when you put a First Mate into play from your hand to reduce the crew's cost by 8 (minimum 0).~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1331469c-0865-4e53-9990-2beac33c0288~ name=~Tyree the Worthles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1~ /&gt;&lt;property name=~Swashbuckling~ value=~1~ /&gt;&lt;property name=~Crew Max.~ value=~~ /&gt;&lt;property name=~Move Cost~ value=~~ /&gt;&lt;property name=~Faction~ value=~unaligned~ /&gt;&lt;property name=~Text~ value=~No attachments · Unique Tyree may not be put into play if you already have a First Mate in play. React: Tack and discard Tyree when you put a First Mate into play from your hand to reduce the crew's cost by 8 (minimum 0).~ /&gt;&lt;/card&gt;</text:p>
          </table:table-cell>
          <table:table-cell office:value-type="string" office:string-value=" &lt;Relationship Target=~/cards/SV_tyreetheworthless.jpg~ Id=~C1331469c-0865-4e53-9990-2beac33c0288~ Type=~http://schemas.octgn.org/picture~/&gt;" table:formula="of:=CONCATENATE(&quot; &lt;Relationship Target=~/cards/&quot;;[.D83];&quot;.jpg~ Id=~C&quot;;[.C83];&quot;~ Type=~http://schemas.octgn.org/picture~/&gt;&quot;)" table:style-name="ce1">
            <text:p><text:s/>&lt;Relationship Target=~/cards/SV_tyreetheworthless.jpg~ Id=~C1331469c-0865-4e53-9990-2beac33c0288~ Type=~http://schemas.octgn.org/picture~/&gt;</text:p>
          </table:table-cell>
          <table:table-cell office:value-type="string" table:style-name="ce1">
            <text:p>1331469c-0865-4e53-9990-2beac33c0288</text:p>
          </table:table-cell>
          <table:table-cell office:value-type="string" table:style-name="ce1">
            <text:p>SV_tyreetheworthless</text:p>
          </table:table-cell>
          <table:table-cell office:value-type="string" table:style-name="ce1">
            <text:p>Tyree the Worthless</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 · Unique Tyree may not be put into play if you already have a First Mate in play. React: Tack and discard Tyree when you put a First Mate into play from your hand to reduce the crew's cost by 8 (minimum 0).</text:p>
          </table:table-cell>
          <table:table-cell table:number-columns-repeated="16361"/>
        </table:table-row>
        <table:table-row table:style-name="ro1">
          <table:table-cell office:value-type="string" office:string-value="  &lt;card id=~45280978-704c-48ce-8ca1-a44db596d483~ name=~The Unwritten Rules~&gt;&lt;property name=~Rarity~ value=~F~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45280978-704c-48ce-8ca1-a44db596d483~ name=~The Unwritten Rules~&gt;&lt;property name=~Rarity~ value=~F~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 /&gt;&lt;/card&gt;</text:p>
          </table:table-cell>
          <table:table-cell office:value-type="string" office:string-value=" &lt;Relationship Target=~/cards/SV_theunwrittenrules.jpg~ Id=~C45280978-704c-48ce-8ca1-a44db596d483~ Type=~http://schemas.octgn.org/picture~/&gt;" table:formula="of:=CONCATENATE(&quot; &lt;Relationship Target=~/cards/&quot;;[.D84];&quot;.jpg~ Id=~C&quot;;[.C84];&quot;~ Type=~http://schemas.octgn.org/picture~/&gt;&quot;)" table:style-name="ce1">
            <text:p><text:s/>&lt;Relationship Target=~/cards/SV_theunwrittenrules.jpg~ Id=~C45280978-704c-48ce-8ca1-a44db596d483~ Type=~http://schemas.octgn.org/picture~/&gt;</text:p>
          </table:table-cell>
          <table:table-cell office:value-type="string" table:style-name="ce1">
            <text:p>45280978-704c-48ce-8ca1-a44db596d483</text:p>
          </table:table-cell>
          <table:table-cell office:value-type="string" table:style-name="ce1">
            <text:p>SV_theunwrittenrules</text:p>
          </table:table-cell>
          <table:table-cell office:value-type="string" table:style-name="ce1">
            <text:p>The Unwritten Rules</text:p>
          </table:table-cell>
          <table:table-cell office:value-type="string" table:style-name="ce1">
            <text:p>F</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Gosse Captain Attachment · Letter of Marque · Unique You may not put this card into play if any other player has more Heroic crew in play than you. Act: Sink the Unwritten Rules, and get any card from your deck, show it to your opponents, and put it in your hand. Shuffle your deck. Every man knows them, and none need reminding.</text:p>
          </table:table-cell>
          <table:table-cell table:number-columns-repeated="16361"/>
        </table:table-row>
        <table:table-row table:style-name="ro1">
          <table:table-cell office:value-type="string" office:string-value="  &lt;card id=~00376175-c94e-4453-a2a0-09904aaeb597~ name=~Uprising!~&gt;&lt;property name=~Rarity~ value=~U~ /&gt;&lt;property name=~Type~ value=~actions~ /&gt;&lt;property name=~Cost~ value=~0~ /&gt;&lt;property name=~Cost Type~ value=~~ /&gt;&lt;property name=~Cancel~ value=~3~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That Ship suffers 1 Hit for each untacked Villainous crew card on board plus 2 Hits for each untacked Captive crew card on board.~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00376175-c94e-4453-a2a0-09904aaeb597~ name=~Uprising!~&gt;&lt;property name=~Rarity~ value=~U~ /&gt;&lt;property name=~Type~ value=~actions~ /&gt;&lt;property name=~Cost~ value=~0~ /&gt;&lt;property name=~Cost Type~ value=~~ /&gt;&lt;property name=~Cancel~ value=~3~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That Ship suffers 1 Hit for each untacked Villainous crew card on board plus 2 Hits for each untacked Captive crew card on board.~ /&gt;&lt;/card&gt;</text:p>
          </table:table-cell>
          <table:table-cell office:value-type="string" office:string-value=" &lt;Relationship Target=~/cards/SV_uprising.jpg~ Id=~C00376175-c94e-4453-a2a0-09904aaeb597~ Type=~http://schemas.octgn.org/picture~/&gt;" table:formula="of:=CONCATENATE(&quot; &lt;Relationship Target=~/cards/&quot;;[.D85];&quot;.jpg~ Id=~C&quot;;[.C85];&quot;~ Type=~http://schemas.octgn.org/picture~/&gt;&quot;)" table:style-name="ce1">
            <text:p><text:s/>&lt;Relationship Target=~/cards/SV_uprising.jpg~ Id=~C00376175-c94e-4453-a2a0-09904aaeb597~ Type=~http://schemas.octgn.org/picture~/&gt;</text:p>
          </table:table-cell>
          <table:table-cell office:value-type="string" table:style-name="ce1">
            <text:p>00376175-c94e-4453-a2a0-09904aaeb597</text:p>
          </table:table-cell>
          <table:table-cell office:value-type="string" table:style-name="ce1">
            <text:p>SV_uprising</text:p>
          </table:table-cell>
          <table:table-cell office:value-type="string" table:style-name="ce1">
            <text:p>Uprising!</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3" table:style-name="ce1">
            <text:p>3</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this Sea. That Ship suffers 1 Hit for each untacked Villainous crew card on board plus 2 Hits for each untacked Captive crew card on board.</text:p>
          </table:table-cell>
          <table:table-cell table:number-columns-repeated="16361"/>
        </table:table-row>
        <table:table-row table:style-name="ro1">
          <table:table-cell office:value-type="string" office:string-value="  &lt;card id=~9da8a356-d28e-4393-99d4-1d3e959b1000~ name=~Ussuran Intrigue~&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3 Influence~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9da8a356-d28e-4393-99d4-1d3e959b1000~ name=~Ussuran Intrigue~&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he Mirror). crew Attachment: +3 Influence~ /&gt;&lt;/card&gt;</text:p>
          </table:table-cell>
          <table:table-cell office:value-type="string" office:string-value=" &lt;Relationship Target=~/cards/SV_ussuranintrigue.jpg~ Id=~C9da8a356-d28e-4393-99d4-1d3e959b1000~ Type=~http://schemas.octgn.org/picture~/&gt;" table:formula="of:=CONCATENATE(&quot; &lt;Relationship Target=~/cards/&quot;;[.D86];&quot;.jpg~ Id=~C&quot;;[.C86];&quot;~ Type=~http://schemas.octgn.org/picture~/&gt;&quot;)" table:style-name="ce1">
            <text:p><text:s/>&lt;Relationship Target=~/cards/SV_ussuranintrigue.jpg~ Id=~C9da8a356-d28e-4393-99d4-1d3e959b1000~ Type=~http://schemas.octgn.org/picture~/&gt;</text:p>
          </table:table-cell>
          <table:table-cell office:value-type="string" table:style-name="ce1">
            <text:p>9da8a356-d28e-4393-99d4-1d3e959b1000</text:p>
          </table:table-cell>
          <table:table-cell office:value-type="string" table:style-name="ce1">
            <text:p>SV_ussuranintrigue</text:p>
          </table:table-cell>
          <table:table-cell office:value-type="string" table:style-name="ce1">
            <text:p>Ussuran Intrigue</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4 if completed in The Mirror). crew Attachment: +3 Influence</text:p>
          </table:table-cell>
          <table:table-cell table:number-columns-repeated="16361"/>
        </table:table-row>
        <table:table-row table:style-name="ro1">
          <table:table-cell office:value-type="string" office:string-value="  &lt;card id=~0a9288b2-fd62-43ca-bcd9-1530abb67b21~ name=~Valroux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Valroux School to draw two cards after this crew plays a Thrust Boarding Attack.~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0a9288b2-fd62-43ca-bcd9-1530abb67b21~ name=~Valroux School~&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Swordsman Knack (A crew may only attach a number of Swordsman Knacks up to their Swordsman bonus.) React: Tack Valroux School to draw two cards after this crew plays a Thrust Boarding Attack.~ /&gt;&lt;/card&gt;</text:p>
          </table:table-cell>
          <table:table-cell office:value-type="string" office:string-value=" &lt;Relationship Target=~/cards/SV_valrouxschool.jpg~ Id=~C0a9288b2-fd62-43ca-bcd9-1530abb67b21~ Type=~http://schemas.octgn.org/picture~/&gt;" table:formula="of:=CONCATENATE(&quot; &lt;Relationship Target=~/cards/&quot;;[.D87];&quot;.jpg~ Id=~C&quot;;[.C87];&quot;~ Type=~http://schemas.octgn.org/picture~/&gt;&quot;)" table:style-name="ce1">
            <text:p><text:s/>&lt;Relationship Target=~/cards/SV_valrouxschool.jpg~ Id=~C0a9288b2-fd62-43ca-bcd9-1530abb67b21~ Type=~http://schemas.octgn.org/picture~/&gt;</text:p>
          </table:table-cell>
          <table:table-cell office:value-type="string" table:style-name="ce1">
            <text:p>0a9288b2-fd62-43ca-bcd9-1530abb67b21</text:p>
          </table:table-cell>
          <table:table-cell office:value-type="string" table:style-name="ce1">
            <text:p>SV_valrouxschool</text:p>
          </table:table-cell>
          <table:table-cell office:value-type="string" table:style-name="ce1">
            <text:p>Valroux School</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Swordsman Knack (A crew may only attach a number of Swordsman Knacks up to their Swordsman bonus.) React: Tack Valroux School to draw two cards after this crew plays a Thrust Boarding Attack.</text:p>
          </table:table-cell>
          <table:table-cell table:number-columns-repeated="16361"/>
        </table:table-row>
        <table:table-row table:style-name="ro1">
          <table:table-cell office:value-type="string" office:string-value="  &lt;card id=~cc8e3c5e-4fec-4255-9fd7-be266ea8bab7~ name=~Wake of Estallio~&gt;&lt;property name=~Rarity~ value=~C~ /&gt;&lt;property name=~Type~ value=~actions~ /&gt;&lt;property name=~Cost~ value=~5~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la Boca. Move that Ship to either Frothing Sea or Forbidden Sea.~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cc8e3c5e-4fec-4255-9fd7-be266ea8bab7~ name=~Wake of Estallio~&gt;&lt;property name=~Rarity~ value=~C~ /&gt;&lt;property name=~Type~ value=~actions~ /&gt;&lt;property name=~Cost~ value=~5~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la Boca. Move that Ship to either Frothing Sea or Forbidden Sea.~ /&gt;&lt;/card&gt;</text:p>
          </table:table-cell>
          <table:table-cell office:value-type="string" office:string-value=" &lt;Relationship Target=~/cards/SV_wakeofestallio.jpg~ Id=~Ccc8e3c5e-4fec-4255-9fd7-be266ea8bab7~ Type=~http://schemas.octgn.org/picture~/&gt;" table:formula="of:=CONCATENATE(&quot; &lt;Relationship Target=~/cards/&quot;;[.D88];&quot;.jpg~ Id=~C&quot;;[.C88];&quot;~ Type=~http://schemas.octgn.org/picture~/&gt;&quot;)" table:style-name="ce1">
            <text:p><text:s/>&lt;Relationship Target=~/cards/SV_wakeofestallio.jpg~ Id=~Ccc8e3c5e-4fec-4255-9fd7-be266ea8bab7~ Type=~http://schemas.octgn.org/picture~/&gt;</text:p>
          </table:table-cell>
          <table:table-cell office:value-type="string" table:style-name="ce1">
            <text:p>cc8e3c5e-4fec-4255-9fd7-be266ea8bab7</text:p>
          </table:table-cell>
          <table:table-cell office:value-type="string" table:style-name="ce1">
            <text:p>SV_wakeofestallio</text:p>
          </table:table-cell>
          <table:table-cell office:value-type="string" table:style-name="ce1">
            <text:p>Wake of Estallio</text:p>
          </table:table-cell>
          <table:table-cell office:value-type="string" table:style-name="ce1">
            <text:p>C</text:p>
          </table:table-cell>
          <table:table-cell office:value-type="string" table:style-name="ce1">
            <text:p>actions</text:p>
          </table:table-cell>
          <table:table-cell office:value-type="float" office:value="5" table:style-name="ce1">
            <text:p>5</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la Boca. Move that Ship to either Frothing Sea or Forbidden Sea.</text:p>
          </table:table-cell>
          <table:table-cell table:number-columns-repeated="16361"/>
        </table:table-row>
        <table:table-row table:style-name="ro1">
          <table:table-cell office:value-type="string" office:string-value="  &lt;card id=~09586267-2dbc-4719-94a1-c1023a2bec94~ name=~Walk the Plank!~&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when one of your actions is canceled. Discard one of your crew cards that tacked to pay for the action to attach this card to your Captain. This Attachment gives +2 Influence.~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09586267-2dbc-4719-94a1-c1023a2bec94~ name=~Walk the Plank!~&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when one of your actions is canceled. Discard one of your crew cards that tacked to pay for the action to attach this card to your Captain. This Attachment gives +2 Influence.~ /&gt;&lt;/card&gt;</text:p>
          </table:table-cell>
          <table:table-cell office:value-type="string" office:string-value=" &lt;Relationship Target=~/cards/SV_walktheplank.jpg~ Id=~C09586267-2dbc-4719-94a1-c1023a2bec94~ Type=~http://schemas.octgn.org/picture~/&gt;" table:formula="of:=CONCATENATE(&quot; &lt;Relationship Target=~/cards/&quot;;[.D89];&quot;.jpg~ Id=~C&quot;;[.C89];&quot;~ Type=~http://schemas.octgn.org/picture~/&gt;&quot;)" table:style-name="ce1">
            <text:p><text:s/>&lt;Relationship Target=~/cards/SV_walktheplank.jpg~ Id=~C09586267-2dbc-4719-94a1-c1023a2bec94~ Type=~http://schemas.octgn.org/picture~/&gt;</text:p>
          </table:table-cell>
          <table:table-cell office:value-type="string" table:style-name="ce1">
            <text:p>09586267-2dbc-4719-94a1-c1023a2bec94</text:p>
          </table:table-cell>
          <table:table-cell office:value-type="string" table:style-name="ce1">
            <text:p>SV_walktheplank</text:p>
          </table:table-cell>
          <table:table-cell office:value-type="string" table:style-name="ce1">
            <text:p>Walk the Plank!</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Heroic Captain. React: Play when one of your actions is canceled. Discard one of your crew cards that tacked to pay for the action to attach this card to your Captain. This Attachment gives +2 Influence.</text:p>
          </table:table-cell>
          <table:table-cell table:number-columns-repeated="16361"/>
        </table:table-row>
        <table:table-row table:style-name="ro1">
          <table:table-cell office:value-type="string" office:string-value="  &lt;card id=~42703bac-b6ef-4b46-98f1-ee4faff958cf~ name=~Warship~&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rship by tacking 6 Cannon as an action. Act: Tack Warship to attach it to a Sea adjacent to this Sea. Act: Tack Warship to target a Ship in this Sea. Warship inflicts a 4 Hit Cannon Attack on that Ship.~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42703bac-b6ef-4b46-98f1-ee4faff958cf~ name=~Warship~&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rship by tacking 6 Cannon as an action. Act: Tack Warship to attach it to a Sea adjacent to this Sea. Act: Tack Warship to target a Ship in this Sea. Warship inflicts a 4 Hit Cannon Attack on that Ship.~ /&gt;&lt;/card&gt;</text:p>
          </table:table-cell>
          <table:table-cell office:value-type="string" office:string-value=" &lt;Relationship Target=~/cards/SV_warship.jpg~ Id=~C42703bac-b6ef-4b46-98f1-ee4faff958cf~ Type=~http://schemas.octgn.org/picture~/&gt;" table:formula="of:=CONCATENATE(&quot; &lt;Relationship Target=~/cards/&quot;;[.D90];&quot;.jpg~ Id=~C&quot;;[.C90];&quot;~ Type=~http://schemas.octgn.org/picture~/&gt;&quot;)" table:style-name="ce1">
            <text:p><text:s/>&lt;Relationship Target=~/cards/SV_warship.jpg~ Id=~C42703bac-b6ef-4b46-98f1-ee4faff958cf~ Type=~http://schemas.octgn.org/picture~/&gt;</text:p>
          </table:table-cell>
          <table:table-cell office:value-type="string" table:style-name="ce1">
            <text:p>42703bac-b6ef-4b46-98f1-ee4faff958cf</text:p>
          </table:table-cell>
          <table:table-cell office:value-type="string" table:style-name="ce1">
            <text:p>SV_warship</text:p>
          </table:table-cell>
          <table:table-cell office:value-type="string" table:style-name="ce1">
            <text:p>Warship</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Warship by tacking 6 Cannon as an action. Act: Tack Warship to attach it to a Sea adjacent to this Sea. Act: Tack Warship to target a Ship in this Sea. Warship inflicts a 4 Hit Cannon Attack on that Ship.</text:p>
          </table:table-cell>
          <table:table-cell table:number-columns-repeated="16361"/>
        </table:table-row>
        <table:table-row table:style-name="ro1">
          <table:table-cell office:value-type="string" office:string-value="  &lt;card id=~84c42d97-f27f-4c05-bbb1-757a132d769b~ name=~Warship to Port!~&gt;&lt;property name=~Rarity~ value=~C~ /&gt;&lt;property name=~Type~ value=~actions~ /&gt;&lt;property name=~Cost~ value=~8~ /&gt;&lt;property name=~Cost Type~ value=~Ad~ /&gt;&lt;property name=~Cancel~ value=~4~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4 Hits to that Ship.~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84c42d97-f27f-4c05-bbb1-757a132d769b~ name=~Warship to Port!~&gt;&lt;property name=~Rarity~ value=~C~ /&gt;&lt;property name=~Type~ value=~actions~ /&gt;&lt;property name=~Cost~ value=~8~ /&gt;&lt;property name=~Cost Type~ value=~Ad~ /&gt;&lt;property name=~Cancel~ value=~4~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4 Hits to that Ship.~ /&gt;&lt;/card&gt;</text:p>
          </table:table-cell>
          <table:table-cell office:value-type="string" office:string-value=" &lt;Relationship Target=~/cards/SV_warshiptoport.jpg~ Id=~C84c42d97-f27f-4c05-bbb1-757a132d769b~ Type=~http://schemas.octgn.org/picture~/&gt;" table:formula="of:=CONCATENATE(&quot; &lt;Relationship Target=~/cards/&quot;;[.D91];&quot;.jpg~ Id=~C&quot;;[.C91];&quot;~ Type=~http://schemas.octgn.org/picture~/&gt;&quot;)" table:style-name="ce1">
            <text:p><text:s/>&lt;Relationship Target=~/cards/SV_warshiptoport.jpg~ Id=~C84c42d97-f27f-4c05-bbb1-757a132d769b~ Type=~http://schemas.octgn.org/picture~/&gt;</text:p>
          </table:table-cell>
          <table:table-cell office:value-type="string" table:style-name="ce1">
            <text:p>84c42d97-f27f-4c05-bbb1-757a132d769b</text:p>
          </table:table-cell>
          <table:table-cell office:value-type="string" table:style-name="ce1">
            <text:p>SV_warshiptoport</text:p>
          </table:table-cell>
          <table:table-cell office:value-type="string" table:style-name="ce1">
            <text:p>Warship to Port!</text:p>
          </table:table-cell>
          <table:table-cell office:value-type="string" table:style-name="ce1">
            <text:p>C</text:p>
          </table:table-cell>
          <table:table-cell office:value-type="string" table:style-name="ce1">
            <text:p>actions</text:p>
          </table:table-cell>
          <table:table-cell office:value-type="float" office:value="8" table:style-name="ce1">
            <text:p>8</text:p>
          </table:table-cell>
          <table:table-cell office:value-type="string" table:style-name="ce1">
            <text:p>Ad</text:p>
          </table:table-cell>
          <table:table-cell office:value-type="float" office:value="4" table:style-name="ce1">
            <text:p>4</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flict 4 Hits to that Ship.</text:p>
          </table:table-cell>
          <table:table-cell table:number-columns-repeated="16361"/>
        </table:table-row>
        <table:table-row table:style-name="ro1">
          <table:table-cell office:value-type="string" office:string-value="  &lt;card id=~b9dcdebe-77e2-47b7-82d8-3cd070bbc93c~ name=~Well Stocked Armory~&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The Armory counts as one crew against your crew maximum. Your Boarding Attacks inflict 1 extra Hit.~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b9dcdebe-77e2-47b7-82d8-3cd070bbc93c~ name=~Well Stocked Armory~&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The Armory counts as one crew against your crew maximum. Your Boarding Attacks inflict 1 extra Hit.~ /&gt;&lt;/card&gt;</text:p>
          </table:table-cell>
          <table:table-cell office:value-type="string" office:string-value=" &lt;Relationship Target=~/cards/SV_wellstockedarmory.jpg~ Id=~Cb9dcdebe-77e2-47b7-82d8-3cd070bbc93c~ Type=~http://schemas.octgn.org/picture~/&gt;" table:formula="of:=CONCATENATE(&quot; &lt;Relationship Target=~/cards/&quot;;[.D92];&quot;.jpg~ Id=~C&quot;;[.C92];&quot;~ Type=~http://schemas.octgn.org/picture~/&gt;&quot;)" table:style-name="ce1">
            <text:p><text:s/>&lt;Relationship Target=~/cards/SV_wellstockedarmory.jpg~ Id=~Cb9dcdebe-77e2-47b7-82d8-3cd070bbc93c~ Type=~http://schemas.octgn.org/picture~/&gt;</text:p>
          </table:table-cell>
          <table:table-cell office:value-type="string" table:style-name="ce1">
            <text:p>b9dcdebe-77e2-47b7-82d8-3cd070bbc93c</text:p>
          </table:table-cell>
          <table:table-cell office:value-type="string" table:style-name="ce1">
            <text:p>SV_wellstockedarmory</text:p>
          </table:table-cell>
          <table:table-cell office:value-type="string" table:style-name="ce1">
            <text:p>Well Stocked Armory</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The Armory counts as one crew against your crew maximum. Your Boarding Attacks inflict 1 extra Hit.</text:p>
          </table:table-cell>
          <table:table-cell table:number-columns-repeated="16361"/>
        </table:table-row>
        <table:table-row table:style-name="ro1">
          <table:table-cell office:value-type="string" office:string-value="  &lt;card id=~4cc9c3f4-0ec5-4148-a55d-551f3b423c68~ name=~The Wrath of Reis~&gt;&lt;property name=~Rarity~ value=~R~ /&gt;&lt;property name=~Type~ value=~actions~ /&gt;&lt;property name=~Cost~ value=~3~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tacks a crew to absorb Hits. The number of Hits absorbed is reduced to zero. The cost to play this card is reduced to zero if you have a Crimson Roger Captain.~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4cc9c3f4-0ec5-4148-a55d-551f3b423c68~ name=~The Wrath of Reis~&gt;&lt;property name=~Rarity~ value=~R~ /&gt;&lt;property name=~Type~ value=~actions~ /&gt;&lt;property name=~Cost~ value=~3~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tacks a crew to absorb Hits. The number of Hits absorbed is reduced to zero. The cost to play this card is reduced to zero if you have a Crimson Roger Captain.~ /&gt;&lt;/card&gt;</text:p>
          </table:table-cell>
          <table:table-cell office:value-type="string" office:string-value=" &lt;Relationship Target=~/cards/SV_thewrathofreis.jpg~ Id=~C4cc9c3f4-0ec5-4148-a55d-551f3b423c68~ Type=~http://schemas.octgn.org/picture~/&gt;" table:formula="of:=CONCATENATE(&quot; &lt;Relationship Target=~/cards/&quot;;[.D93];&quot;.jpg~ Id=~C&quot;;[.C93];&quot;~ Type=~http://schemas.octgn.org/picture~/&gt;&quot;)" table:style-name="ce1">
            <text:p><text:s/>&lt;Relationship Target=~/cards/SV_thewrathofreis.jpg~ Id=~C4cc9c3f4-0ec5-4148-a55d-551f3b423c68~ Type=~http://schemas.octgn.org/picture~/&gt;</text:p>
          </table:table-cell>
          <table:table-cell office:value-type="string" table:style-name="ce1">
            <text:p>4cc9c3f4-0ec5-4148-a55d-551f3b423c68</text:p>
          </table:table-cell>
          <table:table-cell office:value-type="string" table:style-name="ce1">
            <text:p>SV_thewrathofreis</text:p>
          </table:table-cell>
          <table:table-cell office:value-type="string" table:style-name="ce1">
            <text:p>The Wrath of Reis</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he other player in a Boarding tacks a crew to absorb Hits. The number of Hits absorbed is reduced to zero. The cost to play this card is reduced to zero if you have a Crimson Roger Captain.</text:p>
          </table:table-cell>
          <table:table-cell table:number-columns-repeated="16361"/>
        </table:table-row>
        <table:table-row table:number-rows-repeated="1048483" table:style-name="ro1">
          <table:table-cell table:number-columns-repeated="16384"/>
        </table:table-row>
      </table:table>
      <table:table table:name="Sheet2" table:style-name="ta1">
        <table:table-column table:style-name="co4" table:default-cell-style-name="ce1"/>
        <table:table-column table:style-name="co6" table:number-columns-repeated="16383" table:default-cell-style-name="ce1"/>
        <table:table-row table:number-rows-repeated="1048576" table:style-name="ro1">
          <table:table-cell table:number-columns-repeated="16384"/>
        </table:table-row>
      </table:table>
      <table:table table:name="Sheet3" table:style-name="ta1">
        <table:table-column table:style-name="co4" table:default-cell-style-name="ce1"/>
        <table:table-column table:style-name="co6"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onstantine </meta:initial-creator>
    <dc:creator>Stephen Skilton</dc:creator>
    <meta:creation-date>2011-06-24T23:43:44Z</meta:creation-date>
    <dc:date>2020-06-29T17:35:37Z</dc:date>
    <meta:editing-cycles>13</meta:editing-cycles>
    <meta:editing-duration>PT106460S</meta:editing-duration>
    <meta:user-defined meta:name="Info 1"/>
    <meta:user-defined meta:name="Info 2"/>
    <meta:user-defined meta:name="Info 3"/>
    <meta:user-defined meta:name="Info 4"/>
  </office:meta>
</office:document-meta>
</file>